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1.92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enchmark_org.javaan.bytecode.JarFileLoader_435553459177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noneParallel</text:p>
          </table:table-cell>
          <table:table-cell office:value-type="string" calcext:value-type="string">
            <text:p><text:s/>parall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home/andreasbehnke/.m2/repository/commons-io/commons-io/1.3.2/commons-io-1.3.2.jar</text:p>
          </table:table-cell>
          <table:table-cell office:value-type="float" office:value="59" calcext:value-type="float">
            <text:p>59</text:p>
          </table:table-cell>
          <table:table-cell office:value-type="float" office:value="61295340" calcext:value-type="float">
            <text:p>61295340</text:p>
          </table:table-cell>
          <table:table-cell office:value-type="float" office:value="17572017" calcext:value-type="float">
            <text:p>17572017</text:p>
          </table:table-cell>
          <table:table-cell table:formula="of:=[.C2]/[.D2]" office:value-type="float" office:value="3.48823586956466" calcext:value-type="float">
            <text:p>3,48823586956466</text:p>
          </table:table-cell>
          <table:table-cell table:formula="of:=[.C2]/[.B2]" office:value-type="float" office:value="1038904.06779661" calcext:value-type="float">
            <text:p>1038904,06779661</text:p>
          </table:table-cell>
          <table:table-cell table:formula="of:=[.D2]/[.B2]" office:value-type="float" office:value="297830.79661017" calcext:value-type="float">
            <text:p>297830,79661017</text:p>
          </table:table-cell>
        </table:table-row>
        <table:table-row table:style-name="ro1">
          <table:table-cell office:value-type="string" calcext:value-type="string">
            <text:p>/home/andreasbehnke/.m2/repository/commons-io/commons-io/2.2/commons-io-2.2.jar</text:p>
          </table:table-cell>
          <table:table-cell office:value-type="float" office:value="108" calcext:value-type="float">
            <text:p>108</text:p>
          </table:table-cell>
          <table:table-cell office:value-type="float" office:value="32463171" calcext:value-type="float">
            <text:p>32463171</text:p>
          </table:table-cell>
          <table:table-cell office:value-type="float" office:value="9853016" calcext:value-type="float">
            <text:p>9853016</text:p>
          </table:table-cell>
          <table:table-cell table:formula="of:=[.C3]/[.D3]" office:value-type="float" office:value="3.29474457364121" calcext:value-type="float">
            <text:p>3,29474457364121</text:p>
          </table:table-cell>
          <table:table-cell table:formula="of:=[.C3]/[.B3]" office:value-type="float" office:value="300584.916666667" calcext:value-type="float">
            <text:p>300584,916666667</text:p>
          </table:table-cell>
          <table:table-cell table:formula="of:=[.D3]/[.B3]" office:value-type="float" office:value="91231.6296296296" calcext:value-type="float">
            <text:p>91231,6296296296</text:p>
          </table:table-cell>
        </table:table-row>
        <table:table-row table:style-name="ro1">
          <table:table-cell office:value-type="string" calcext:value-type="string">
            <text:p>/home/andreasbehnke/.m2/repository/commons-io/commons-io/1.4/commons-io-1.4.jar</text:p>
          </table:table-cell>
          <table:table-cell office:value-type="float" office:value="76" calcext:value-type="float">
            <text:p>76</text:p>
          </table:table-cell>
          <table:table-cell office:value-type="float" office:value="15009288" calcext:value-type="float">
            <text:p>15009288</text:p>
          </table:table-cell>
          <table:table-cell office:value-type="float" office:value="5084288" calcext:value-type="float">
            <text:p>5084288</text:p>
          </table:table-cell>
          <table:table-cell table:formula="of:=[.C4]/[.D4]" office:value-type="float" office:value="2.9520924070391" calcext:value-type="float">
            <text:p>2,9520924070391</text:p>
          </table:table-cell>
          <table:table-cell table:formula="of:=[.C4]/[.B4]" office:value-type="float" office:value="197490.631578947" calcext:value-type="float">
            <text:p>197490,631578947</text:p>
          </table:table-cell>
          <table:table-cell table:formula="of:=[.D4]/[.B4]" office:value-type="float" office:value="66898.5263157895" calcext:value-type="float">
            <text:p>66898,5263157895</text:p>
          </table:table-cell>
        </table:table-row>
        <table:table-row table:style-name="ro1">
          <table:table-cell office:value-type="string" calcext:value-type="string">
            <text:p>/home/andreasbehnke/.m2/repository/commons-io/commons-io/2.5/commons-io-2.5.jar</text:p>
          </table:table-cell>
          <table:table-cell office:value-type="float" office:value="123" calcext:value-type="float">
            <text:p>123</text:p>
          </table:table-cell>
          <table:table-cell office:value-type="float" office:value="23435246" calcext:value-type="float">
            <text:p>23435246</text:p>
          </table:table-cell>
          <table:table-cell office:value-type="float" office:value="50326611" calcext:value-type="float">
            <text:p>50326611</text:p>
          </table:table-cell>
          <table:table-cell table:formula="of:=[.C5]/[.D5]" office:value-type="float" office:value="0.465663106144779" calcext:value-type="float">
            <text:p>0,465663106144779</text:p>
          </table:table-cell>
          <table:table-cell table:formula="of:=[.C5]/[.B5]" office:value-type="float" office:value="190530.455284553" calcext:value-type="float">
            <text:p>190530,455284553</text:p>
          </table:table-cell>
          <table:table-cell table:formula="of:=[.D5]/[.B5]" office:value-type="float" office:value="409159.43902439" calcext:value-type="float">
            <text:p>409159,43902439</text:p>
          </table:table-cell>
        </table:table-row>
        <table:table-row table:style-name="ro1">
          <table:table-cell office:value-type="string" calcext:value-type="string">
            <text:p>/home/andreasbehnke/.m2/repository/commons-collections/commons-collections/3.2.1/commons-collections-3.2.1.jar</text:p>
          </table:table-cell>
          <table:table-cell office:value-type="float" office:value="458" calcext:value-type="float">
            <text:p>458</text:p>
          </table:table-cell>
          <table:table-cell office:value-type="float" office:value="49824186" calcext:value-type="float">
            <text:p>49824186</text:p>
          </table:table-cell>
          <table:table-cell office:value-type="float" office:value="15599568" calcext:value-type="float">
            <text:p>15599568</text:p>
          </table:table-cell>
          <table:table-cell table:formula="of:=[.C6]/[.D6]" office:value-type="float" office:value="3.19394652467299" calcext:value-type="float">
            <text:p>3,19394652467299</text:p>
          </table:table-cell>
          <table:table-cell table:formula="of:=[.C6]/[.B6]" office:value-type="float" office:value="108786.43231441" calcext:value-type="float">
            <text:p>108786,43231441</text:p>
          </table:table-cell>
          <table:table-cell table:formula="of:=[.D6]/[.B6]" office:value-type="float" office:value="34060.192139738" calcext:value-type="float">
            <text:p>34060,192139738</text:p>
          </table:table-cell>
        </table:table-row>
        <table:table-row table:style-name="ro1">
          <table:table-cell office:value-type="string" calcext:value-type="string">
            <text:p>/home/andreasbehnke/.m2/repository/classworlds/classworlds/1.1-alpha-2/classworlds-1.1-alpha-2.jar</text:p>
          </table:table-cell>
          <table:table-cell office:value-type="float" office:value="22" calcext:value-type="float">
            <text:p>22</text:p>
          </table:table-cell>
          <table:table-cell office:value-type="float" office:value="3584374" calcext:value-type="float">
            <text:p>3584374</text:p>
          </table:table-cell>
          <table:table-cell office:value-type="float" office:value="1654320" calcext:value-type="float">
            <text:p>1654320</text:p>
          </table:table-cell>
          <table:table-cell table:formula="of:=[.C7]/[.D7]" office:value-type="float" office:value="2.16667512935829" calcext:value-type="float">
            <text:p>2,16667512935829</text:p>
          </table:table-cell>
          <table:table-cell table:formula="of:=[.C7]/[.B7]" office:value-type="float" office:value="162926.090909091" calcext:value-type="float">
            <text:p>162926,090909091</text:p>
          </table:table-cell>
          <table:table-cell table:formula="of:=[.D7]/[.B7]" office:value-type="float" office:value="75196.3636363636" calcext:value-type="float">
            <text:p>75196,3636363636</text:p>
          </table:table-cell>
        </table:table-row>
        <table:table-row table:style-name="ro1">
          <table:table-cell office:value-type="string" calcext:value-type="string">
            <text:p>/home/andreasbehnke/.m2/repository/classworlds/classworlds/1.1/classworlds-1.1.jar</text:p>
          </table:table-cell>
          <table:table-cell office:value-type="float" office:value="23" calcext:value-type="float">
            <text:p>23</text:p>
          </table:table-cell>
          <table:table-cell office:value-type="float" office:value="3360269" calcext:value-type="float">
            <text:p>3360269</text:p>
          </table:table-cell>
          <table:table-cell office:value-type="float" office:value="2322463" calcext:value-type="float">
            <text:p>2322463</text:p>
          </table:table-cell>
          <table:table-cell table:formula="of:=[.C8]/[.D8]" office:value-type="float" office:value="1.44685577337508" calcext:value-type="float">
            <text:p>1,44685577337508</text:p>
          </table:table-cell>
          <table:table-cell table:formula="of:=[.C8]/[.B8]" office:value-type="float" office:value="146098.652173913" calcext:value-type="float">
            <text:p>146098,652173913</text:p>
          </table:table-cell>
          <table:table-cell table:formula="of:=[.D8]/[.B8]" office:value-type="float" office:value="100976.652173913" calcext:value-type="float">
            <text:p>100976,652173913</text:p>
          </table:table-cell>
        </table:table-row>
        <table:table-row table:style-name="ro1">
          <table:table-cell office:value-type="string" calcext:value-type="string">
            <text:p>/home/andreasbehnke/.m2/repository/sslext/sslext/1.2-0/sslext-1.2-0.jar</text:p>
          </table:table-cell>
          <table:table-cell office:value-type="float" office:value="13" calcext:value-type="float">
            <text:p>13</text:p>
          </table:table-cell>
          <table:table-cell office:value-type="float" office:value="2438240" calcext:value-type="float">
            <text:p>2438240</text:p>
          </table:table-cell>
          <table:table-cell office:value-type="float" office:value="1792232" calcext:value-type="float">
            <text:p>1792232</text:p>
          </table:table-cell>
          <table:table-cell table:formula="of:=[.C9]/[.D9]" office:value-type="float" office:value="1.36044887045874" calcext:value-type="float">
            <text:p>1,36044887045874</text:p>
          </table:table-cell>
          <table:table-cell table:formula="of:=[.C9]/[.B9]" office:value-type="float" office:value="187556.923076923" calcext:value-type="float">
            <text:p>187556,923076923</text:p>
          </table:table-cell>
          <table:table-cell table:formula="of:=[.D9]/[.B9]" office:value-type="float" office:value="137864" calcext:value-type="float">
            <text:p>137864</text:p>
          </table:table-cell>
        </table:table-row>
        <table:table-row table:style-name="ro1">
          <table:table-cell office:value-type="string" calcext:value-type="string">
            <text:p>/home/andreasbehnke/.m2/repository/com/google/code/findbugs/jsr305/2.0.1/jsr305-2.0.1.jar</text:p>
          </table:table-cell>
          <table:table-cell office:value-type="float" office:value="34" calcext:value-type="float">
            <text:p>34</text:p>
          </table:table-cell>
          <table:table-cell office:value-type="float" office:value="6221808" calcext:value-type="float">
            <text:p>6221808</text:p>
          </table:table-cell>
          <table:table-cell office:value-type="float" office:value="1635843" calcext:value-type="float">
            <text:p>1635843</text:p>
          </table:table-cell>
          <table:table-cell table:formula="of:=[.C10]/[.D10]" office:value-type="float" office:value="3.8034261234116" calcext:value-type="float">
            <text:p>3,8034261234116</text:p>
          </table:table-cell>
          <table:table-cell table:formula="of:=[.C10]/[.B10]" office:value-type="float" office:value="182994.352941176" calcext:value-type="float">
            <text:p>182994,352941176</text:p>
          </table:table-cell>
          <table:table-cell table:formula="of:=[.D10]/[.B10]" office:value-type="float" office:value="48113.0294117647" calcext:value-type="float">
            <text:p>48113,0294117647</text:p>
          </table:table-cell>
        </table:table-row>
        <table:table-row table:style-name="ro1">
          <table:table-cell office:value-type="string" calcext:value-type="string">
            <text:p>/home/andreasbehnke/.m2/repository/com/google/code/findbugs/jsr305/1.3.9/jsr305-1.3.9.jar</text:p>
          </table:table-cell>
          <table:table-cell office:value-type="float" office:value="35" calcext:value-type="float">
            <text:p>35</text:p>
          </table:table-cell>
          <table:table-cell office:value-type="float" office:value="3020531" calcext:value-type="float">
            <text:p>3020531</text:p>
          </table:table-cell>
          <table:table-cell office:value-type="float" office:value="2058015" calcext:value-type="float">
            <text:p>2058015</text:p>
          </table:table-cell>
          <table:table-cell table:formula="of:=[.C11]/[.D11]" office:value-type="float" office:value="1.46769144053858" calcext:value-type="float">
            <text:p>1,46769144053858</text:p>
          </table:table-cell>
          <table:table-cell table:formula="of:=[.C11]/[.B11]" office:value-type="float" office:value="86300.8857142857" calcext:value-type="float">
            <text:p>86300,8857142857</text:p>
          </table:table-cell>
          <table:table-cell table:formula="of:=[.D11]/[.B11]" office:value-type="float" office:value="58800.4285714286" calcext:value-type="float">
            <text:p>58800,4285714286</text:p>
          </table:table-cell>
        </table:table-row>
        <table:table-row table:style-name="ro1">
          <table:table-cell office:value-type="string" calcext:value-type="string">
            <text:p>/home/andreasbehnke/.m2/repository/com/google/collections/google-collections/1.0/google-collections-1.0.jar</text:p>
          </table:table-cell>
          <table:table-cell office:value-type="float" office:value="505" calcext:value-type="float">
            <text:p>505</text:p>
          </table:table-cell>
          <table:table-cell office:value-type="float" office:value="62713293" calcext:value-type="float">
            <text:p>62713293</text:p>
          </table:table-cell>
          <table:table-cell office:value-type="float" office:value="22967367" calcext:value-type="float">
            <text:p>22967367</text:p>
          </table:table-cell>
          <table:table-cell table:formula="of:=[.C12]/[.D12]" office:value-type="float" office:value="2.73053907311186" calcext:value-type="float">
            <text:p>2,73053907311186</text:p>
          </table:table-cell>
          <table:table-cell table:formula="of:=[.C12]/[.B12]" office:value-type="float" office:value="124184.738613861" calcext:value-type="float">
            <text:p>124184,738613861</text:p>
          </table:table-cell>
          <table:table-cell table:formula="of:=[.D12]/[.B12]" office:value-type="float" office:value="45479.9346534653" calcext:value-type="float">
            <text:p>45479,9346534653</text:p>
          </table:table-cell>
        </table:table-row>
        <table:table-row table:style-name="ro1">
          <table:table-cell office:value-type="string" calcext:value-type="string">
            <text:p>/home/andreasbehnke/.m2/repository/com/google/guava/guava/19.0/guava-19.0.jar</text:p>
          </table:table-cell>
          <table:table-cell office:value-type="float" office:value="1717" calcext:value-type="float">
            <text:p>1717</text:p>
          </table:table-cell>
          <table:table-cell office:value-type="float" office:value="179344832" calcext:value-type="float">
            <text:p>179344832</text:p>
          </table:table-cell>
          <table:table-cell office:value-type="float" office:value="97095184" calcext:value-type="float">
            <text:p>97095184</text:p>
          </table:table-cell>
          <table:table-cell table:formula="of:=[.C13]/[.D13]" office:value-type="float" office:value="1.84710327136308" calcext:value-type="float">
            <text:p>1,84710327136308</text:p>
          </table:table-cell>
          <table:table-cell table:formula="of:=[.C13]/[.B13]" office:value-type="float" office:value="104452.435643564" calcext:value-type="float">
            <text:p>104452,435643564</text:p>
          </table:table-cell>
          <table:table-cell table:formula="of:=[.D13]/[.B13]" office:value-type="float" office:value="56549.3209085614" calcext:value-type="float">
            <text:p>56549,3209085614</text:p>
          </table:table-cell>
        </table:table-row>
        <table:table-row table:style-name="ro1">
          <table:table-cell office:value-type="string" calcext:value-type="string">
            <text:p>/home/andreasbehnke/.m2/repository/com/google/guava/guava/11.0.2/guava-11.0.2.jar</text:p>
          </table:table-cell>
          <table:table-cell office:value-type="float" office:value="1266" calcext:value-type="float">
            <text:p>1266</text:p>
          </table:table-cell>
          <table:table-cell office:value-type="float" office:value="117853877" calcext:value-type="float">
            <text:p>117853877</text:p>
          </table:table-cell>
          <table:table-cell office:value-type="float" office:value="36328955" calcext:value-type="float">
            <text:p>36328955</text:p>
          </table:table-cell>
          <table:table-cell table:formula="of:=[.C14]/[.D14]" office:value-type="float" office:value="3.24407561406597" calcext:value-type="float">
            <text:p>3,24407561406597</text:p>
          </table:table-cell>
          <table:table-cell table:formula="of:=[.C14]/[.B14]" office:value-type="float" office:value="93091.5300157978" calcext:value-type="float">
            <text:p>93091,5300157978</text:p>
          </table:table-cell>
          <table:table-cell table:formula="of:=[.D14]/[.B14]" office:value-type="float" office:value="28695.8570300158" calcext:value-type="float">
            <text:p>28695,8570300158</text:p>
          </table:table-cell>
        </table:table-row>
        <table:table-row table:style-name="ro1">
          <table:table-cell office:value-type="string" calcext:value-type="string">
            <text:p>/home/andreasbehnke/.m2/repository/backport-util-concurrent/backport-util-concurrent/3.1/backport-util-concurrent-3.1.jar</text:p>
          </table:table-cell>
          <table:table-cell office:value-type="float" office:value="239" calcext:value-type="float">
            <text:p>239</text:p>
          </table:table-cell>
          <table:table-cell office:value-type="float" office:value="66686943" calcext:value-type="float">
            <text:p>66686943</text:p>
          </table:table-cell>
          <table:table-cell office:value-type="float" office:value="8842889" calcext:value-type="float">
            <text:p>8842889</text:p>
          </table:table-cell>
          <table:table-cell table:formula="of:=[.C15]/[.D15]" office:value-type="float" office:value="7.54130725829534" calcext:value-type="float">
            <text:p>7,54130725829534</text:p>
          </table:table-cell>
          <table:table-cell table:formula="of:=[.C15]/[.B15]" office:value-type="float" office:value="279024.866108787" calcext:value-type="float">
            <text:p>279024,866108787</text:p>
          </table:table-cell>
          <table:table-cell table:formula="of:=[.D15]/[.B15]" office:value-type="float" office:value="36999.5355648536" calcext:value-type="float">
            <text:p>36999,5355648536</text:p>
          </table:table-cell>
        </table:table-row>
        <table:table-row table:style-name="ro1">
          <table:table-cell office:value-type="string" calcext:value-type="string">
            <text:p>/home/andreasbehnke/.m2/repository/dom4j/dom4j/1.6.1/dom4j-1.6.1.jar</text:p>
          </table:table-cell>
          <table:table-cell office:value-type="float" office:value="190" calcext:value-type="float">
            <text:p>190</text:p>
          </table:table-cell>
          <table:table-cell office:value-type="float" office:value="21946664" calcext:value-type="float">
            <text:p>21946664</text:p>
          </table:table-cell>
          <table:table-cell office:value-type="float" office:value="6383842" calcext:value-type="float">
            <text:p>6383842</text:p>
          </table:table-cell>
          <table:table-cell table:formula="of:=[.C16]/[.D16]" office:value-type="float" office:value="3.437845736157" calcext:value-type="float">
            <text:p>3,437845736157</text:p>
          </table:table-cell>
          <table:table-cell table:formula="of:=[.C16]/[.B16]" office:value-type="float" office:value="115508.757894737" calcext:value-type="float">
            <text:p>115508,757894737</text:p>
          </table:table-cell>
          <table:table-cell table:formula="of:=[.D16]/[.B16]" office:value-type="float" office:value="33599.1684210526" calcext:value-type="float">
            <text:p>33599,1684210526</text:p>
          </table:table-cell>
        </table:table-row>
        <table:table-row table:style-name="ro1">
          <table:table-cell office:value-type="string" calcext:value-type="string">
            <text:p>/home/andreasbehnke/.m2/repository/dom4j/dom4j/1.1/dom4j-1.1.jar</text:p>
          </table:table-cell>
          <table:table-cell office:value-type="float" office:value="333" calcext:value-type="float">
            <text:p>333</text:p>
          </table:table-cell>
          <table:table-cell office:value-type="float" office:value="31247291" calcext:value-type="float">
            <text:p>31247291</text:p>
          </table:table-cell>
          <table:table-cell office:value-type="float" office:value="9737488" calcext:value-type="float">
            <text:p>9737488</text:p>
          </table:table-cell>
          <table:table-cell table:formula="of:=[.C17]/[.D17]" office:value-type="float" office:value="3.20896837048734" calcext:value-type="float">
            <text:p>3,20896837048734</text:p>
          </table:table-cell>
          <table:table-cell table:formula="of:=[.C17]/[.B17]" office:value-type="float" office:value="93835.7087087087" calcext:value-type="float">
            <text:p>93835,7087087087</text:p>
          </table:table-cell>
          <table:table-cell table:formula="of:=[.D17]/[.B17]" office:value-type="float" office:value="29241.7057057057" calcext:value-type="float">
            <text:p>29241,7057057057</text:p>
          </table:table-cell>
        </table:table-row>
        <table:table-row table:style-name="ro1">
          <table:table-cell office:value-type="string" calcext:value-type="string">
            <text:p>/home/andreasbehnke/.m2/repository/commons-lang/commons-lang/2.4/commons-lang-2.4.jar</text:p>
          </table:table-cell>
          <table:table-cell office:value-type="float" office:value="127" calcext:value-type="float">
            <text:p>127</text:p>
          </table:table-cell>
          <table:table-cell office:value-type="float" office:value="17639348" calcext:value-type="float">
            <text:p>17639348</text:p>
          </table:table-cell>
          <table:table-cell office:value-type="float" office:value="4621511" calcext:value-type="float">
            <text:p>4621511</text:p>
          </table:table-cell>
          <table:table-cell table:formula="of:=[.C18]/[.D18]" office:value-type="float" office:value="3.81679238673239" calcext:value-type="float">
            <text:p>3,81679238673239</text:p>
          </table:table-cell>
          <table:table-cell table:formula="of:=[.C18]/[.B18]" office:value-type="float" office:value="138892.503937008" calcext:value-type="float">
            <text:p>138892,503937008</text:p>
          </table:table-cell>
          <table:table-cell table:formula="of:=[.D18]/[.B18]" office:value-type="float" office:value="36389.8503937008" calcext:value-type="float">
            <text:p>36389,8503937008</text:p>
          </table:table-cell>
        </table:table-row>
        <table:table-row table:style-name="ro1">
          <table:table-cell office:value-type="string" calcext:value-type="string">
            <text:p>/home/andreasbehnke/.m2/repository/commons-lang/commons-lang/2.1/commons-lang-2.1.jar</text:p>
          </table:table-cell>
          <table:table-cell office:value-type="float" office:value="110" calcext:value-type="float">
            <text:p>110</text:p>
          </table:table-cell>
          <table:table-cell office:value-type="float" office:value="13844474" calcext:value-type="float">
            <text:p>13844474</text:p>
          </table:table-cell>
          <table:table-cell office:value-type="float" office:value="4069415" calcext:value-type="float">
            <text:p>4069415</text:p>
          </table:table-cell>
          <table:table-cell table:formula="of:=[.C19]/[.D19]" office:value-type="float" office:value="3.40207966009856" calcext:value-type="float">
            <text:p>3,40207966009856</text:p>
          </table:table-cell>
          <table:table-cell table:formula="of:=[.C19]/[.B19]" office:value-type="float" office:value="125858.854545455" calcext:value-type="float">
            <text:p>125858,854545455</text:p>
          </table:table-cell>
          <table:table-cell table:formula="of:=[.D19]/[.B19]" office:value-type="float" office:value="36994.6818181818" calcext:value-type="float">
            <text:p>36994,6818181818</text:p>
          </table:table-cell>
        </table:table-row>
        <table:table-row table:style-name="ro1">
          <table:table-cell office:value-type="string" calcext:value-type="string">
            <text:p>/home/andreasbehnke/.m2/repository/commons-lang/commons-lang/2.5/commons-lang-2.5.jar</text:p>
          </table:table-cell>
          <table:table-cell office:value-type="float" office:value="132" calcext:value-type="float">
            <text:p>132</text:p>
          </table:table-cell>
          <table:table-cell office:value-type="float" office:value="17940486" calcext:value-type="float">
            <text:p>17940486</text:p>
          </table:table-cell>
          <table:table-cell office:value-type="float" office:value="4987703" calcext:value-type="float">
            <text:p>4987703</text:p>
          </table:table-cell>
          <table:table-cell table:formula="of:=[.C20]/[.D20]" office:value-type="float" office:value="3.59694352290022" calcext:value-type="float">
            <text:p>3,59694352290022</text:p>
          </table:table-cell>
          <table:table-cell table:formula="of:=[.C20]/[.B20]" office:value-type="float" office:value="135912.772727273" calcext:value-type="float">
            <text:p>135912,772727273</text:p>
          </table:table-cell>
          <table:table-cell table:formula="of:=[.D20]/[.B20]" office:value-type="float" office:value="37785.6287878788" calcext:value-type="float">
            <text:p>37785,6287878788</text:p>
          </table:table-cell>
        </table:table-row>
        <table:table-row table:style-name="ro1">
          <table:table-cell office:value-type="string" calcext:value-type="string">
            <text:p>/home/andreasbehnke/.m2/repository/commons-digester/commons-digester/1.6/commons-digester-1.6.jar</text:p>
          </table:table-cell>
          <table:table-cell office:value-type="float" office:value="95" calcext:value-type="float">
            <text:p>95</text:p>
          </table:table-cell>
          <table:table-cell office:value-type="float" office:value="8260228" calcext:value-type="float">
            <text:p>8260228</text:p>
          </table:table-cell>
          <table:table-cell office:value-type="float" office:value="3715499" calcext:value-type="float">
            <text:p>3715499</text:p>
          </table:table-cell>
          <table:table-cell table:formula="of:=[.C21]/[.D21]" office:value-type="float" office:value="2.22318132773014" calcext:value-type="float">
            <text:p>2,22318132773014</text:p>
          </table:table-cell>
          <table:table-cell table:formula="of:=[.C21]/[.B21]" office:value-type="float" office:value="86949.7684210526" calcext:value-type="float">
            <text:p>86949,7684210526</text:p>
          </table:table-cell>
          <table:table-cell table:formula="of:=[.D21]/[.B21]" office:value-type="float" office:value="39110.5157894737" calcext:value-type="float">
            <text:p>39110,5157894737</text:p>
          </table:table-cell>
        </table:table-row>
        <table:table-row table:style-name="ro1">
          <table:table-cell office:value-type="string" calcext:value-type="string">
            <text:p>/home/andreasbehnke/.m2/repository/commons-digester/commons-digester/1.8/commons-digester-1.8.jar</text:p>
          </table:table-cell>
          <table:table-cell office:value-type="float" office:value="100" calcext:value-type="float">
            <text:p>100</text:p>
          </table:table-cell>
          <table:table-cell office:value-type="float" office:value="8791526" calcext:value-type="float">
            <text:p>8791526</text:p>
          </table:table-cell>
          <table:table-cell office:value-type="float" office:value="3481577" calcext:value-type="float">
            <text:p>3481577</text:p>
          </table:table-cell>
          <table:table-cell table:formula="of:=[.C22]/[.D22]" office:value-type="float" office:value="2.52515627257418" calcext:value-type="float">
            <text:p>2,52515627257418</text:p>
          </table:table-cell>
          <table:table-cell table:formula="of:=[.C22]/[.B22]" office:value-type="float" office:value="87915.26" calcext:value-type="float">
            <text:p>87915,26</text:p>
          </table:table-cell>
          <table:table-cell table:formula="of:=[.D22]/[.B22]" office:value-type="float" office:value="34815.77" calcext:value-type="float">
            <text:p>34815,77</text:p>
          </table:table-cell>
        </table:table-row>
        <table:table-row table:style-name="ro1">
          <table:table-cell office:value-type="string" calcext:value-type="string">
            <text:p>/home/andreasbehnke/.m2/repository/junit/junit/4.12/junit-4.12.jar</text:p>
          </table:table-cell>
          <table:table-cell office:value-type="float" office:value="286" calcext:value-type="float">
            <text:p>286</text:p>
          </table:table-cell>
          <table:table-cell office:value-type="float" office:value="20905851" calcext:value-type="float">
            <text:p>20905851</text:p>
          </table:table-cell>
          <table:table-cell office:value-type="float" office:value="7554237" calcext:value-type="float">
            <text:p>7554237</text:p>
          </table:table-cell>
          <table:table-cell table:formula="of:=[.C23]/[.D23]" office:value-type="float" office:value="2.76743382554717" calcext:value-type="float">
            <text:p>2,76743382554717</text:p>
          </table:table-cell>
          <table:table-cell table:formula="of:=[.C23]/[.B23]" office:value-type="float" office:value="73097.3811188811" calcext:value-type="float">
            <text:p>73097,3811188811</text:p>
          </table:table-cell>
          <table:table-cell table:formula="of:=[.D23]/[.B23]" office:value-type="float" office:value="26413.4160839161" calcext:value-type="float">
            <text:p>26413,4160839161</text:p>
          </table:table-cell>
        </table:table-row>
        <table:table-row table:style-name="ro1">
          <table:table-cell office:value-type="string" calcext:value-type="string">
            <text:p>/home/andreasbehnke/.m2/repository/junit/junit/3.8.1/junit-3.8.1.jar</text:p>
          </table:table-cell>
          <table:table-cell office:value-type="float" office:value="100" calcext:value-type="float">
            <text:p>100</text:p>
          </table:table-cell>
          <table:table-cell office:value-type="float" office:value="8197477" calcext:value-type="float">
            <text:p>8197477</text:p>
          </table:table-cell>
          <table:table-cell office:value-type="float" office:value="3404685" calcext:value-type="float">
            <text:p>3404685</text:p>
          </table:table-cell>
          <table:table-cell table:formula="of:=[.C24]/[.D24]" office:value-type="float" office:value="2.40770497123816" calcext:value-type="float">
            <text:p>2,40770497123816</text:p>
          </table:table-cell>
          <table:table-cell table:formula="of:=[.C24]/[.B24]" office:value-type="float" office:value="81974.77" calcext:value-type="float">
            <text:p>81974,77</text:p>
          </table:table-cell>
          <table:table-cell table:formula="of:=[.D24]/[.B24]" office:value-type="float" office:value="34046.85" calcext:value-type="float">
            <text:p>34046,85</text:p>
          </table:table-cell>
        </table:table-row>
        <table:table-row table:style-name="ro1">
          <table:table-cell office:value-type="string" calcext:value-type="string">
            <text:p>/home/andreasbehnke/.m2/repository/junit/junit/3.8.2/junit-3.8.2.jar</text:p>
          </table:table-cell>
          <table:table-cell office:value-type="float" office:value="102" calcext:value-type="float">
            <text:p>102</text:p>
          </table:table-cell>
          <table:table-cell office:value-type="float" office:value="8334235" calcext:value-type="float">
            <text:p>8334235</text:p>
          </table:table-cell>
          <table:table-cell office:value-type="float" office:value="3038766" calcext:value-type="float">
            <text:p>3038766</text:p>
          </table:table-cell>
          <table:table-cell table:formula="of:=[.C25]/[.D25]" office:value-type="float" office:value="2.74263796554259" calcext:value-type="float">
            <text:p>2,74263796554259</text:p>
          </table:table-cell>
          <table:table-cell table:formula="of:=[.C25]/[.B25]" office:value-type="float" office:value="81708.1862745098" calcext:value-type="float">
            <text:p>81708,1862745098</text:p>
          </table:table-cell>
          <table:table-cell table:formula="of:=[.D25]/[.B25]" office:value-type="float" office:value="29791.8235294118" calcext:value-type="float">
            <text:p>29791,8235294118</text:p>
          </table:table-cell>
        </table:table-row>
        <table:table-row table:style-name="ro1">
          <table:table-cell office:value-type="string" calcext:value-type="string">
            <text:p>/home/andreasbehnke/.m2/repository/commons-codec/commons-codec/1.3/commons-codec-1.3.jar</text:p>
          </table:table-cell>
          <table:table-cell office:value-type="float" office:value="25" calcext:value-type="float">
            <text:p>25</text:p>
          </table:table-cell>
          <table:table-cell office:value-type="float" office:value="2926911" calcext:value-type="float">
            <text:p>2926911</text:p>
          </table:table-cell>
          <table:table-cell office:value-type="float" office:value="1310726" calcext:value-type="float">
            <text:p>1310726</text:p>
          </table:table-cell>
          <table:table-cell table:formula="of:=[.C26]/[.D26]" office:value-type="float" office:value="2.23304565561376" calcext:value-type="float">
            <text:p>2,23304565561376</text:p>
          </table:table-cell>
          <table:table-cell table:formula="of:=[.C26]/[.B26]" office:value-type="float" office:value="117076.44" calcext:value-type="float">
            <text:p>117076,44</text:p>
          </table:table-cell>
          <table:table-cell table:formula="of:=[.D26]/[.B26]" office:value-type="float" office:value="52429.04" calcext:value-type="float">
            <text:p>52429,04</text:p>
          </table:table-cell>
        </table:table-row>
        <table:table-row table:style-name="ro1">
          <table:table-cell office:value-type="string" calcext:value-type="string">
            <text:p>/home/andreasbehnke/.m2/repository/commons-codec/commons-codec/1.6/commons-codec-1.6.jar</text:p>
          </table:table-cell>
          <table:table-cell office:value-type="float" office:value="76" calcext:value-type="float">
            <text:p>76</text:p>
          </table:table-cell>
          <table:table-cell office:value-type="float" office:value="7048491" calcext:value-type="float">
            <text:p>7048491</text:p>
          </table:table-cell>
          <table:table-cell office:value-type="float" office:value="2418783" calcext:value-type="float">
            <text:p>2418783</text:p>
          </table:table-cell>
          <table:table-cell table:formula="of:=[.C27]/[.D27]" office:value-type="float" office:value="2.91406504841484" calcext:value-type="float">
            <text:p>2,91406504841484</text:p>
          </table:table-cell>
          <table:table-cell table:formula="of:=[.C27]/[.B27]" office:value-type="float" office:value="92743.3026315789" calcext:value-type="float">
            <text:p>92743,3026315789</text:p>
          </table:table-cell>
          <table:table-cell table:formula="of:=[.D27]/[.B27]" office:value-type="float" office:value="31826.0921052632" calcext:value-type="float">
            <text:p>31826,0921052632</text:p>
          </table:table-cell>
        </table:table-row>
        <table:table-row table:style-name="ro1">
          <table:table-cell office:value-type="string" calcext:value-type="string">
            <text:p>/home/andreasbehnke/.m2/repository/xml-apis/xml-apis/1.0.b2/xml-apis-1.0.b2.jar</text:p>
          </table:table-cell>
          <table:table-cell office:value-type="float" office:value="184" calcext:value-type="float">
            <text:p>184</text:p>
          </table:table-cell>
          <table:table-cell office:value-type="float" office:value="8845374" calcext:value-type="float">
            <text:p>8845374</text:p>
          </table:table-cell>
          <table:table-cell office:value-type="float" office:value="4376533" calcext:value-type="float">
            <text:p>4376533</text:p>
          </table:table-cell>
          <table:table-cell table:formula="of:=[.C28]/[.D28]" office:value-type="float" office:value="2.02109158093861" calcext:value-type="float">
            <text:p>2,02109158093861</text:p>
          </table:table-cell>
          <table:table-cell table:formula="of:=[.C28]/[.B28]" office:value-type="float" office:value="48072.6847826087" calcext:value-type="float">
            <text:p>48072,6847826087</text:p>
          </table:table-cell>
          <table:table-cell table:formula="of:=[.D28]/[.B28]" office:value-type="float" office:value="23785.5054347826" calcext:value-type="float">
            <text:p>23785,5054347826</text:p>
          </table:table-cell>
        </table:table-row>
        <table:table-row table:style-name="ro1">
          <table:table-cell office:value-type="string" calcext:value-type="string">
            <text:p>/home/andreasbehnke/.m2/repository/xml-apis/xml-apis/1.3.04/xml-apis-1.3.04.jar</text:p>
          </table:table-cell>
          <table:table-cell office:value-type="float" office:value="303" calcext:value-type="float">
            <text:p>303</text:p>
          </table:table-cell>
          <table:table-cell office:value-type="float" office:value="13996711" calcext:value-type="float">
            <text:p>13996711</text:p>
          </table:table-cell>
          <table:table-cell office:value-type="float" office:value="5822457" calcext:value-type="float">
            <text:p>5822457</text:p>
          </table:table-cell>
          <table:table-cell table:formula="of:=[.C29]/[.D29]" office:value-type="float" office:value="2.40391831146198" calcext:value-type="float">
            <text:p>2,40391831146198</text:p>
          </table:table-cell>
          <table:table-cell table:formula="of:=[.C29]/[.B29]" office:value-type="float" office:value="46193.7656765677" calcext:value-type="float">
            <text:p>46193,7656765677</text:p>
          </table:table-cell>
          <table:table-cell table:formula="of:=[.D29]/[.B29]" office:value-type="float" office:value="19216.0297029703" calcext:value-type="float">
            <text:p>19216,0297029703</text:p>
          </table:table-cell>
        </table:table-row>
        <table:table-row table:style-name="ro1">
          <table:table-cell office:value-type="string" calcext:value-type="string">
            <text:p>/home/andreasbehnke/.m2/repository/commons-cli/commons-cli/1.0/commons-cli-1.0.jar</text:p>
          </table:table-cell>
          <table:table-cell office:value-type="float" office:value="20" calcext:value-type="float">
            <text:p>20</text:p>
          </table:table-cell>
          <table:table-cell office:value-type="float" office:value="2315523" calcext:value-type="float">
            <text:p>2315523</text:p>
          </table:table-cell>
          <table:table-cell office:value-type="float" office:value="1052852" calcext:value-type="float">
            <text:p>1052852</text:p>
          </table:table-cell>
          <table:table-cell table:formula="of:=[.C30]/[.D30]" office:value-type="float" office:value="2.19928631944471" calcext:value-type="float">
            <text:p>2,19928631944471</text:p>
          </table:table-cell>
          <table:table-cell table:formula="of:=[.C30]/[.B30]" office:value-type="float" office:value="115776.15" calcext:value-type="float">
            <text:p>115776,15</text:p>
          </table:table-cell>
          <table:table-cell table:formula="of:=[.D30]/[.B30]" office:value-type="float" office:value="52642.6" calcext:value-type="float">
            <text:p>52642,6</text:p>
          </table:table-cell>
        </table:table-row>
        <table:table-row table:style-name="ro1">
          <table:table-cell office:value-type="string" calcext:value-type="string">
            <text:p>/home/andreasbehnke/.m2/repository/commons-cli/commons-cli/1.2/commons-cli-1.2.jar</text:p>
          </table:table-cell>
          <table:table-cell office:value-type="float" office:value="22" calcext:value-type="float">
            <text:p>22</text:p>
          </table:table-cell>
          <table:table-cell office:value-type="float" office:value="2616993" calcext:value-type="float">
            <text:p>2616993</text:p>
          </table:table-cell>
          <table:table-cell office:value-type="float" office:value="1194980" calcext:value-type="float">
            <text:p>1194980</text:p>
          </table:table-cell>
          <table:table-cell table:formula="of:=[.C31]/[.D31]" office:value-type="float" office:value="2.18998895379002" calcext:value-type="float">
            <text:p>2,18998895379002</text:p>
          </table:table-cell>
          <table:table-cell table:formula="of:=[.C31]/[.B31]" office:value-type="float" office:value="118954.227272727" calcext:value-type="float">
            <text:p>118954,227272727</text:p>
          </table:table-cell>
          <table:table-cell table:formula="of:=[.D31]/[.B31]" office:value-type="float" office:value="54317.2727272727" calcext:value-type="float">
            <text:p>54317,2727272727</text:p>
          </table:table-cell>
        </table:table-row>
        <table:table-row table:style-name="ro1">
          <table:table-cell office:value-type="string" calcext:value-type="string">
            <text:p>/home/andreasbehnke/.m2/repository/commons-cli/commons-cli/1.3.1/commons-cli-1.3.1.jar</text:p>
          </table:table-cell>
          <table:table-cell office:value-type="float" office:value="26" calcext:value-type="float">
            <text:p>26</text:p>
          </table:table-cell>
          <table:table-cell office:value-type="float" office:value="3293906" calcext:value-type="float">
            <text:p>3293906</text:p>
          </table:table-cell>
          <table:table-cell office:value-type="float" office:value="1496204" calcext:value-type="float">
            <text:p>1496204</text:p>
          </table:table-cell>
          <table:table-cell table:formula="of:=[.C32]/[.D32]" office:value-type="float" office:value="2.2015086178088" calcext:value-type="float">
            <text:p>2,2015086178088</text:p>
          </table:table-cell>
          <table:table-cell table:formula="of:=[.C32]/[.B32]" office:value-type="float" office:value="126688.692307692" calcext:value-type="float">
            <text:p>126688,692307692</text:p>
          </table:table-cell>
          <table:table-cell table:formula="of:=[.D32]/[.B32]" office:value-type="float" office:value="57546.3076923077" calcext:value-type="float">
            <text:p>57546,3076923077</text:p>
          </table:table-cell>
        </table:table-row>
        <table:table-row table:style-name="ro1">
          <table:table-cell office:value-type="string" calcext:value-type="string">
            <text:p>/home/andreasbehnke/.m2/repository/log4j/log4j/1.2.17/log4j-1.2.17.jar</text:p>
          </table:table-cell>
          <table:table-cell office:value-type="float" office:value="314" calcext:value-type="float">
            <text:p>314</text:p>
          </table:table-cell>
          <table:table-cell office:value-type="float" office:value="29833830" calcext:value-type="float">
            <text:p>29833830</text:p>
          </table:table-cell>
          <table:table-cell office:value-type="float" office:value="9087469" calcext:value-type="float">
            <text:p>9087469</text:p>
          </table:table-cell>
          <table:table-cell table:formula="of:=[.C33]/[.D33]" office:value-type="float" office:value="3.28296360625824" calcext:value-type="float">
            <text:p>3,28296360625824</text:p>
          </table:table-cell>
          <table:table-cell table:formula="of:=[.C33]/[.B33]" office:value-type="float" office:value="95012.1974522293" calcext:value-type="float">
            <text:p>95012,1974522293</text:p>
          </table:table-cell>
          <table:table-cell table:formula="of:=[.D33]/[.B33]" office:value-type="float" office:value="28940.9840764331" calcext:value-type="float">
            <text:p>28940,9840764331</text:p>
          </table:table-cell>
        </table:table-row>
        <table:table-row table:style-name="ro1">
          <table:table-cell office:value-type="string" calcext:value-type="string">
            <text:p>/home/andreasbehnke/.m2/repository/log4j/log4j/1.2.12/log4j-1.2.12.jar</text:p>
          </table:table-cell>
          <table:table-cell office:value-type="float" office:value="253" calcext:value-type="float">
            <text:p>253</text:p>
          </table:table-cell>
          <table:table-cell office:value-type="float" office:value="22617196" calcext:value-type="float">
            <text:p>22617196</text:p>
          </table:table-cell>
          <table:table-cell office:value-type="float" office:value="9169224" calcext:value-type="float">
            <text:p>9169224</text:p>
          </table:table-cell>
          <table:table-cell table:formula="of:=[.C34]/[.D34]" office:value-type="float" office:value="2.46664232436682" calcext:value-type="float">
            <text:p>2,46664232436682</text:p>
          </table:table-cell>
          <table:table-cell table:formula="of:=[.C34]/[.B34]" office:value-type="float" office:value="89396.0316205534" calcext:value-type="float">
            <text:p>89396,0316205534</text:p>
          </table:table-cell>
          <table:table-cell table:formula="of:=[.D34]/[.B34]" office:value-type="float" office:value="36241.9920948617" calcext:value-type="float">
            <text:p>36241,9920948617</text:p>
          </table:table-cell>
        </table:table-row>
        <table:table-row table:style-name="ro1">
          <table:table-cell office:value-type="string" calcext:value-type="string">
            <text:p>/home/andreasbehnke/.m2/repository/commons-logging/commons-logging/1.1.1/commons-logging-1.1.1.jar</text:p>
          </table:table-cell>
          <table:table-cell office:value-type="float" office:value="28" calcext:value-type="float">
            <text:p>28</text:p>
          </table:table-cell>
          <table:table-cell office:value-type="float" office:value="3584772" calcext:value-type="float">
            <text:p>3584772</text:p>
          </table:table-cell>
          <table:table-cell office:value-type="float" office:value="2106517" calcext:value-type="float">
            <text:p>2106517</text:p>
          </table:table-cell>
          <table:table-cell table:formula="of:=[.C35]/[.D35]" office:value-type="float" office:value="1.7017531783508" calcext:value-type="float">
            <text:p>1,7017531783508</text:p>
          </table:table-cell>
          <table:table-cell table:formula="of:=[.C35]/[.B35]" office:value-type="float" office:value="128027.571428571" calcext:value-type="float">
            <text:p>128027,571428571</text:p>
          </table:table-cell>
          <table:table-cell table:formula="of:=[.D35]/[.B35]" office:value-type="float" office:value="75232.75" calcext:value-type="float">
            <text:p>75232,75</text:p>
          </table:table-cell>
        </table:table-row>
        <table:table-row table:style-name="ro1">
          <table:table-cell office:value-type="string" calcext:value-type="string">
            <text:p>/home/andreasbehnke/.m2/repository/commons-logging/commons-logging-api/1.1/commons-logging-api-1.1.jar</text:p>
          </table:table-cell>
          <table:table-cell office:value-type="float" office:value="20" calcext:value-type="float">
            <text:p>20</text:p>
          </table:table-cell>
          <table:table-cell office:value-type="float" office:value="3121952" calcext:value-type="float">
            <text:p>3121952</text:p>
          </table:table-cell>
          <table:table-cell office:value-type="float" office:value="1765170" calcext:value-type="float">
            <text:p>1765170</text:p>
          </table:table-cell>
          <table:table-cell table:formula="of:=[.C36]/[.D36]" office:value-type="float" office:value="1.76864098075539" calcext:value-type="float">
            <text:p>1,76864098075539</text:p>
          </table:table-cell>
          <table:table-cell table:formula="of:=[.C36]/[.B36]" office:value-type="float" office:value="156097.6" calcext:value-type="float">
            <text:p>156097,6</text:p>
          </table:table-cell>
          <table:table-cell table:formula="of:=[.D36]/[.B36]" office:value-type="float" office:value="88258.5" calcext:value-type="float">
            <text:p>88258,5</text:p>
          </table:table-cell>
        </table:table-row>
        <table:table-row table:style-name="ro1">
          <table:table-cell office:value-type="string" calcext:value-type="string">
            <text:p>/home/andreasbehnke/.m2/repository/commons-validator/commons-validator/1.3.1/commons-validator-1.3.1.jar</text:p>
          </table:table-cell>
          <table:table-cell office:value-type="float" office:value="46" calcext:value-type="float">
            <text:p>46</text:p>
          </table:table-cell>
          <table:table-cell office:value-type="float" office:value="6178841" calcext:value-type="float">
            <text:p>6178841</text:p>
          </table:table-cell>
          <table:table-cell office:value-type="float" office:value="2416282" calcext:value-type="float">
            <text:p>2416282</text:p>
          </table:table-cell>
          <table:table-cell table:formula="of:=[.C37]/[.D37]" office:value-type="float" office:value="2.55716882383761" calcext:value-type="float">
            <text:p>2,55716882383761</text:p>
          </table:table-cell>
          <table:table-cell table:formula="of:=[.C37]/[.B37]" office:value-type="float" office:value="134322.630434783" calcext:value-type="float">
            <text:p>134322,630434783</text:p>
          </table:table-cell>
          <table:table-cell table:formula="of:=[.D37]/[.B37]" office:value-type="float" office:value="52527.8695652174" calcext:value-type="float">
            <text:p>52527,8695652174</text:p>
          </table:table-cell>
        </table:table-row>
        <table:table-row table:style-name="ro1">
          <table:table-cell office:value-type="string" calcext:value-type="string">
            <text:p>/home/andreasbehnke/.m2/repository/commons-chain/commons-chain/1.1/commons-chain-1.1.jar</text:p>
          </table:table-cell>
          <table:table-cell office:value-type="float" office:value="61" calcext:value-type="float">
            <text:p>61</text:p>
          </table:table-cell>
          <table:table-cell office:value-type="float" office:value="5689416" calcext:value-type="float">
            <text:p>5689416</text:p>
          </table:table-cell>
          <table:table-cell office:value-type="float" office:value="2170686" calcext:value-type="float">
            <text:p>2170686</text:p>
          </table:table-cell>
          <table:table-cell table:formula="of:=[.C38]/[.D38]" office:value-type="float" office:value="2.62102211006106" calcext:value-type="float">
            <text:p>2,62102211006106</text:p>
          </table:table-cell>
          <table:table-cell table:formula="of:=[.C38]/[.B38]" office:value-type="float" office:value="93269.1147540984" calcext:value-type="float">
            <text:p>93269,1147540984</text:p>
          </table:table-cell>
          <table:table-cell table:formula="of:=[.D38]/[.B38]" office:value-type="float" office:value="35585.0163934426" calcext:value-type="float">
            <text:p>35585,0163934426</text:p>
          </table:table-cell>
        </table:table-row>
        <table:table-row table:style-name="ro1">
          <table:table-cell office:value-type="string" calcext:value-type="string">
            <text:p>/home/andreasbehnke/.m2/repository/xerces/xercesImpl/2.9.1/xercesImpl-2.9.1.jar</text:p>
          </table:table-cell>
          <table:table-cell office:value-type="float" office:value="894" calcext:value-type="float">
            <text:p>894</text:p>
          </table:table-cell>
          <table:table-cell office:value-type="float" office:value="68562531" calcext:value-type="float">
            <text:p>68562531</text:p>
          </table:table-cell>
          <table:table-cell office:value-type="float" office:value="22231705" calcext:value-type="float">
            <text:p>22231705</text:p>
          </table:table-cell>
          <table:table-cell table:formula="of:=[.C39]/[.D39]" office:value-type="float" office:value="3.08399787600636" calcext:value-type="float">
            <text:p>3,08399787600636</text:p>
          </table:table-cell>
          <table:table-cell table:formula="of:=[.C39]/[.B39]" office:value-type="float" office:value="76691.8691275168" calcext:value-type="float">
            <text:p>76691,8691275168</text:p>
          </table:table-cell>
          <table:table-cell table:formula="of:=[.D39]/[.B39]" office:value-type="float" office:value="24867.6789709172" calcext:value-type="float">
            <text:p>24867,6789709172</text:p>
          </table:table-cell>
        </table:table-row>
        <table:table-row table:style-name="ro1">
          <table:table-cell office:value-type="string" calcext:value-type="string">
            <text:p>/home/andreasbehnke/.m2/repository/javax/servlet/servlet-api/2.5/servlet-api-2.5.jar</text:p>
          </table:table-cell>
          <table:table-cell office:value-type="float" office:value="42" calcext:value-type="float">
            <text:p>42</text:p>
          </table:table-cell>
          <table:table-cell office:value-type="float" office:value="3847253" calcext:value-type="float">
            <text:p>3847253</text:p>
          </table:table-cell>
          <table:table-cell office:value-type="float" office:value="1600707" calcext:value-type="float">
            <text:p>1600707</text:p>
          </table:table-cell>
          <table:table-cell table:formula="of:=[.C40]/[.D40]" office:value-type="float" office:value="2.40347109121157" calcext:value-type="float">
            <text:p>2,40347109121157</text:p>
          </table:table-cell>
          <table:table-cell table:formula="of:=[.C40]/[.B40]" office:value-type="float" office:value="91601.2619047619" calcext:value-type="float">
            <text:p>91601,2619047619</text:p>
          </table:table-cell>
          <table:table-cell table:formula="of:=[.D40]/[.B40]" office:value-type="float" office:value="38112.0714285714" calcext:value-type="float">
            <text:p>38112,0714285714</text:p>
          </table:table-cell>
        </table:table-row>
        <table:table-row table:style-name="ro1">
          <table:table-cell office:value-type="string" calcext:value-type="string">
            <text:p>/home/andreasbehnke/.m2/repository/antlr/antlr/2.7.7/antlr-2.7.7.jar</text:p>
          </table:table-cell>
          <table:table-cell office:value-type="float" office:value="224" calcext:value-type="float">
            <text:p>224</text:p>
          </table:table-cell>
          <table:table-cell office:value-type="float" office:value="25781378" calcext:value-type="float">
            <text:p>25781378</text:p>
          </table:table-cell>
          <table:table-cell office:value-type="float" office:value="8054957" calcext:value-type="float">
            <text:p>8054957</text:p>
          </table:table-cell>
          <table:table-cell table:formula="of:=[.C41]/[.D41]" office:value-type="float" office:value="3.20068474605141" calcext:value-type="float">
            <text:p>3,20068474605141</text:p>
          </table:table-cell>
          <table:table-cell table:formula="of:=[.C41]/[.B41]" office:value-type="float" office:value="115095.4375" calcext:value-type="float">
            <text:p>115095,4375</text:p>
          </table:table-cell>
          <table:table-cell table:formula="of:=[.D41]/[.B41]" office:value-type="float" office:value="35959.6294642857" calcext:value-type="float">
            <text:p>35959,6294642857</text:p>
          </table:table-cell>
        </table:table-row>
        <table:table-row table:style-name="ro1">
          <table:table-cell office:value-type="string" calcext:value-type="string">
            <text:p>/home/andreasbehnke/.m2/repository/antlr/antlr/2.7.2/antlr-2.7.2.jar</text:p>
          </table:table-cell>
          <table:table-cell office:value-type="float" office:value="193" calcext:value-type="float">
            <text:p>193</text:p>
          </table:table-cell>
          <table:table-cell office:value-type="float" office:value="77746032" calcext:value-type="float">
            <text:p>77746032</text:p>
          </table:table-cell>
          <table:table-cell office:value-type="float" office:value="5703322" calcext:value-type="float">
            <text:p>5703322</text:p>
          </table:table-cell>
          <table:table-cell table:formula="of:=[.C42]/[.D42]" office:value-type="float" office:value="13.631710080546" calcext:value-type="float">
            <text:p>13,631710080546</text:p>
          </table:table-cell>
          <table:table-cell table:formula="of:=[.C42]/[.B42]" office:value-type="float" office:value="402829.18134715" calcext:value-type="float">
            <text:p>402829,18134715</text:p>
          </table:table-cell>
          <table:table-cell table:formula="of:=[.D42]/[.B42]" office:value-type="float" office:value="29550.8911917098" calcext:value-type="float">
            <text:p>29550,8911917098</text:p>
          </table:table-cell>
        </table:table-row>
        <table:table-row table:style-name="ro1">
          <table:table-cell office:value-type="string" calcext:value-type="string">
            <text:p>/home/andreasbehnke/.m2/repository/commons-beanutils/commons-beanutils/1.7.0/commons-beanutils-1.7.0.jar</text:p>
          </table:table-cell>
          <table:table-cell office:value-type="float" office:value="111" calcext:value-type="float">
            <text:p>111</text:p>
          </table:table-cell>
          <table:table-cell office:value-type="float" office:value="8042991" calcext:value-type="float">
            <text:p>8042991</text:p>
          </table:table-cell>
          <table:table-cell office:value-type="float" office:value="3051221" calcext:value-type="float">
            <text:p>3051221</text:p>
          </table:table-cell>
          <table:table-cell table:formula="of:=[.C43]/[.D43]" office:value-type="float" office:value="2.63599096886132" calcext:value-type="float">
            <text:p>2,63599096886132</text:p>
          </table:table-cell>
          <table:table-cell table:formula="of:=[.C43]/[.B43]" office:value-type="float" office:value="72459.3783783784" calcext:value-type="float">
            <text:p>72459,3783783784</text:p>
          </table:table-cell>
          <table:table-cell table:formula="of:=[.D43]/[.B43]" office:value-type="float" office:value="27488.4774774775" calcext:value-type="float">
            <text:p>27488,4774774775</text:p>
          </table:table-cell>
        </table:table-row>
        <table:table-row table:style-name="ro1">
          <table:table-cell office:value-type="string" calcext:value-type="string">
            <text:p>/home/andreasbehnke/.m2/repository/jdom/jdom/1.0/jdom-1.0.jar</text:p>
          </table:table-cell>
          <table:table-cell office:value-type="float" office:value="75" calcext:value-type="float">
            <text:p>75</text:p>
          </table:table-cell>
          <table:table-cell office:value-type="float" office:value="6572728" calcext:value-type="float">
            <text:p>6572728</text:p>
          </table:table-cell>
          <table:table-cell office:value-type="float" office:value="3081271" calcext:value-type="float">
            <text:p>3081271</text:p>
          </table:table-cell>
          <table:table-cell table:formula="of:=[.C44]/[.D44]" office:value-type="float" office:value="2.13312233815202" calcext:value-type="float">
            <text:p>2,13312233815202</text:p>
          </table:table-cell>
          <table:table-cell table:formula="of:=[.C44]/[.B44]" office:value-type="float" office:value="87636.3733333333" calcext:value-type="float">
            <text:p>87636,3733333333</text:p>
          </table:table-cell>
          <table:table-cell table:formula="of:=[.D44]/[.B44]" office:value-type="float" office:value="41083.6133333333" calcext:value-type="float">
            <text:p>41083,6133333333</text:p>
          </table:table-cell>
        </table:table-row>
        <table:table-row table:style-name="ro1">
          <table:table-cell office:value-type="string" calcext:value-type="string">
            <text:p>/home/andreasbehnke/.m2/repository/org/jetbrains/annotations/15.0/annotations-15.0.jar</text:p>
          </table:table-cell>
          <table:table-cell office:value-type="float" office:value="33" calcext:value-type="float">
            <text:p>33</text:p>
          </table:table-cell>
          <table:table-cell office:value-type="float" office:value="1589858" calcext:value-type="float">
            <text:p>1589858</text:p>
          </table:table-cell>
          <table:table-cell office:value-type="float" office:value="1177094" calcext:value-type="float">
            <text:p>1177094</text:p>
          </table:table-cell>
          <table:table-cell table:formula="of:=[.C45]/[.D45]" office:value-type="float" office:value="1.35066358336717" calcext:value-type="float">
            <text:p>1,35066358336717</text:p>
          </table:table-cell>
          <table:table-cell table:formula="of:=[.C45]/[.B45]" office:value-type="float" office:value="48177.5151515152" calcext:value-type="float">
            <text:p>48177,5151515152</text:p>
          </table:table-cell>
          <table:table-cell table:formula="of:=[.D45]/[.B45]" office:value-type="float" office:value="35669.5151515152" calcext:value-type="float">
            <text:p>35669,5151515152</text:p>
          </table:table-cell>
        </table:table-row>
        <table:table-row table:style-name="ro1">
          <table:table-cell office:value-type="string" calcext:value-type="string">
            <text:p>/home/andreasbehnke/.m2/repository/org/jgrapht/jgrapht-core/1.0.1/jgrapht-core-1.0.1.jar</text:p>
          </table:table-cell>
          <table:table-cell office:value-type="float" office:value="376" calcext:value-type="float">
            <text:p>376</text:p>
          </table:table-cell>
          <table:table-cell office:value-type="float" office:value="32426130" calcext:value-type="float">
            <text:p>32426130</text:p>
          </table:table-cell>
          <table:table-cell office:value-type="float" office:value="21681479" calcext:value-type="float">
            <text:p>21681479</text:p>
          </table:table-cell>
          <table:table-cell table:formula="of:=[.C46]/[.D46]" office:value-type="float" office:value="1.49556817595331" calcext:value-type="float">
            <text:p>1,49556817595331</text:p>
          </table:table-cell>
          <table:table-cell table:formula="of:=[.C46]/[.B46]" office:value-type="float" office:value="86239.7074468085" calcext:value-type="float">
            <text:p>86239,7074468085</text:p>
          </table:table-cell>
          <table:table-cell table:formula="of:=[.D46]/[.B46]" office:value-type="float" office:value="57663.5079787234" calcext:value-type="float">
            <text:p>57663,5079787234</text:p>
          </table:table-cell>
        </table:table-row>
        <table:table-row table:style-name="ro1">
          <table:table-cell office:value-type="string" calcext:value-type="string">
            <text:p>/home/andreasbehnke/.m2/repository/org/slf4j/jcl-over-slf4j/1.5.6/jcl-over-slf4j-1.5.6.jar</text:p>
          </table:table-cell>
          <table:table-cell office:value-type="float" office:value="9" calcext:value-type="float">
            <text:p>9</text:p>
          </table:table-cell>
          <table:table-cell office:value-type="float" office:value="1192588" calcext:value-type="float">
            <text:p>1192588</text:p>
          </table:table-cell>
          <table:table-cell office:value-type="float" office:value="1216622" calcext:value-type="float">
            <text:p>1216622</text:p>
          </table:table-cell>
          <table:table-cell table:formula="of:=[.C47]/[.D47]" office:value-type="float" office:value="0.980245302156298" calcext:value-type="float">
            <text:p>0,980245302156298</text:p>
          </table:table-cell>
          <table:table-cell table:formula="of:=[.C47]/[.B47]" office:value-type="float" office:value="132509.777777778" calcext:value-type="float">
            <text:p>132509,777777778</text:p>
          </table:table-cell>
          <table:table-cell table:formula="of:=[.D47]/[.B47]" office:value-type="float" office:value="135180.222222222" calcext:value-type="float">
            <text:p>135180,222222222</text:p>
          </table:table-cell>
        </table:table-row>
        <table:table-row table:style-name="ro1">
          <table:table-cell office:value-type="string" calcext:value-type="string">
            <text:p>/home/andreasbehnke/.m2/repository/org/slf4j/slf4j-jdk14/1.5.6/slf4j-jdk14-1.5.6.jar</text:p>
          </table:table-cell>
          <table:table-cell office:value-type="float" office:value="5" calcext:value-type="float">
            <text:p>5</text:p>
          </table:table-cell>
          <table:table-cell office:value-type="float" office:value="720977" calcext:value-type="float">
            <text:p>720977</text:p>
          </table:table-cell>
          <table:table-cell office:value-type="float" office:value="746278" calcext:value-type="float">
            <text:p>746278</text:p>
          </table:table-cell>
          <table:table-cell table:formula="of:=[.C48]/[.D48]" office:value-type="float" office:value="0.966097084464503" calcext:value-type="float">
            <text:p>0,966097084464503</text:p>
          </table:table-cell>
          <table:table-cell table:formula="of:=[.C48]/[.B48]" office:value-type="float" office:value="144195.4" calcext:value-type="float">
            <text:p>144195,4</text:p>
          </table:table-cell>
          <table:table-cell table:formula="of:=[.D48]/[.B48]" office:value-type="float" office:value="149255.6" calcext:value-type="float">
            <text:p>149255,6</text:p>
          </table:table-cell>
        </table:table-row>
        <table:table-row table:style-name="ro1">
          <table:table-cell office:value-type="string" calcext:value-type="string">
            <text:p>/home/andreasbehnke/.m2/repository/org/slf4j/slf4j-jdk14/1.7.24/slf4j-jdk14-1.7.24.jar</text:p>
          </table:table-cell>
          <table:table-cell office:value-type="float" office:value="5" calcext:value-type="float">
            <text:p>5</text:p>
          </table:table-cell>
          <table:table-cell office:value-type="float" office:value="1039577" calcext:value-type="float">
            <text:p>1039577</text:p>
          </table:table-cell>
          <table:table-cell office:value-type="float" office:value="755528" calcext:value-type="float">
            <text:p>755528</text:p>
          </table:table-cell>
          <table:table-cell table:formula="of:=[.C49]/[.D49]" office:value-type="float" office:value="1.37596091739816" calcext:value-type="float">
            <text:p>1,37596091739816</text:p>
          </table:table-cell>
          <table:table-cell table:formula="of:=[.C49]/[.B49]" office:value-type="float" office:value="207915.4" calcext:value-type="float">
            <text:p>207915,4</text:p>
          </table:table-cell>
          <table:table-cell table:formula="of:=[.D49]/[.B49]" office:value-type="float" office:value="151105.6" calcext:value-type="float">
            <text:p>151105,6</text:p>
          </table:table-cell>
        </table:table-row>
        <table:table-row table:style-name="ro1">
          <table:table-cell office:value-type="string" calcext:value-type="string">
            <text:p>/home/andreasbehnke/.m2/repository/org/slf4j/slf4j-api/1.5.6/slf4j-api-1.5.6.jar</text:p>
          </table:table-cell>
          <table:table-cell office:value-type="float" office:value="21" calcext:value-type="float">
            <text:p>21</text:p>
          </table:table-cell>
          <table:table-cell office:value-type="float" office:value="1593807" calcext:value-type="float">
            <text:p>1593807</text:p>
          </table:table-cell>
          <table:table-cell office:value-type="float" office:value="1287179" calcext:value-type="float">
            <text:p>1287179</text:p>
          </table:table-cell>
          <table:table-cell table:formula="of:=[.C50]/[.D50]" office:value-type="float" office:value="1.23821706227339" calcext:value-type="float">
            <text:p>1,23821706227339</text:p>
          </table:table-cell>
          <table:table-cell table:formula="of:=[.C50]/[.B50]" office:value-type="float" office:value="75895.5714285714" calcext:value-type="float">
            <text:p>75895,5714285714</text:p>
          </table:table-cell>
          <table:table-cell table:formula="of:=[.D50]/[.B50]" office:value-type="float" office:value="61294.2380952381" calcext:value-type="float">
            <text:p>61294,2380952381</text:p>
          </table:table-cell>
        </table:table-row>
        <table:table-row table:style-name="ro1">
          <table:table-cell office:value-type="string" calcext:value-type="string">
            <text:p>/home/andreasbehnke/.m2/repository/org/slf4j/slf4j-api/1.7.24/slf4j-api-1.7.24.jar</text:p>
          </table:table-cell>
          <table:table-cell office:value-type="float" office:value="34" calcext:value-type="float">
            <text:p>34</text:p>
          </table:table-cell>
          <table:table-cell office:value-type="float" office:value="2464518" calcext:value-type="float">
            <text:p>2464518</text:p>
          </table:table-cell>
          <table:table-cell office:value-type="float" office:value="3311129" calcext:value-type="float">
            <text:p>3311129</text:p>
          </table:table-cell>
          <table:table-cell table:formula="of:=[.C51]/[.D51]" office:value-type="float" office:value="0.744313495487491" calcext:value-type="float">
            <text:p>0,744313495487491</text:p>
          </table:table-cell>
          <table:table-cell table:formula="of:=[.C51]/[.B51]" office:value-type="float" office:value="72485.8235294118" calcext:value-type="float">
            <text:p>72485,8235294118</text:p>
          </table:table-cell>
          <table:table-cell table:formula="of:=[.D51]/[.B51]" office:value-type="float" office:value="97386.1470588235" calcext:value-type="float">
            <text:p>97386,1470588235</text:p>
          </table:table-cell>
        </table:table-row>
        <table:table-row table:style-name="ro1">
          <table:table-cell office:value-type="string" calcext:value-type="string">
            <text:p>/home/andreasbehnke/.m2/repository/org/slf4j/slf4j-api/1.7.5/slf4j-api-1.7.5.jar</text:p>
          </table:table-cell>
          <table:table-cell office:value-type="float" office:value="23" calcext:value-type="float">
            <text:p>23</text:p>
          </table:table-cell>
          <table:table-cell office:value-type="float" office:value="1720606" calcext:value-type="float">
            <text:p>1720606</text:p>
          </table:table-cell>
          <table:table-cell office:value-type="float" office:value="1149837" calcext:value-type="float">
            <text:p>1149837</text:p>
          </table:table-cell>
          <table:table-cell table:formula="of:=[.C52]/[.D52]" office:value-type="float" office:value="1.49639122762618" calcext:value-type="float">
            <text:p>1,49639122762618</text:p>
          </table:table-cell>
          <table:table-cell table:formula="of:=[.C52]/[.B52]" office:value-type="float" office:value="74808.9565217391" calcext:value-type="float">
            <text:p>74808,9565217391</text:p>
          </table:table-cell>
          <table:table-cell table:formula="of:=[.D52]/[.B52]" office:value-type="float" office:value="49992.9130434783" calcext:value-type="float">
            <text:p>49992,9130434783</text:p>
          </table:table-cell>
        </table:table-row>
        <table:table-row table:style-name="ro1">
          <table:table-cell office:value-type="string" calcext:value-type="string">
            <text:p>/home/andreasbehnke/.m2/repository/org/javaan/javaan-cli/3.0-SNAPSHOT/javaan-cli-3.0-SNAPSHOT.jar</text:p>
          </table:table-cell>
          <table:table-cell office:value-type="float" office:value="45" calcext:value-type="float">
            <text:p>45</text:p>
          </table:table-cell>
          <table:table-cell office:value-type="float" office:value="3131307" calcext:value-type="float">
            <text:p>3131307</text:p>
          </table:table-cell>
          <table:table-cell office:value-type="float" office:value="1557767" calcext:value-type="float">
            <text:p>1557767</text:p>
          </table:table-cell>
          <table:table-cell table:formula="of:=[.C53]/[.D53]" office:value-type="float" office:value="2.01012539102446" calcext:value-type="float">
            <text:p>2,01012539102446</text:p>
          </table:table-cell>
          <table:table-cell table:formula="of:=[.C53]/[.B53]" office:value-type="float" office:value="69584.6" calcext:value-type="float">
            <text:p>69584,6</text:p>
          </table:table-cell>
          <table:table-cell table:formula="of:=[.D53]/[.B53]" office:value-type="float" office:value="34617.0444444444" calcext:value-type="float">
            <text:p>34617,0444444444</text:p>
          </table:table-cell>
        </table:table-row>
        <table:table-row table:style-name="ro1">
          <table:table-cell office:value-type="string" calcext:value-type="string">
            <text:p>/home/andreasbehnke/.m2/repository/org/javaan/javaan-lib/3.0-SNAPSHOT/javaan-lib-3.0-SNAPSHOT.jar</text:p>
          </table:table-cell>
          <table:table-cell office:value-type="float" office:value="70" calcext:value-type="float">
            <text:p>70</text:p>
          </table:table-cell>
          <table:table-cell office:value-type="float" office:value="4784039" calcext:value-type="float">
            <text:p>4784039</text:p>
          </table:table-cell>
          <table:table-cell office:value-type="float" office:value="2853784" calcext:value-type="float">
            <text:p>2853784</text:p>
          </table:table-cell>
          <table:table-cell table:formula="of:=[.C54]/[.D54]" office:value-type="float" office:value="1.67638440750947" calcext:value-type="float">
            <text:p>1,67638440750947</text:p>
          </table:table-cell>
          <table:table-cell table:formula="of:=[.C54]/[.B54]" office:value-type="float" office:value="68343.4142857143" calcext:value-type="float">
            <text:p>68343,4142857143</text:p>
          </table:table-cell>
          <table:table-cell table:formula="of:=[.D54]/[.B54]" office:value-type="float" office:value="40768.3428571429" calcext:value-type="float">
            <text:p>40768,3428571429</text:p>
          </table:table-cell>
        </table:table-row>
        <table:table-row table:style-name="ro1">
          <table:table-cell office:value-type="string" calcext:value-type="string">
            <text:p>/home/andreasbehnke/.m2/repository/org/codehaus/mojo/license-maven-plugin/1.5/license-maven-plugin-1.5.jar</text:p>
          </table:table-cell>
          <table:table-cell office:value-type="float" office:value="63" calcext:value-type="float">
            <text:p>63</text:p>
          </table:table-cell>
          <table:table-cell office:value-type="float" office:value="5752975" calcext:value-type="float">
            <text:p>5752975</text:p>
          </table:table-cell>
          <table:table-cell office:value-type="float" office:value="3075973" calcext:value-type="float">
            <text:p>3075973</text:p>
          </table:table-cell>
          <table:table-cell table:formula="of:=[.C55]/[.D55]" office:value-type="float" office:value="1.87029437514569" calcext:value-type="float">
            <text:p>1,87029437514569</text:p>
          </table:table-cell>
          <table:table-cell table:formula="of:=[.C55]/[.B55]" office:value-type="float" office:value="91317.0634920635" calcext:value-type="float">
            <text:p>91317,0634920635</text:p>
          </table:table-cell>
          <table:table-cell table:formula="of:=[.D55]/[.B55]" office:value-type="float" office:value="48824.9682539683" calcext:value-type="float">
            <text:p>48824,9682539683</text:p>
          </table:table-cell>
        </table:table-row>
        <table:table-row table:style-name="ro1">
          <table:table-cell office:value-type="string" calcext:value-type="string">
            <text:p>/home/andreasbehnke/.m2/repository/org/codehaus/mojo/exec-maven-plugin/1.6.0/exec-maven-plugin-1.6.0.jar</text:p>
          </table:table-cell>
          <table:table-cell office:value-type="float" office:value="16" calcext:value-type="float">
            <text:p>16</text:p>
          </table:table-cell>
          <table:table-cell office:value-type="float" office:value="2123179" calcext:value-type="float">
            <text:p>2123179</text:p>
          </table:table-cell>
          <table:table-cell office:value-type="float" office:value="1210747" calcext:value-type="float">
            <text:p>1210747</text:p>
          </table:table-cell>
          <table:table-cell table:formula="of:=[.C56]/[.D56]" office:value-type="float" office:value="1.75361078738993" calcext:value-type="float">
            <text:p>1,75361078738993</text:p>
          </table:table-cell>
          <table:table-cell table:formula="of:=[.C56]/[.B56]" office:value-type="float" office:value="132698.6875" calcext:value-type="float">
            <text:p>132698,6875</text:p>
          </table:table-cell>
          <table:table-cell table:formula="of:=[.D56]/[.B56]" office:value-type="float" office:value="75671.6875" calcext:value-type="float">
            <text:p>75671,6875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velocity/1.1.8/plexus-velocity-1.1.8.jar</text:p>
          </table:table-cell>
          <table:table-cell office:value-type="float" office:value="5" calcext:value-type="float">
            <text:p>5</text:p>
          </table:table-cell>
          <table:table-cell office:value-type="float" office:value="793235" calcext:value-type="float">
            <text:p>793235</text:p>
          </table:table-cell>
          <table:table-cell office:value-type="float" office:value="588827" calcext:value-type="float">
            <text:p>588827</text:p>
          </table:table-cell>
          <table:table-cell table:formula="of:=[.C57]/[.D57]" office:value-type="float" office:value="1.34714440744056" calcext:value-type="float">
            <text:p>1,34714440744056</text:p>
          </table:table-cell>
          <table:table-cell table:formula="of:=[.C57]/[.B57]" office:value-type="float" office:value="158647" calcext:value-type="float">
            <text:p>158647</text:p>
          </table:table-cell>
          <table:table-cell table:formula="of:=[.D57]/[.B57]" office:value-type="float" office:value="117765.4" calcext:value-type="float">
            <text:p>117765,4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velocity/1.1.7/plexus-velocity-1.1.7.jar</text:p>
          </table:table-cell>
          <table:table-cell office:value-type="float" office:value="5" calcext:value-type="float">
            <text:p>5</text:p>
          </table:table-cell>
          <table:table-cell office:value-type="float" office:value="575737" calcext:value-type="float">
            <text:p>575737</text:p>
          </table:table-cell>
          <table:table-cell office:value-type="float" office:value="566992" calcext:value-type="float">
            <text:p>566992</text:p>
          </table:table-cell>
          <table:table-cell table:formula="of:=[.C58]/[.D58]" office:value-type="float" office:value="1.01542349803877" calcext:value-type="float">
            <text:p>1,01542349803877</text:p>
          </table:table-cell>
          <table:table-cell table:formula="of:=[.C58]/[.B58]" office:value-type="float" office:value="115147.4" calcext:value-type="float">
            <text:p>115147,4</text:p>
          </table:table-cell>
          <table:table-cell table:formula="of:=[.D58]/[.B58]" office:value-type="float" office:value="113398.4" calcext:value-type="float">
            <text:p>113398,4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container-default/1.0-alpha-30/plexus-container-default-1.0-alpha-30.jar</text:p>
          </table:table-cell>
          <table:table-cell office:value-type="float" office:value="212" calcext:value-type="float">
            <text:p>212</text:p>
          </table:table-cell>
          <table:table-cell office:value-type="float" office:value="11055076" calcext:value-type="float">
            <text:p>11055076</text:p>
          </table:table-cell>
          <table:table-cell office:value-type="float" office:value="4736066" calcext:value-type="float">
            <text:p>4736066</text:p>
          </table:table-cell>
          <table:table-cell table:formula="of:=[.C59]/[.D59]" office:value-type="float" office:value="2.33423182869495" calcext:value-type="float">
            <text:p>2,33423182869495</text:p>
          </table:table-cell>
          <table:table-cell table:formula="of:=[.C59]/[.B59]" office:value-type="float" office:value="52146.5849056604" calcext:value-type="float">
            <text:p>52146,5849056604</text:p>
          </table:table-cell>
          <table:table-cell table:formula="of:=[.D59]/[.B59]" office:value-type="float" office:value="22339.9339622642" calcext:value-type="float">
            <text:p>22339,9339622642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container-default/1.5.5/plexus-container-default-1.5.5.jar</text:p>
          </table:table-cell>
          <table:table-cell office:value-type="float" office:value="185" calcext:value-type="float">
            <text:p>185</text:p>
          </table:table-cell>
          <table:table-cell office:value-type="float" office:value="10280594" calcext:value-type="float">
            <text:p>10280594</text:p>
          </table:table-cell>
          <table:table-cell office:value-type="float" office:value="5368074" calcext:value-type="float">
            <text:p>5368074</text:p>
          </table:table-cell>
          <table:table-cell table:formula="of:=[.C60]/[.D60]" office:value-type="float" office:value="1.91513641577966" calcext:value-type="float">
            <text:p>1,91513641577966</text:p>
          </table:table-cell>
          <table:table-cell table:formula="of:=[.C60]/[.B60]" office:value-type="float" office:value="55570.7783783784" calcext:value-type="float">
            <text:p>55570,7783783784</text:p>
          </table:table-cell>
          <table:table-cell table:formula="of:=[.D60]/[.B60]" office:value-type="float" office:value="29016.6162162162" calcext:value-type="float">
            <text:p>29016,6162162162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container-default/1.0-alpha-9-stable-1/plexus-container-default-1.0-alpha-9-stable-1.jar</text:p>
          </table:table-cell>
          <table:table-cell office:value-type="float" office:value="175" calcext:value-type="float">
            <text:p>175</text:p>
          </table:table-cell>
          <table:table-cell office:value-type="float" office:value="9323594" calcext:value-type="float">
            <text:p>9323594</text:p>
          </table:table-cell>
          <table:table-cell office:value-type="float" office:value="4274575" calcext:value-type="float">
            <text:p>4274575</text:p>
          </table:table-cell>
          <table:table-cell table:formula="of:=[.C61]/[.D61]" office:value-type="float" office:value="2.18117450272834" calcext:value-type="float">
            <text:p>2,18117450272834</text:p>
          </table:table-cell>
          <table:table-cell table:formula="of:=[.C61]/[.B61]" office:value-type="float" office:value="53277.68" calcext:value-type="float">
            <text:p>53277,68</text:p>
          </table:table-cell>
          <table:table-cell table:formula="of:=[.D61]/[.B61]" office:value-type="float" office:value="24426.1428571429" calcext:value-type="float">
            <text:p>24426,1428571429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interactivity-api/1.0-alpha-6/plexus-interactivity-api-1.0-alpha-6.jar</text:p>
          </table:table-cell>
          <table:table-cell office:value-type="float" office:value="11" calcext:value-type="float">
            <text:p>11</text:p>
          </table:table-cell>
          <table:table-cell office:value-type="float" office:value="905328" calcext:value-type="float">
            <text:p>905328</text:p>
          </table:table-cell>
          <table:table-cell office:value-type="float" office:value="803440" calcext:value-type="float">
            <text:p>803440</text:p>
          </table:table-cell>
          <table:table-cell table:formula="of:=[.C62]/[.D62]" office:value-type="float" office:value="1.12681469680374" calcext:value-type="float">
            <text:p>1,12681469680374</text:p>
          </table:table-cell>
          <table:table-cell table:formula="of:=[.C62]/[.B62]" office:value-type="float" office:value="82302.5454545455" calcext:value-type="float">
            <text:p>82302,5454545455</text:p>
          </table:table-cell>
          <table:table-cell table:formula="of:=[.D62]/[.B62]" office:value-type="float" office:value="73040" calcext:value-type="float">
            <text:p>73040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interactivity-api/1.0-alpha-4/plexus-interactivity-api-1.0-alpha-4.jar</text:p>
          </table:table-cell>
          <table:table-cell office:value-type="float" office:value="11" calcext:value-type="float">
            <text:p>11</text:p>
          </table:table-cell>
          <table:table-cell office:value-type="float" office:value="861305" calcext:value-type="float">
            <text:p>861305</text:p>
          </table:table-cell>
          <table:table-cell office:value-type="float" office:value="750407" calcext:value-type="float">
            <text:p>750407</text:p>
          </table:table-cell>
          <table:table-cell table:formula="of:=[.C63]/[.D63]" office:value-type="float" office:value="1.14778380265643" calcext:value-type="float">
            <text:p>1,14778380265643</text:p>
          </table:table-cell>
          <table:table-cell table:formula="of:=[.C63]/[.B63]" office:value-type="float" office:value="78300.4545454546" calcext:value-type="float">
            <text:p>78300,4545454546</text:p>
          </table:table-cell>
          <table:table-cell table:formula="of:=[.D63]/[.B63]" office:value-type="float" office:value="68218.8181818182" calcext:value-type="float">
            <text:p>68218,8181818182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archiver/1.0/plexus-archiver-1.0.jar</text:p>
          </table:table-cell>
          <table:table-cell office:value-type="float" office:value="107" calcext:value-type="float">
            <text:p>107</text:p>
          </table:table-cell>
          <table:table-cell office:value-type="float" office:value="7692408" calcext:value-type="float">
            <text:p>7692408</text:p>
          </table:table-cell>
          <table:table-cell office:value-type="float" office:value="2590241" calcext:value-type="float">
            <text:p>2590241</text:p>
          </table:table-cell>
          <table:table-cell table:formula="of:=[.C64]/[.D64]" office:value-type="float" office:value="2.96976536160149" calcext:value-type="float">
            <text:p>2,96976536160149</text:p>
          </table:table-cell>
          <table:table-cell table:formula="of:=[.C64]/[.B64]" office:value-type="float" office:value="71891.6635514019" calcext:value-type="float">
            <text:p>71891,6635514019</text:p>
          </table:table-cell>
          <table:table-cell table:formula="of:=[.D64]/[.B64]" office:value-type="float" office:value="24207.8598130841" calcext:value-type="float">
            <text:p>24207,8598130841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archiver/2.2/plexus-archiver-2.2.jar</text:p>
          </table:table-cell>
          <table:table-cell office:value-type="float" office:value="112" calcext:value-type="float">
            <text:p>112</text:p>
          </table:table-cell>
          <table:table-cell office:value-type="float" office:value="7931931" calcext:value-type="float">
            <text:p>7931931</text:p>
          </table:table-cell>
          <table:table-cell office:value-type="float" office:value="5046832" calcext:value-type="float">
            <text:p>5046832</text:p>
          </table:table-cell>
          <table:table-cell table:formula="of:=[.C65]/[.D65]" office:value-type="float" office:value="1.57166535363174" calcext:value-type="float">
            <text:p>1,57166535363174</text:p>
          </table:table-cell>
          <table:table-cell table:formula="of:=[.C65]/[.B65]" office:value-type="float" office:value="70820.8125" calcext:value-type="float">
            <text:p>70820,8125</text:p>
          </table:table-cell>
          <table:table-cell table:formula="of:=[.D65]/[.B65]" office:value-type="float" office:value="45061" calcext:value-type="float">
            <text:p>45061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archiver/2.1/plexus-archiver-2.1.jar</text:p>
          </table:table-cell>
          <table:table-cell office:value-type="float" office:value="112" calcext:value-type="float">
            <text:p>112</text:p>
          </table:table-cell>
          <table:table-cell office:value-type="float" office:value="7753619" calcext:value-type="float">
            <text:p>7753619</text:p>
          </table:table-cell>
          <table:table-cell office:value-type="float" office:value="3165292" calcext:value-type="float">
            <text:p>3165292</text:p>
          </table:table-cell>
          <table:table-cell table:formula="of:=[.C66]/[.D66]" office:value-type="float" office:value="2.44957463640005" calcext:value-type="float">
            <text:p>2,44957463640005</text:p>
          </table:table-cell>
          <table:table-cell table:formula="of:=[.C66]/[.B66]" office:value-type="float" office:value="69228.7410714286" calcext:value-type="float">
            <text:p>69228,7410714286</text:p>
          </table:table-cell>
          <table:table-cell table:formula="of:=[.D66]/[.B66]" office:value-type="float" office:value="28261.5357142857" calcext:value-type="float">
            <text:p>28261,5357142857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compiler-api/2.2/plexus-compiler-api-2.2.jar</text:p>
          </table:table-cell>
          <table:table-cell office:value-type="float" office:value="20" calcext:value-type="float">
            <text:p>20</text:p>
          </table:table-cell>
          <table:table-cell office:value-type="float" office:value="1465681" calcext:value-type="float">
            <text:p>1465681</text:p>
          </table:table-cell>
          <table:table-cell office:value-type="float" office:value="1029136" calcext:value-type="float">
            <text:p>1029136</text:p>
          </table:table-cell>
          <table:table-cell table:formula="of:=[.C67]/[.D67]" office:value-type="float" office:value="1.4241859190622" calcext:value-type="float">
            <text:p>1,4241859190622</text:p>
          </table:table-cell>
          <table:table-cell table:formula="of:=[.C67]/[.B67]" office:value-type="float" office:value="73284.05" calcext:value-type="float">
            <text:p>73284,05</text:p>
          </table:table-cell>
          <table:table-cell table:formula="of:=[.D67]/[.B67]" office:value-type="float" office:value="51456.8" calcext:value-type="float">
            <text:p>51456,8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interpolation/1.14/plexus-interpolation-1.14.jar</text:p>
          </table:table-cell>
          <table:table-cell office:value-type="float" office:value="44" calcext:value-type="float">
            <text:p>44</text:p>
          </table:table-cell>
          <table:table-cell office:value-type="float" office:value="3001177" calcext:value-type="float">
            <text:p>3001177</text:p>
          </table:table-cell>
          <table:table-cell office:value-type="float" office:value="1606867" calcext:value-type="float">
            <text:p>1606867</text:p>
          </table:table-cell>
          <table:table-cell table:formula="of:=[.C68]/[.D68]" office:value-type="float" office:value="1.86771960591636" calcext:value-type="float">
            <text:p>1,86771960591636</text:p>
          </table:table-cell>
          <table:table-cell table:formula="of:=[.C68]/[.B68]" office:value-type="float" office:value="68208.5681818182" calcext:value-type="float">
            <text:p>68208,5681818182</text:p>
          </table:table-cell>
          <table:table-cell table:formula="of:=[.D68]/[.B68]" office:value-type="float" office:value="36519.7045454545" calcext:value-type="float">
            <text:p>36519,7045454545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interpolation/1.11/plexus-interpolation-1.11.jar</text:p>
          </table:table-cell>
          <table:table-cell office:value-type="float" office:value="40" calcext:value-type="float">
            <text:p>40</text:p>
          </table:table-cell>
          <table:table-cell office:value-type="float" office:value="2468154" calcext:value-type="float">
            <text:p>2468154</text:p>
          </table:table-cell>
          <table:table-cell office:value-type="float" office:value="1332591" calcext:value-type="float">
            <text:p>1332591</text:p>
          </table:table-cell>
          <table:table-cell table:formula="of:=[.C69]/[.D69]" office:value-type="float" office:value="1.85214668266557" calcext:value-type="float">
            <text:p>1,85214668266557</text:p>
          </table:table-cell>
          <table:table-cell table:formula="of:=[.C69]/[.B69]" office:value-type="float" office:value="61703.85" calcext:value-type="float">
            <text:p>61703,85</text:p>
          </table:table-cell>
          <table:table-cell table:formula="of:=[.D69]/[.B69]" office:value-type="float" office:value="33314.775" calcext:value-type="float">
            <text:p>33314,775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interpolation/1.13/plexus-interpolation-1.13.jar</text:p>
          </table:table-cell>
          <table:table-cell office:value-type="float" office:value="44" calcext:value-type="float">
            <text:p>44</text:p>
          </table:table-cell>
          <table:table-cell office:value-type="float" office:value="3126732" calcext:value-type="float">
            <text:p>3126732</text:p>
          </table:table-cell>
          <table:table-cell office:value-type="float" office:value="1380351" calcext:value-type="float">
            <text:p>1380351</text:p>
          </table:table-cell>
          <table:table-cell table:formula="of:=[.C70]/[.D70]" office:value-type="float" office:value="2.26517168459327" calcext:value-type="float">
            <text:p>2,26517168459327</text:p>
          </table:table-cell>
          <table:table-cell table:formula="of:=[.C70]/[.B70]" office:value-type="float" office:value="71062.0909090909" calcext:value-type="float">
            <text:p>71062,0909090909</text:p>
          </table:table-cell>
          <table:table-cell table:formula="of:=[.D70]/[.B70]" office:value-type="float" office:value="31371.6136363636" calcext:value-type="float">
            <text:p>31371,6136363636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interpolation/1.15/plexus-interpolation-1.15.jar</text:p>
          </table:table-cell>
          <table:table-cell office:value-type="float" office:value="44" calcext:value-type="float">
            <text:p>44</text:p>
          </table:table-cell>
          <table:table-cell office:value-type="float" office:value="2884482" calcext:value-type="float">
            <text:p>2884482</text:p>
          </table:table-cell>
          <table:table-cell office:value-type="float" office:value="1536946" calcext:value-type="float">
            <text:p>1536946</text:p>
          </table:table-cell>
          <table:table-cell table:formula="of:=[.C71]/[.D71]" office:value-type="float" office:value="1.87676209834308" calcext:value-type="float">
            <text:p>1,87676209834308</text:p>
          </table:table-cell>
          <table:table-cell table:formula="of:=[.C71]/[.B71]" office:value-type="float" office:value="65556.4090909091" calcext:value-type="float">
            <text:p>65556,4090909091</text:p>
          </table:table-cell>
          <table:table-cell table:formula="of:=[.D71]/[.B71]" office:value-type="float" office:value="34930.5909090909" calcext:value-type="float">
            <text:p>34930,5909090909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io/1.0/plexus-io-1.0.jar</text:p>
          </table:table-cell>
          <table:table-cell office:value-type="float" office:value="42" calcext:value-type="float">
            <text:p>42</text:p>
          </table:table-cell>
          <table:table-cell office:value-type="float" office:value="2594651" calcext:value-type="float">
            <text:p>2594651</text:p>
          </table:table-cell>
          <table:table-cell office:value-type="float" office:value="1520646" calcext:value-type="float">
            <text:p>1520646</text:p>
          </table:table-cell>
          <table:table-cell table:formula="of:=[.C72]/[.D72]" office:value-type="float" office:value="1.70628206696365" calcext:value-type="float">
            <text:p>1,70628206696365</text:p>
          </table:table-cell>
          <table:table-cell table:formula="of:=[.C72]/[.B72]" office:value-type="float" office:value="61777.4047619048" calcext:value-type="float">
            <text:p>61777,4047619048</text:p>
          </table:table-cell>
          <table:table-cell table:formula="of:=[.D72]/[.B72]" office:value-type="float" office:value="36205.8571428571" calcext:value-type="float">
            <text:p>36205,8571428571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io/2.0.6/plexus-io-2.0.6.jar</text:p>
          </table:table-cell>
          <table:table-cell office:value-type="float" office:value="43" calcext:value-type="float">
            <text:p>43</text:p>
          </table:table-cell>
          <table:table-cell office:value-type="float" office:value="2962636" calcext:value-type="float">
            <text:p>2962636</text:p>
          </table:table-cell>
          <table:table-cell office:value-type="float" office:value="1646670" calcext:value-type="float">
            <text:p>1646670</text:p>
          </table:table-cell>
          <table:table-cell table:formula="of:=[.C73]/[.D73]" office:value-type="float" office:value="1.79916801787851" calcext:value-type="float">
            <text:p>1,79916801787851</text:p>
          </table:table-cell>
          <table:table-cell table:formula="of:=[.C73]/[.B73]" office:value-type="float" office:value="68898.511627907" calcext:value-type="float">
            <text:p>68898,511627907</text:p>
          </table:table-cell>
          <table:table-cell table:formula="of:=[.D73]/[.B73]" office:value-type="float" office:value="38294.6511627907" calcext:value-type="float">
            <text:p>38294,6511627907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io/2.0.2/plexus-io-2.0.2.jar</text:p>
          </table:table-cell>
          <table:table-cell office:value-type="float" office:value="43" calcext:value-type="float">
            <text:p>43</text:p>
          </table:table-cell>
          <table:table-cell office:value-type="float" office:value="2966296" calcext:value-type="float">
            <text:p>2966296</text:p>
          </table:table-cell>
          <table:table-cell office:value-type="float" office:value="1497655" calcext:value-type="float">
            <text:p>1497655</text:p>
          </table:table-cell>
          <table:table-cell table:formula="of:=[.C74]/[.D74]" office:value-type="float" office:value="1.98062704695007" calcext:value-type="float">
            <text:p>1,98062704695007</text:p>
          </table:table-cell>
          <table:table-cell table:formula="of:=[.C74]/[.B74]" office:value-type="float" office:value="68983.6279069768" calcext:value-type="float">
            <text:p>68983,6279069768</text:p>
          </table:table-cell>
          <table:table-cell table:formula="of:=[.D74]/[.B74]" office:value-type="float" office:value="34829.1860465116" calcext:value-type="float">
            <text:p>34829,1860465116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compiler-manager/2.2/plexus-compiler-manager-2.2.jar</text:p>
          </table:table-cell>
          <table:table-cell office:value-type="float" office:value="3" calcext:value-type="float">
            <text:p>3</text:p>
          </table:table-cell>
          <table:table-cell office:value-type="float" office:value="523043" calcext:value-type="float">
            <text:p>523043</text:p>
          </table:table-cell>
          <table:table-cell office:value-type="float" office:value="485851" calcext:value-type="float">
            <text:p>485851</text:p>
          </table:table-cell>
          <table:table-cell table:formula="of:=[.C75]/[.D75]" office:value-type="float" office:value="1.07655021807097" calcext:value-type="float">
            <text:p>1,07655021807097</text:p>
          </table:table-cell>
          <table:table-cell table:formula="of:=[.C75]/[.B75]" office:value-type="float" office:value="174347.666666667" calcext:value-type="float">
            <text:p>174347,666666667</text:p>
          </table:table-cell>
          <table:table-cell table:formula="of:=[.D75]/[.B75]" office:value-type="float" office:value="161950.333333333" calcext:value-type="float">
            <text:p>161950,333333333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i18n/1.0-beta-7/plexus-i18n-1.0-beta-7.jar</text:p>
          </table:table-cell>
          <table:table-cell office:value-type="float" office:value="6" calcext:value-type="float">
            <text:p>6</text:p>
          </table:table-cell>
          <table:table-cell office:value-type="float" office:value="788472" calcext:value-type="float">
            <text:p>788472</text:p>
          </table:table-cell>
          <table:table-cell office:value-type="float" office:value="604410" calcext:value-type="float">
            <text:p>604410</text:p>
          </table:table-cell>
          <table:table-cell table:formula="of:=[.C76]/[.D76]" office:value-type="float" office:value="1.30453169206333" calcext:value-type="float">
            <text:p>1,30453169206333</text:p>
          </table:table-cell>
          <table:table-cell table:formula="of:=[.C76]/[.B76]" office:value-type="float" office:value="131412" calcext:value-type="float">
            <text:p>131412</text:p>
          </table:table-cell>
          <table:table-cell table:formula="of:=[.D76]/[.B76]" office:value-type="float" office:value="100735" calcext:value-type="float">
            <text:p>100735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digest/1.0/plexus-digest-1.0.jar</text:p>
          </table:table-cell>
          <table:table-cell office:value-type="float" office:value="13" calcext:value-type="float">
            <text:p>13</text:p>
          </table:table-cell>
          <table:table-cell office:value-type="float" office:value="902874" calcext:value-type="float">
            <text:p>902874</text:p>
          </table:table-cell>
          <table:table-cell office:value-type="float" office:value="1276956" calcext:value-type="float">
            <text:p>1276956</text:p>
          </table:table-cell>
          <table:table-cell table:formula="of:=[.C77]/[.D77]" office:value-type="float" office:value="0.707051769990509" calcext:value-type="float">
            <text:p>0,707051769990509</text:p>
          </table:table-cell>
          <table:table-cell table:formula="of:=[.C77]/[.B77]" office:value-type="float" office:value="69451.8461538462" calcext:value-type="float">
            <text:p>69451,8461538462</text:p>
          </table:table-cell>
          <table:table-cell table:formula="of:=[.D77]/[.B77]" office:value-type="float" office:value="98227.3846153846" calcext:value-type="float">
            <text:p>98227,3846153846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classworlds/2.2.2/plexus-classworlds-2.2.2.jar</text:p>
          </table:table-cell>
          <table:table-cell office:value-type="float" office:value="36" calcext:value-type="float">
            <text:p>36</text:p>
          </table:table-cell>
          <table:table-cell office:value-type="float" office:value="2481586" calcext:value-type="float">
            <text:p>2481586</text:p>
          </table:table-cell>
          <table:table-cell office:value-type="float" office:value="1146970" calcext:value-type="float">
            <text:p>1146970</text:p>
          </table:table-cell>
          <table:table-cell table:formula="of:=[.C78]/[.D78]" office:value-type="float" office:value="2.16360148914095" calcext:value-type="float">
            <text:p>2,16360148914095</text:p>
          </table:table-cell>
          <table:table-cell table:formula="of:=[.C78]/[.B78]" office:value-type="float" office:value="68932.9444444444" calcext:value-type="float">
            <text:p>68932,9444444444</text:p>
          </table:table-cell>
          <table:table-cell table:formula="of:=[.D78]/[.B78]" office:value-type="float" office:value="31860.2777777778" calcext:value-type="float">
            <text:p>31860,2777777778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classworlds/2.2.3/plexus-classworlds-2.2.3.jar</text:p>
          </table:table-cell>
          <table:table-cell office:value-type="float" office:value="36" calcext:value-type="float">
            <text:p>36</text:p>
          </table:table-cell>
          <table:table-cell office:value-type="float" office:value="2404759" calcext:value-type="float">
            <text:p>2404759</text:p>
          </table:table-cell>
          <table:table-cell office:value-type="float" office:value="1190237" calcext:value-type="float">
            <text:p>1190237</text:p>
          </table:table-cell>
          <table:table-cell table:formula="of:=[.C79]/[.D79]" office:value-type="float" office:value="2.02040349947111" calcext:value-type="float">
            <text:p>2,02040349947111</text:p>
          </table:table-cell>
          <table:table-cell table:formula="of:=[.C79]/[.B79]" office:value-type="float" office:value="66798.8611111111" calcext:value-type="float">
            <text:p>66798,8611111111</text:p>
          </table:table-cell>
          <table:table-cell table:formula="of:=[.D79]/[.B79]" office:value-type="float" office:value="33062.1388888889" calcext:value-type="float">
            <text:p>33062,1388888889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utils/1.5.6/plexus-utils-1.5.6.jar</text:p>
          </table:table-cell>
          <table:table-cell office:value-type="float" office:value="127" calcext:value-type="float">
            <text:p>127</text:p>
          </table:table-cell>
          <table:table-cell office:value-type="float" office:value="10081478" calcext:value-type="float">
            <text:p>10081478</text:p>
          </table:table-cell>
          <table:table-cell office:value-type="float" office:value="2879373" calcext:value-type="float">
            <text:p>2879373</text:p>
          </table:table-cell>
          <table:table-cell table:formula="of:=[.C80]/[.D80]" office:value-type="float" office:value="3.50127545128749" calcext:value-type="float">
            <text:p>3,50127545128749</text:p>
          </table:table-cell>
          <table:table-cell table:formula="of:=[.C80]/[.B80]" office:value-type="float" office:value="79381.7165354331" calcext:value-type="float">
            <text:p>79381,7165354331</text:p>
          </table:table-cell>
          <table:table-cell table:formula="of:=[.D80]/[.B80]" office:value-type="float" office:value="22672.2283464567" calcext:value-type="float">
            <text:p>22672,2283464567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utils/3.0.8/plexus-utils-3.0.8.jar</text:p>
          </table:table-cell>
          <table:table-cell office:value-type="float" office:value="102" calcext:value-type="float">
            <text:p>102</text:p>
          </table:table-cell>
          <table:table-cell office:value-type="float" office:value="9011202" calcext:value-type="float">
            <text:p>9011202</text:p>
          </table:table-cell>
          <table:table-cell office:value-type="float" office:value="3545001" calcext:value-type="float">
            <text:p>3545001</text:p>
          </table:table-cell>
          <table:table-cell table:formula="of:=[.C81]/[.D81]" office:value-type="float" office:value="2.54194625050882" calcext:value-type="float">
            <text:p>2,54194625050882</text:p>
          </table:table-cell>
          <table:table-cell table:formula="of:=[.C81]/[.B81]" office:value-type="float" office:value="88345.1176470588" calcext:value-type="float">
            <text:p>88345,1176470588</text:p>
          </table:table-cell>
          <table:table-cell table:formula="of:=[.D81]/[.B81]" office:value-type="float" office:value="34754.9117647059" calcext:value-type="float">
            <text:p>34754,9117647059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utils/1.5.10/plexus-utils-1.5.10.jar</text:p>
          </table:table-cell>
          <table:table-cell office:value-type="float" office:value="142" calcext:value-type="float">
            <text:p>142</text:p>
          </table:table-cell>
          <table:table-cell office:value-type="float" office:value="10886709" calcext:value-type="float">
            <text:p>10886709</text:p>
          </table:table-cell>
          <table:table-cell office:value-type="float" office:value="4863615" calcext:value-type="float">
            <text:p>4863615</text:p>
          </table:table-cell>
          <table:table-cell table:formula="of:=[.C82]/[.D82]" office:value-type="float" office:value="2.23839859857328" calcext:value-type="float">
            <text:p>2,23839859857328</text:p>
          </table:table-cell>
          <table:table-cell table:formula="of:=[.C82]/[.B82]" office:value-type="float" office:value="76666.9647887324" calcext:value-type="float">
            <text:p>76666,9647887324</text:p>
          </table:table-cell>
          <table:table-cell table:formula="of:=[.D82]/[.B82]" office:value-type="float" office:value="34250.8098591549" calcext:value-type="float">
            <text:p>34250,8098591549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utils/3.0.21/plexus-utils-3.0.21.jar</text:p>
          </table:table-cell>
          <table:table-cell office:value-type="float" office:value="104" calcext:value-type="float">
            <text:p>104</text:p>
          </table:table-cell>
          <table:table-cell office:value-type="float" office:value="9085746" calcext:value-type="float">
            <text:p>9085746</text:p>
          </table:table-cell>
          <table:table-cell office:value-type="float" office:value="3565235" calcext:value-type="float">
            <text:p>3565235</text:p>
          </table:table-cell>
          <table:table-cell table:formula="of:=[.C83]/[.D83]" office:value-type="float" office:value="2.54842836446966" calcext:value-type="float">
            <text:p>2,54842836446966</text:p>
          </table:table-cell>
          <table:table-cell table:formula="of:=[.C83]/[.B83]" office:value-type="float" office:value="87362.9423076923" calcext:value-type="float">
            <text:p>87362,9423076923</text:p>
          </table:table-cell>
          <table:table-cell table:formula="of:=[.D83]/[.B83]" office:value-type="float" office:value="34281.1057692308" calcext:value-type="float">
            <text:p>34281,1057692308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utils/1.5.1/plexus-utils-1.5.1.jar</text:p>
          </table:table-cell>
          <table:table-cell office:value-type="float" office:value="97" calcext:value-type="float">
            <text:p>97</text:p>
          </table:table-cell>
          <table:table-cell office:value-type="float" office:value="9097807" calcext:value-type="float">
            <text:p>9097807</text:p>
          </table:table-cell>
          <table:table-cell office:value-type="float" office:value="3464298" calcext:value-type="float">
            <text:p>3464298</text:p>
          </table:table-cell>
          <table:table-cell table:formula="of:=[.C84]/[.D84]" office:value-type="float" office:value="2.62616177938503" calcext:value-type="float">
            <text:p>2,62616177938503</text:p>
          </table:table-cell>
          <table:table-cell table:formula="of:=[.C84]/[.B84]" office:value-type="float" office:value="93791.824742268" calcext:value-type="float">
            <text:p>93791,824742268</text:p>
          </table:table-cell>
          <table:table-cell table:formula="of:=[.D84]/[.B84]" office:value-type="float" office:value="35714.412371134" calcext:value-type="float">
            <text:p>35714,412371134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utils/2.0.5/plexus-utils-2.0.5.jar</text:p>
          </table:table-cell>
          <table:table-cell office:value-type="float" office:value="95" calcext:value-type="float">
            <text:p>95</text:p>
          </table:table-cell>
          <table:table-cell office:value-type="float" office:value="14339996" calcext:value-type="float">
            <text:p>14339996</text:p>
          </table:table-cell>
          <table:table-cell office:value-type="float" office:value="3699503" calcext:value-type="float">
            <text:p>3699503</text:p>
          </table:table-cell>
          <table:table-cell table:formula="of:=[.C85]/[.D85]" office:value-type="float" office:value="3.8761952619041" calcext:value-type="float">
            <text:p>3,8761952619041</text:p>
          </table:table-cell>
          <table:table-cell table:formula="of:=[.C85]/[.B85]" office:value-type="float" office:value="150947.326315789" calcext:value-type="float">
            <text:p>150947,326315789</text:p>
          </table:table-cell>
          <table:table-cell table:formula="of:=[.D85]/[.B85]" office:value-type="float" office:value="38942.1368421053" calcext:value-type="float">
            <text:p>38942,1368421053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utils/3.0.10/plexus-utils-3.0.10.jar</text:p>
          </table:table-cell>
          <table:table-cell office:value-type="float" office:value="102" calcext:value-type="float">
            <text:p>102</text:p>
          </table:table-cell>
          <table:table-cell office:value-type="float" office:value="12184906" calcext:value-type="float">
            <text:p>12184906</text:p>
          </table:table-cell>
          <table:table-cell office:value-type="float" office:value="4328862" calcext:value-type="float">
            <text:p>4328862</text:p>
          </table:table-cell>
          <table:table-cell table:formula="of:=[.C86]/[.D86]" office:value-type="float" office:value="2.81480583118612" calcext:value-type="float">
            <text:p>2,81480583118612</text:p>
          </table:table-cell>
          <table:table-cell table:formula="of:=[.C86]/[.B86]" office:value-type="float" office:value="119459.862745098" calcext:value-type="float">
            <text:p>119459,862745098</text:p>
          </table:table-cell>
          <table:table-cell table:formula="of:=[.D86]/[.B86]" office:value-type="float" office:value="42439.8235294118" calcext:value-type="float">
            <text:p>42439,8235294118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utils/3.0/plexus-utils-3.0.jar</text:p>
          </table:table-cell>
          <table:table-cell office:value-type="float" office:value="99" calcext:value-type="float">
            <text:p>99</text:p>
          </table:table-cell>
          <table:table-cell office:value-type="float" office:value="8890188" calcext:value-type="float">
            <text:p>8890188</text:p>
          </table:table-cell>
          <table:table-cell office:value-type="float" office:value="4369051" calcext:value-type="float">
            <text:p>4369051</text:p>
          </table:table-cell>
          <table:table-cell table:formula="of:=[.C87]/[.D87]" office:value-type="float" office:value="2.03480984772208" calcext:value-type="float">
            <text:p>2,03480984772208</text:p>
          </table:table-cell>
          <table:table-cell table:formula="of:=[.C87]/[.B87]" office:value-type="float" office:value="89799.8787878788" calcext:value-type="float">
            <text:p>89799,8787878788</text:p>
          </table:table-cell>
          <table:table-cell table:formula="of:=[.D87]/[.B87]" office:value-type="float" office:value="44131.8282828283" calcext:value-type="float">
            <text:p>44131,8282828283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utils/3.0.5/plexus-utils-3.0.5.jar</text:p>
          </table:table-cell>
          <table:table-cell office:value-type="float" office:value="101" calcext:value-type="float">
            <text:p>101</text:p>
          </table:table-cell>
          <table:table-cell office:value-type="float" office:value="8662263" calcext:value-type="float">
            <text:p>8662263</text:p>
          </table:table-cell>
          <table:table-cell office:value-type="float" office:value="4153760" calcext:value-type="float">
            <text:p>4153760</text:p>
          </table:table-cell>
          <table:table-cell table:formula="of:=[.C88]/[.D88]" office:value-type="float" office:value="2.08540286391125" calcext:value-type="float">
            <text:p>2,08540286391125</text:p>
          </table:table-cell>
          <table:table-cell table:formula="of:=[.C88]/[.B88]" office:value-type="float" office:value="85764.9801980198" calcext:value-type="float">
            <text:p>85764,9801980198</text:p>
          </table:table-cell>
          <table:table-cell table:formula="of:=[.D88]/[.B88]" office:value-type="float" office:value="41126.3366336634" calcext:value-type="float">
            <text:p>41126,3366336634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utils/3.0.24/plexus-utils-3.0.24.jar</text:p>
          </table:table-cell>
          <table:table-cell office:value-type="float" office:value="104" calcext:value-type="float">
            <text:p>104</text:p>
          </table:table-cell>
          <table:table-cell office:value-type="float" office:value="9267272" calcext:value-type="float">
            <text:p>9267272</text:p>
          </table:table-cell>
          <table:table-cell office:value-type="float" office:value="3493959" calcext:value-type="float">
            <text:p>3493959</text:p>
          </table:table-cell>
          <table:table-cell table:formula="of:=[.C89]/[.D89]" office:value-type="float" office:value="2.65236999060378" calcext:value-type="float">
            <text:p>2,65236999060378</text:p>
          </table:table-cell>
          <table:table-cell table:formula="of:=[.C89]/[.B89]" office:value-type="float" office:value="89108.3846153846" calcext:value-type="float">
            <text:p>89108,3846153846</text:p>
          </table:table-cell>
          <table:table-cell table:formula="of:=[.D89]/[.B89]" office:value-type="float" office:value="33595.7596153846" calcext:value-type="float">
            <text:p>33595,7596153846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utils/3.0.20/plexus-utils-3.0.20.jar</text:p>
          </table:table-cell>
          <table:table-cell office:value-type="float" office:value="104" calcext:value-type="float">
            <text:p>104</text:p>
          </table:table-cell>
          <table:table-cell office:value-type="float" office:value="9231743" calcext:value-type="float">
            <text:p>9231743</text:p>
          </table:table-cell>
          <table:table-cell office:value-type="float" office:value="4637875" calcext:value-type="float">
            <text:p>4637875</text:p>
          </table:table-cell>
          <table:table-cell table:formula="of:=[.C90]/[.D90]" office:value-type="float" office:value="1.99051138721936" calcext:value-type="float">
            <text:p>1,99051138721936</text:p>
          </table:table-cell>
          <table:table-cell table:formula="of:=[.C90]/[.B90]" office:value-type="float" office:value="88766.7596153846" calcext:value-type="float">
            <text:p>88766,7596153846</text:p>
          </table:table-cell>
          <table:table-cell table:formula="of:=[.D90]/[.B90]" office:value-type="float" office:value="44594.9519230769" calcext:value-type="float">
            <text:p>44594,9519230769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utils/3.0.15/plexus-utils-3.0.15.jar</text:p>
          </table:table-cell>
          <table:table-cell office:value-type="float" office:value="103" calcext:value-type="float">
            <text:p>103</text:p>
          </table:table-cell>
          <table:table-cell office:value-type="float" office:value="10067944" calcext:value-type="float">
            <text:p>10067944</text:p>
          </table:table-cell>
          <table:table-cell office:value-type="float" office:value="3970639" calcext:value-type="float">
            <text:p>3970639</text:p>
          </table:table-cell>
          <table:table-cell table:formula="of:=[.C91]/[.D91]" office:value-type="float" office:value="2.53559792265174" calcext:value-type="float">
            <text:p>2,53559792265174</text:p>
          </table:table-cell>
          <table:table-cell table:formula="of:=[.C91]/[.B91]" office:value-type="float" office:value="97747.0291262136" calcext:value-type="float">
            <text:p>97747,0291262136</text:p>
          </table:table-cell>
          <table:table-cell table:formula="of:=[.D91]/[.B91]" office:value-type="float" office:value="38549.8932038835" calcext:value-type="float">
            <text:p>38549,8932038835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compiler-javac/2.2/plexus-compiler-javac-2.2.jar</text:p>
          </table:table-cell>
          <table:table-cell office:value-type="float" office:value="5" calcext:value-type="float">
            <text:p>5</text:p>
          </table:table-cell>
          <table:table-cell office:value-type="float" office:value="877322" calcext:value-type="float">
            <text:p>877322</text:p>
          </table:table-cell>
          <table:table-cell office:value-type="float" office:value="720618" calcext:value-type="float">
            <text:p>720618</text:p>
          </table:table-cell>
          <table:table-cell table:formula="of:=[.C92]/[.D92]" office:value-type="float" office:value="1.21745779317197" calcext:value-type="float">
            <text:p>1,21745779317197</text:p>
          </table:table-cell>
          <table:table-cell table:formula="of:=[.C92]/[.B92]" office:value-type="float" office:value="175464.4" calcext:value-type="float">
            <text:p>175464,4</text:p>
          </table:table-cell>
          <table:table-cell table:formula="of:=[.D92]/[.B92]" office:value-type="float" office:value="144123.6" calcext:value-type="float">
            <text:p>144123,6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component-annotations/1.6/plexus-component-annotations-1.6.jar</text:p>
          </table:table-cell>
          <table:table-cell office:value-type="float" office:value="3" calcext:value-type="float">
            <text:p>3</text:p>
          </table:table-cell>
          <table:table-cell office:value-type="float" office:value="431493" calcext:value-type="float">
            <text:p>431493</text:p>
          </table:table-cell>
          <table:table-cell office:value-type="float" office:value="455357" calcext:value-type="float">
            <text:p>455357</text:p>
          </table:table-cell>
          <table:table-cell table:formula="of:=[.C93]/[.D93]" office:value-type="float" office:value="0.947592767872241" calcext:value-type="float">
            <text:p>0,947592767872241</text:p>
          </table:table-cell>
          <table:table-cell table:formula="of:=[.C93]/[.B93]" office:value-type="float" office:value="143831" calcext:value-type="float">
            <text:p>143831</text:p>
          </table:table-cell>
          <table:table-cell table:formula="of:=[.D93]/[.B93]" office:value-type="float" office:value="151785.666666667" calcext:value-type="float">
            <text:p>151785,666666667</text:p>
          </table:table-cell>
        </table:table-row>
        <table:table-row table:style-name="ro1">
          <table:table-cell office:value-type="string" calcext:value-type="string">
            <text:p>/home/andreasbehnke/.m2/repository/org/codehaus/plexus/plexus-component-annotations/1.5.5/plexus-component-annotations-1.5.5.jar</text:p>
          </table:table-cell>
          <table:table-cell office:value-type="float" office:value="3" calcext:value-type="float">
            <text:p>3</text:p>
          </table:table-cell>
          <table:table-cell office:value-type="float" office:value="400490" calcext:value-type="float">
            <text:p>400490</text:p>
          </table:table-cell>
          <table:table-cell office:value-type="float" office:value="446191" calcext:value-type="float">
            <text:p>446191</text:p>
          </table:table-cell>
          <table:table-cell table:formula="of:=[.C94]/[.D94]" office:value-type="float" office:value="0.897575253646981" calcext:value-type="float">
            <text:p>0,897575253646981</text:p>
          </table:table-cell>
          <table:table-cell table:formula="of:=[.C94]/[.B94]" office:value-type="float" office:value="133496.666666667" calcext:value-type="float">
            <text:p>133496,666666667</text:p>
          </table:table-cell>
          <table:table-cell table:formula="of:=[.D94]/[.B94]" office:value-type="float" office:value="148730.333333333" calcext:value-type="float">
            <text:p>148730,333333333</text:p>
          </table:table-cell>
        </table:table-row>
        <table:table-row table:style-name="ro1">
          <table:table-cell office:value-type="string" calcext:value-type="string">
            <text:p>/home/andreasbehnke/.m2/repository/org/codehaus/groovy/groovy/1.8.3/groovy-1.8.3.jar</text:p>
          </table:table-cell>
          <table:table-cell office:value-type="float" office:value="3363" calcext:value-type="float">
            <text:p>3363</text:p>
          </table:table-cell>
          <table:table-cell office:value-type="float" office:value="287455911" calcext:value-type="float">
            <text:p>287455911</text:p>
          </table:table-cell>
          <table:table-cell office:value-type="float" office:value="67888634" calcext:value-type="float">
            <text:p>67888634</text:p>
          </table:table-cell>
          <table:table-cell table:formula="of:=[.C95]/[.D95]" office:value-type="float" office:value="4.23422735240188" calcext:value-type="float">
            <text:p>4,23422735240188</text:p>
          </table:table-cell>
          <table:table-cell table:formula="of:=[.C95]/[.B95]" office:value-type="float" office:value="85476.0365744871" calcext:value-type="float">
            <text:p>85476,0365744871</text:p>
          </table:table-cell>
          <table:table-cell table:formula="of:=[.D95]/[.B95]" office:value-type="float" office:value="20186.9265536723" calcext:value-type="float">
            <text:p>20186,9265536723</text:p>
          </table:table-cell>
        </table:table-row>
        <table:table-row table:style-name="ro1">
          <table:table-cell office:value-type="string" calcext:value-type="string">
            <text:p>/home/andreasbehnke/.m2/repository/org/mockito/mockito-core/2.7.12/mockito-core-2.7.12.jar</text:p>
          </table:table-cell>
          <table:table-cell office:value-type="float" office:value="507" calcext:value-type="float">
            <text:p>507</text:p>
          </table:table-cell>
          <table:table-cell office:value-type="float" office:value="25898007" calcext:value-type="float">
            <text:p>25898007</text:p>
          </table:table-cell>
          <table:table-cell office:value-type="float" office:value="11661520" calcext:value-type="float">
            <text:p>11661520</text:p>
          </table:table-cell>
          <table:table-cell table:formula="of:=[.C96]/[.D96]" office:value-type="float" office:value="2.22080886539662" calcext:value-type="float">
            <text:p>2,22080886539662</text:p>
          </table:table-cell>
          <table:table-cell table:formula="of:=[.C96]/[.B96]" office:value-type="float" office:value="51080.8816568047" calcext:value-type="float">
            <text:p>51080,8816568047</text:p>
          </table:table-cell>
          <table:table-cell table:formula="of:=[.D96]/[.B96]" office:value-type="float" office:value="23001.0256410256" calcext:value-type="float">
            <text:p>23001,0256410256</text:p>
          </table:table-cell>
        </table:table-row>
        <table:table-row table:style-name="ro1">
          <table:table-cell office:value-type="string" calcext:value-type="string">
            <text:p>/home/andreasbehnke/.m2/repository/org/mortbay/jetty/servlet-api/2.5-20081211/servlet-api-2.5-20081211.jar</text:p>
          </table:table-cell>
          <table:table-cell office:value-type="float" office:value="42" calcext:value-type="float">
            <text:p>42</text:p>
          </table:table-cell>
          <table:table-cell office:value-type="float" office:value="2323630" calcext:value-type="float">
            <text:p>2323630</text:p>
          </table:table-cell>
          <table:table-cell office:value-type="float" office:value="1338833" calcext:value-type="float">
            <text:p>1338833</text:p>
          </table:table-cell>
          <table:table-cell table:formula="of:=[.C97]/[.D97]" office:value-type="float" office:value="1.73556373349029" calcext:value-type="float">
            <text:p>1,73556373349029</text:p>
          </table:table-cell>
          <table:table-cell table:formula="of:=[.C97]/[.B97]" office:value-type="float" office:value="55324.5238095238" calcext:value-type="float">
            <text:p>55324,5238095238</text:p>
          </table:table-cell>
          <table:table-cell table:formula="of:=[.D97]/[.B97]" office:value-type="float" office:value="31876.9761904762" calcext:value-type="float">
            <text:p>31876,9761904762</text:p>
          </table:table-cell>
        </table:table-row>
        <table:table-row table:style-name="ro1">
          <table:table-cell office:value-type="string" calcext:value-type="string">
            <text:p>/home/andreasbehnke/.m2/repository/org/mortbay/jetty/jetty/6.1.25/jetty-6.1.25.jar</text:p>
          </table:table-cell>
          <table:table-cell office:value-type="float" office:value="236" calcext:value-type="float">
            <text:p>236</text:p>
          </table:table-cell>
          <table:table-cell office:value-type="float" office:value="21040939" calcext:value-type="float">
            <text:p>21040939</text:p>
          </table:table-cell>
          <table:table-cell office:value-type="float" office:value="6961497" calcext:value-type="float">
            <text:p>6961497</text:p>
          </table:table-cell>
          <table:table-cell table:formula="of:=[.C98]/[.D98]" office:value-type="float" office:value="3.02247332721683" calcext:value-type="float">
            <text:p>3,02247332721683</text:p>
          </table:table-cell>
          <table:table-cell table:formula="of:=[.C98]/[.B98]" office:value-type="float" office:value="89156.5211864407" calcext:value-type="float">
            <text:p>89156,5211864407</text:p>
          </table:table-cell>
          <table:table-cell table:formula="of:=[.D98]/[.B98]" office:value-type="float" office:value="29497.8686440678" calcext:value-type="float">
            <text:p>29497,8686440678</text:p>
          </table:table-cell>
        </table:table-row>
        <table:table-row table:style-name="ro1">
          <table:table-cell office:value-type="string" calcext:value-type="string">
            <text:p>/home/andreasbehnke/.m2/repository/org/mortbay/jetty/jetty-util/6.1.25/jetty-util-6.1.25.jar</text:p>
          </table:table-cell>
          <table:table-cell office:value-type="float" office:value="105" calcext:value-type="float">
            <text:p>105</text:p>
          </table:table-cell>
          <table:table-cell office:value-type="float" office:value="7434396" calcext:value-type="float">
            <text:p>7434396</text:p>
          </table:table-cell>
          <table:table-cell office:value-type="float" office:value="3691929" calcext:value-type="float">
            <text:p>3691929</text:p>
          </table:table-cell>
          <table:table-cell table:formula="of:=[.C99]/[.D99]" office:value-type="float" office:value="2.01368877895539" calcext:value-type="float">
            <text:p>2,01368877895539</text:p>
          </table:table-cell>
          <table:table-cell table:formula="of:=[.C99]/[.B99]" office:value-type="float" office:value="70803.7714285714" calcext:value-type="float">
            <text:p>70803,7714285714</text:p>
          </table:table-cell>
          <table:table-cell table:formula="of:=[.D99]/[.B99]" office:value-type="float" office:value="35161.2285714286" calcext:value-type="float">
            <text:p>35161,2285714286</text:p>
          </table:table-cell>
        </table:table-row>
        <table:table-row table:style-name="ro1">
          <table:table-cell office:value-type="string" calcext:value-type="string">
            <text:p>/home/andreasbehnke/.m2/repository/org/openjdk/jmh/jmh-generator-annprocess/1.17.5/jmh-generator-annprocess-1.17.5.jar</text:p>
          </table:table-cell>
          <table:table-cell office:value-type="float" office:value="9" calcext:value-type="float">
            <text:p>9</text:p>
          </table:table-cell>
          <table:table-cell office:value-type="float" office:value="943680" calcext:value-type="float">
            <text:p>943680</text:p>
          </table:table-cell>
          <table:table-cell office:value-type="float" office:value="768757" calcext:value-type="float">
            <text:p>768757</text:p>
          </table:table-cell>
          <table:table-cell table:formula="of:=[.C100]/[.D100]" office:value-type="float" office:value="1.22754004191181" calcext:value-type="float">
            <text:p>1,22754004191181</text:p>
          </table:table-cell>
          <table:table-cell table:formula="of:=[.C100]/[.B100]" office:value-type="float" office:value="104853.333333333" calcext:value-type="float">
            <text:p>104853,333333333</text:p>
          </table:table-cell>
          <table:table-cell table:formula="of:=[.D100]/[.B100]" office:value-type="float" office:value="85417.4444444444" calcext:value-type="float">
            <text:p>85417,4444444444</text:p>
          </table:table-cell>
        </table:table-row>
        <table:table-row table:style-name="ro1">
          <table:table-cell office:value-type="string" calcext:value-type="string">
            <text:p>/home/andreasbehnke/.m2/repository/org/openjdk/jmh/jmh-core/1.17.5/jmh-core-1.17.5.jar</text:p>
          </table:table-cell>
          <table:table-cell office:value-type="float" office:value="319" calcext:value-type="float">
            <text:p>319</text:p>
          </table:table-cell>
          <table:table-cell office:value-type="float" office:value="20832856" calcext:value-type="float">
            <text:p>20832856</text:p>
          </table:table-cell>
          <table:table-cell office:value-type="float" office:value="9202233" calcext:value-type="float">
            <text:p>9202233</text:p>
          </table:table-cell>
          <table:table-cell table:formula="of:=[.C101]/[.D101]" office:value-type="float" office:value="2.26389138375436" calcext:value-type="float">
            <text:p>2,26389138375436</text:p>
          </table:table-cell>
          <table:table-cell table:formula="of:=[.C101]/[.B101]" office:value-type="float" office:value="65306.7586206897" calcext:value-type="float">
            <text:p>65306,7586206897</text:p>
          </table:table-cell>
          <table:table-cell table:formula="of:=[.D101]/[.B101]" office:value-type="float" office:value="28847.1253918495" calcext:value-type="float">
            <text:p>28847,1253918495</text:p>
          </table:table-cell>
        </table:table-row>
        <table:table-row table:style-name="ro1">
          <table:table-cell office:value-type="string" calcext:value-type="string">
            <text:p>/home/andreasbehnke/.m2/repository/org/sonatype/plexus/plexus-build-api/0.0.4/plexus-build-api-0.0.4.jar</text:p>
          </table:table-cell>
          <table:table-cell office:value-type="float" office:value="4" calcext:value-type="float">
            <text:p>4</text:p>
          </table:table-cell>
          <table:table-cell office:value-type="float" office:value="599337" calcext:value-type="float">
            <text:p>599337</text:p>
          </table:table-cell>
          <table:table-cell office:value-type="float" office:value="528162" calcext:value-type="float">
            <text:p>528162</text:p>
          </table:table-cell>
          <table:table-cell table:formula="of:=[.C102]/[.D102]" office:value-type="float" office:value="1.13475978961001" calcext:value-type="float">
            <text:p>1,13475978961001</text:p>
          </table:table-cell>
          <table:table-cell table:formula="of:=[.C102]/[.B102]" office:value-type="float" office:value="149834.25" calcext:value-type="float">
            <text:p>149834,25</text:p>
          </table:table-cell>
          <table:table-cell table:formula="of:=[.D102]/[.B102]" office:value-type="float" office:value="132040.5" calcext:value-type="float">
            <text:p>132040,5</text:p>
          </table:table-cell>
        </table:table-row>
        <table:table-row table:style-name="ro1">
          <table:table-cell office:value-type="string" calcext:value-type="string">
            <text:p>/home/andreasbehnke/.m2/repository/org/sonatype/plexus/plexus-cipher/1.4/plexus-cipher-1.4.jar</text:p>
          </table:table-cell>
          <table:table-cell office:value-type="float" office:value="6" calcext:value-type="float">
            <text:p>6</text:p>
          </table:table-cell>
          <table:table-cell office:value-type="float" office:value="698979" calcext:value-type="float">
            <text:p>698979</text:p>
          </table:table-cell>
          <table:table-cell office:value-type="float" office:value="592694" calcext:value-type="float">
            <text:p>592694</text:p>
          </table:table-cell>
          <table:table-cell table:formula="of:=[.C103]/[.D103]" office:value-type="float" office:value="1.17932525046651" calcext:value-type="float">
            <text:p>1,17932525046651</text:p>
          </table:table-cell>
          <table:table-cell table:formula="of:=[.C103]/[.B103]" office:value-type="float" office:value="116496.5" calcext:value-type="float">
            <text:p>116496,5</text:p>
          </table:table-cell>
          <table:table-cell table:formula="of:=[.D103]/[.B103]" office:value-type="float" office:value="98782.3333333333" calcext:value-type="float">
            <text:p>98782,3333333333</text:p>
          </table:table-cell>
        </table:table-row>
        <table:table-row table:style-name="ro1">
          <table:table-cell office:value-type="string" calcext:value-type="string">
            <text:p>/home/andreasbehnke/.m2/repository/org/sonatype/plexus/plexus-sec-dispatcher/1.3/plexus-sec-dispatcher-1.3.jar</text:p>
          </table:table-cell>
          <table:table-cell office:value-type="float" office:value="13" calcext:value-type="float">
            <text:p>13</text:p>
          </table:table-cell>
          <table:table-cell office:value-type="float" office:value="1273105" calcext:value-type="float">
            <text:p>1273105</text:p>
          </table:table-cell>
          <table:table-cell office:value-type="float" office:value="823097" calcext:value-type="float">
            <text:p>823097</text:p>
          </table:table-cell>
          <table:table-cell table:formula="of:=[.C104]/[.D104]" office:value-type="float" office:value="1.54672535557778" calcext:value-type="float">
            <text:p>1,54672535557778</text:p>
          </table:table-cell>
          <table:table-cell table:formula="of:=[.C104]/[.B104]" office:value-type="float" office:value="97931.1538461539" calcext:value-type="float">
            <text:p>97931,1538461539</text:p>
          </table:table-cell>
          <table:table-cell table:formula="of:=[.D104]/[.B104]" office:value-type="float" office:value="63315.1538461538" calcext:value-type="float">
            <text:p>63315,1538461538</text:p>
          </table:table-cell>
        </table:table-row>
        <table:table-row table:style-name="ro1">
          <table:table-cell office:value-type="string" calcext:value-type="string">
            <text:p>/home/andreasbehnke/.m2/repository/org/sonatype/aether/aether-spi/1.7/aether-spi-1.7.jar</text:p>
          </table:table-cell>
          <table:table-cell office:value-type="float" office:value="16" calcext:value-type="float">
            <text:p>16</text:p>
          </table:table-cell>
          <table:table-cell office:value-type="float" office:value="950549" calcext:value-type="float">
            <text:p>950549</text:p>
          </table:table-cell>
          <table:table-cell office:value-type="float" office:value="899157" calcext:value-type="float">
            <text:p>899157</text:p>
          </table:table-cell>
          <table:table-cell table:formula="of:=[.C105]/[.D105]" office:value-type="float" office:value="1.05715575811566" calcext:value-type="float">
            <text:p>1,05715575811566</text:p>
          </table:table-cell>
          <table:table-cell table:formula="of:=[.C105]/[.B105]" office:value-type="float" office:value="59409.3125" calcext:value-type="float">
            <text:p>59409,3125</text:p>
          </table:table-cell>
          <table:table-cell table:formula="of:=[.D105]/[.B105]" office:value-type="float" office:value="56197.3125" calcext:value-type="float">
            <text:p>56197,3125</text:p>
          </table:table-cell>
        </table:table-row>
        <table:table-row table:style-name="ro1">
          <table:table-cell office:value-type="string" calcext:value-type="string">
            <text:p>/home/andreasbehnke/.m2/repository/org/sonatype/aether/aether-impl/1.7/aether-impl-1.7.jar</text:p>
          </table:table-cell>
          <table:table-cell office:value-type="float" office:value="58" calcext:value-type="float">
            <text:p>58</text:p>
          </table:table-cell>
          <table:table-cell office:value-type="float" office:value="4744731" calcext:value-type="float">
            <text:p>4744731</text:p>
          </table:table-cell>
          <table:table-cell office:value-type="float" office:value="1794992" calcext:value-type="float">
            <text:p>1794992</text:p>
          </table:table-cell>
          <table:table-cell table:formula="of:=[.C106]/[.D106]" office:value-type="float" office:value="2.64331595906834" calcext:value-type="float">
            <text:p>2,64331595906834</text:p>
          </table:table-cell>
          <table:table-cell table:formula="of:=[.C106]/[.B106]" office:value-type="float" office:value="81805.7068965517" calcext:value-type="float">
            <text:p>81805,7068965517</text:p>
          </table:table-cell>
          <table:table-cell table:formula="of:=[.D106]/[.B106]" office:value-type="float" office:value="30948.1379310345" calcext:value-type="float">
            <text:p>30948,1379310345</text:p>
          </table:table-cell>
        </table:table-row>
        <table:table-row table:style-name="ro1">
          <table:table-cell office:value-type="string" calcext:value-type="string">
            <text:p>/home/andreasbehnke/.m2/repository/org/sonatype/aether/aether-api/1.7/aether-api-1.7.jar</text:p>
          </table:table-cell>
          <table:table-cell office:value-type="float" office:value="82" calcext:value-type="float">
            <text:p>82</text:p>
          </table:table-cell>
          <table:table-cell office:value-type="float" office:value="4095901" calcext:value-type="float">
            <text:p>4095901</text:p>
          </table:table-cell>
          <table:table-cell office:value-type="float" office:value="2266457" calcext:value-type="float">
            <text:p>2266457</text:p>
          </table:table-cell>
          <table:table-cell table:formula="of:=[.C107]/[.D107]" office:value-type="float" office:value="1.80718231142263" calcext:value-type="float">
            <text:p>1,80718231142263</text:p>
          </table:table-cell>
          <table:table-cell table:formula="of:=[.C107]/[.B107]" office:value-type="float" office:value="49950.0121951219" calcext:value-type="float">
            <text:p>49950,0121951219</text:p>
          </table:table-cell>
          <table:table-cell table:formula="of:=[.D107]/[.B107]" office:value-type="float" office:value="27639.7195121951" calcext:value-type="float">
            <text:p>27639,7195121951</text:p>
          </table:table-cell>
        </table:table-row>
        <table:table-row table:style-name="ro1">
          <table:table-cell office:value-type="string" calcext:value-type="string">
            <text:p>/home/andreasbehnke/.m2/repository/org/sonatype/aether/aether-util/1.7/aether-util-1.7.jar</text:p>
          </table:table-cell>
          <table:table-cell office:value-type="float" office:value="78" calcext:value-type="float">
            <text:p>78</text:p>
          </table:table-cell>
          <table:table-cell office:value-type="float" office:value="4959905" calcext:value-type="float">
            <text:p>4959905</text:p>
          </table:table-cell>
          <table:table-cell office:value-type="float" office:value="2183093" calcext:value-type="float">
            <text:p>2183093</text:p>
          </table:table-cell>
          <table:table-cell table:formula="of:=[.C108]/[.D108]" office:value-type="float" office:value="2.27196230302603" calcext:value-type="float">
            <text:p>2,27196230302603</text:p>
          </table:table-cell>
          <table:table-cell table:formula="of:=[.C108]/[.B108]" office:value-type="float" office:value="63588.5256410256" calcext:value-type="float">
            <text:p>63588,5256410256</text:p>
          </table:table-cell>
          <table:table-cell table:formula="of:=[.D108]/[.B108]" office:value-type="float" office:value="27988.3717948718" calcext:value-type="float">
            <text:p>27988,3717948718</text:p>
          </table:table-cell>
        </table:table-row>
        <table:table-row table:style-name="ro1">
          <table:table-cell office:value-type="string" calcext:value-type="string">
            <text:p>/home/andreasbehnke/.m2/repository/org/sonatype/sisu/sisu-inject-bean/1.4.2/sisu-inject-bean-1.4.2.jar</text:p>
          </table:table-cell>
          <table:table-cell office:value-type="float" office:value="138" calcext:value-type="float">
            <text:p>138</text:p>
          </table:table-cell>
          <table:table-cell office:value-type="float" office:value="15146137" calcext:value-type="float">
            <text:p>15146137</text:p>
          </table:table-cell>
          <table:table-cell office:value-type="float" office:value="4480696" calcext:value-type="float">
            <text:p>4480696</text:p>
          </table:table-cell>
          <table:table-cell table:formula="of:=[.C109]/[.D109]" office:value-type="float" office:value="3.38030899663802" calcext:value-type="float">
            <text:p>3,38030899663802</text:p>
          </table:table-cell>
          <table:table-cell table:formula="of:=[.C109]/[.B109]" office:value-type="float" office:value="109754.615942029" calcext:value-type="float">
            <text:p>109754,615942029</text:p>
          </table:table-cell>
          <table:table-cell table:formula="of:=[.D109]/[.B109]" office:value-type="float" office:value="32468.8115942029" calcext:value-type="float">
            <text:p>32468,8115942029</text:p>
          </table:table-cell>
        </table:table-row>
        <table:table-row table:style-name="ro1">
          <table:table-cell office:value-type="string" calcext:value-type="string">
            <text:p>/home/andreasbehnke/.m2/repository/org/sonatype/sisu/sisu-guice/2.1.7/sisu-guice-2.1.7-noaop.jar</text:p>
          </table:table-cell>
          <table:table-cell office:value-type="float" office:value="402" calcext:value-type="float">
            <text:p>402</text:p>
          </table:table-cell>
          <table:table-cell office:value-type="float" office:value="23876123" calcext:value-type="float">
            <text:p>23876123</text:p>
          </table:table-cell>
          <table:table-cell office:value-type="float" office:value="12465599" calcext:value-type="float">
            <text:p>12465599</text:p>
          </table:table-cell>
          <table:table-cell table:formula="of:=[.C110]/[.D110]" office:value-type="float" office:value="1.91536106688495" calcext:value-type="float">
            <text:p>1,91536106688495</text:p>
          </table:table-cell>
          <table:table-cell table:formula="of:=[.C110]/[.B110]" office:value-type="float" office:value="59393.3407960199" calcext:value-type="float">
            <text:p>59393,3407960199</text:p>
          </table:table-cell>
          <table:table-cell table:formula="of:=[.D110]/[.B110]" office:value-type="float" office:value="31008.9527363184" calcext:value-type="float">
            <text:p>31008,9527363184</text:p>
          </table:table-cell>
        </table:table-row>
        <table:table-row table:style-name="ro1">
          <table:table-cell office:value-type="string" calcext:value-type="string">
            <text:p>/home/andreasbehnke/.m2/repository/org/sonatype/sisu/sisu-inject-plexus/1.4.2/sisu-inject-plexus-1.4.2.jar</text:p>
          </table:table-cell>
          <table:table-cell office:value-type="float" office:value="156" calcext:value-type="float">
            <text:p>156</text:p>
          </table:table-cell>
          <table:table-cell office:value-type="float" office:value="10976702" calcext:value-type="float">
            <text:p>10976702</text:p>
          </table:table-cell>
          <table:table-cell office:value-type="float" office:value="5045086" calcext:value-type="float">
            <text:p>5045086</text:p>
          </table:table-cell>
          <table:table-cell table:formula="of:=[.C111]/[.D111]" office:value-type="float" office:value="2.17572148423238" calcext:value-type="float">
            <text:p>2,17572148423238</text:p>
          </table:table-cell>
          <table:table-cell table:formula="of:=[.C111]/[.B111]" office:value-type="float" office:value="70363.4743589744" calcext:value-type="float">
            <text:p>70363,4743589744</text:p>
          </table:table-cell>
          <table:table-cell table:formula="of:=[.D111]/[.B111]" office:value-type="float" office:value="32340.2948717949" calcext:value-type="float">
            <text:p>32340,2948717949</text:p>
          </table:table-cell>
        </table:table-row>
        <table:table-row table:style-name="ro1">
          <table:table-cell office:value-type="string" calcext:value-type="string">
            <text:p>/home/andreasbehnke/.m2/repository/org/nuiton/processor/nuiton-processor/1.3/nuiton-processor-1.3.jar</text:p>
          </table:table-cell>
          <table:table-cell office:value-type="float" office:value="22" calcext:value-type="float">
            <text:p>22</text:p>
          </table:table-cell>
          <table:table-cell office:value-type="float" office:value="1600281" calcext:value-type="float">
            <text:p>1600281</text:p>
          </table:table-cell>
          <table:table-cell office:value-type="float" office:value="2132989" calcext:value-type="float">
            <text:p>2132989</text:p>
          </table:table-cell>
          <table:table-cell table:formula="of:=[.C112]/[.D112]" office:value-type="float" office:value="0.750252814243299" calcext:value-type="float">
            <text:p>0,750252814243299</text:p>
          </table:table-cell>
          <table:table-cell table:formula="of:=[.C112]/[.B112]" office:value-type="float" office:value="72740.0454545455" calcext:value-type="float">
            <text:p>72740,0454545455</text:p>
          </table:table-cell>
          <table:table-cell table:formula="of:=[.D112]/[.B112]" office:value-type="float" office:value="96954.0454545455" calcext:value-type="float">
            <text:p>96954,0454545455</text:p>
          </table:table-cell>
        </table:table-row>
        <table:table-row table:style-name="ro1">
          <table:table-cell office:value-type="string" calcext:value-type="string">
            <text:p>/home/andreasbehnke/.m2/repository/org/pegdown/pegdown/1.2.1/pegdown-1.2.1.jar</text:p>
          </table:table-cell>
          <table:table-cell office:value-type="float" office:value="60" calcext:value-type="float">
            <text:p>60</text:p>
          </table:table-cell>
          <table:table-cell office:value-type="float" office:value="3741642" calcext:value-type="float">
            <text:p>3741642</text:p>
          </table:table-cell>
          <table:table-cell office:value-type="float" office:value="2071559" calcext:value-type="float">
            <text:p>2071559</text:p>
          </table:table-cell>
          <table:table-cell table:formula="of:=[.C113]/[.D113]" office:value-type="float" office:value="1.80619620295632" calcext:value-type="float">
            <text:p>1,80619620295632</text:p>
          </table:table-cell>
          <table:table-cell table:formula="of:=[.C113]/[.B113]" office:value-type="float" office:value="62360.7" calcext:value-type="float">
            <text:p>62360,7</text:p>
          </table:table-cell>
          <table:table-cell table:formula="of:=[.D113]/[.B113]" office:value-type="float" office:value="34525.9833333333" calcext:value-type="float">
            <text:p>34525,9833333333</text:p>
          </table:table-cell>
        </table:table-row>
        <table:table-row table:style-name="ro1">
          <table:table-cell office:value-type="string" calcext:value-type="string">
            <text:p>/home/andreasbehnke/.m2/repository/org/eclipse/aether/aether-util/0.9.0.M2/aether-util-0.9.0.M2.jar</text:p>
          </table:table-cell>
          <table:table-cell office:value-type="float" office:value="93" calcext:value-type="float">
            <text:p>93</text:p>
          </table:table-cell>
          <table:table-cell office:value-type="float" office:value="6052399" calcext:value-type="float">
            <text:p>6052399</text:p>
          </table:table-cell>
          <table:table-cell office:value-type="float" office:value="2979499" calcext:value-type="float">
            <text:p>2979499</text:p>
          </table:table-cell>
          <table:table-cell table:formula="of:=[.C114]/[.D114]" office:value-type="float" office:value="2.03134788768179" calcext:value-type="float">
            <text:p>2,03134788768179</text:p>
          </table:table-cell>
          <table:table-cell table:formula="of:=[.C114]/[.B114]" office:value-type="float" office:value="65079.5591397849" calcext:value-type="float">
            <text:p>65079,5591397849</text:p>
          </table:table-cell>
          <table:table-cell table:formula="of:=[.D114]/[.B114]" office:value-type="float" office:value="32037.623655914" calcext:value-type="float">
            <text:p>32037,623655914</text:p>
          </table:table-cell>
        </table:table-row>
        <table:table-row table:style-name="ro1">
          <table:table-cell office:value-type="string" calcext:value-type="string">
            <text:p>/home/andreasbehnke/.m2/repository/org/apache/maven/plugin-tools/maven-plugin-annotations/3.2/maven-plugin-annotations-3.2.jar</text:p>
          </table:table-cell>
          <table:table-cell office:value-type="float" office:value="8" calcext:value-type="float">
            <text:p>8</text:p>
          </table:table-cell>
          <table:table-cell office:value-type="float" office:value="684645" calcext:value-type="float">
            <text:p>684645</text:p>
          </table:table-cell>
          <table:table-cell office:value-type="float" office:value="600862" calcext:value-type="float">
            <text:p>600862</text:p>
          </table:table-cell>
          <table:table-cell table:formula="of:=[.C115]/[.D115]" office:value-type="float" office:value="1.13943800739604" calcext:value-type="float">
            <text:p>1,13943800739604</text:p>
          </table:table-cell>
          <table:table-cell table:formula="of:=[.C115]/[.B115]" office:value-type="float" office:value="85580.625" calcext:value-type="float">
            <text:p>85580,625</text:p>
          </table:table-cell>
          <table:table-cell table:formula="of:=[.D115]/[.B115]" office:value-type="float" office:value="75107.75" calcext:value-type="float">
            <text:p>75107,75</text:p>
          </table:table-cell>
        </table:table-row>
        <table:table-row table:style-name="ro1">
          <table:table-cell office:value-type="string" calcext:value-type="string">
            <text:p>/home/andreasbehnke/.m2/repository/org/apache/maven/plugin-tools/maven-plugin-annotations/3.1/maven-plugin-annotations-3.1.jar</text:p>
          </table:table-cell>
          <table:table-cell office:value-type="float" office:value="7" calcext:value-type="float">
            <text:p>7</text:p>
          </table:table-cell>
          <table:table-cell office:value-type="float" office:value="599905" calcext:value-type="float">
            <text:p>599905</text:p>
          </table:table-cell>
          <table:table-cell office:value-type="float" office:value="748631" calcext:value-type="float">
            <text:p>748631</text:p>
          </table:table-cell>
          <table:table-cell table:formula="of:=[.C116]/[.D116]" office:value-type="float" office:value="0.801336038716003" calcext:value-type="float">
            <text:p>0,801336038716003</text:p>
          </table:table-cell>
          <table:table-cell table:formula="of:=[.C116]/[.B116]" office:value-type="float" office:value="85700.7142857143" calcext:value-type="float">
            <text:p>85700,7142857143</text:p>
          </table:table-cell>
          <table:table-cell table:formula="of:=[.D116]/[.B116]" office:value-type="float" office:value="106947.285714286" calcext:value-type="float">
            <text:p>106947,285714286</text:p>
          </table:table-cell>
        </table:table-row>
        <table:table-row table:style-name="ro1">
          <table:table-cell office:value-type="string" calcext:value-type="string">
            <text:p>/home/andreasbehnke/.m2/repository/org/apache/maven/maven-error-diagnostics/2.0.6/maven-error-diagnostics-2.0.6.jar</text:p>
          </table:table-cell>
          <table:table-cell office:value-type="float" office:value="6" calcext:value-type="float">
            <text:p>6</text:p>
          </table:table-cell>
          <table:table-cell office:value-type="float" office:value="546480" calcext:value-type="float">
            <text:p>546480</text:p>
          </table:table-cell>
          <table:table-cell office:value-type="float" office:value="616536" calcext:value-type="float">
            <text:p>616536</text:p>
          </table:table-cell>
          <table:table-cell table:formula="of:=[.C117]/[.D117]" office:value-type="float" office:value="0.88637159873876" calcext:value-type="float">
            <text:p>0,88637159873876</text:p>
          </table:table-cell>
          <table:table-cell table:formula="of:=[.C117]/[.B117]" office:value-type="float" office:value="91080" calcext:value-type="float">
            <text:p>91080</text:p>
          </table:table-cell>
          <table:table-cell table:formula="of:=[.D117]/[.B117]" office:value-type="float" office:value="102756" calcext:value-type="float">
            <text:p>102756</text:p>
          </table:table-cell>
        </table:table-row>
        <table:table-row table:style-name="ro1">
          <table:table-cell office:value-type="string" calcext:value-type="string">
            <text:p>/home/andreasbehnke/.m2/repository/org/apache/maven/maven-error-diagnostics/2.2.1/maven-error-diagnostics-2.2.1.jar</text:p>
          </table:table-cell>
          <table:table-cell office:value-type="float" office:value="5" calcext:value-type="float">
            <text:p>5</text:p>
          </table:table-cell>
          <table:table-cell office:value-type="float" office:value="488004" calcext:value-type="float">
            <text:p>488004</text:p>
          </table:table-cell>
          <table:table-cell office:value-type="float" office:value="456740" calcext:value-type="float">
            <text:p>456740</text:p>
          </table:table-cell>
          <table:table-cell table:formula="of:=[.C118]/[.D118]" office:value-type="float" office:value="1.06845032184613" calcext:value-type="float">
            <text:p>1,06845032184613</text:p>
          </table:table-cell>
          <table:table-cell table:formula="of:=[.C118]/[.B118]" office:value-type="float" office:value="97600.8" calcext:value-type="float">
            <text:p>97600,8</text:p>
          </table:table-cell>
          <table:table-cell table:formula="of:=[.D118]/[.B118]" office:value-type="float" office:value="91348" calcext:value-type="float">
            <text:p>91348</text:p>
          </table:table-cell>
        </table:table-row>
        <table:table-row table:style-name="ro1">
          <table:table-cell office:value-type="string" calcext:value-type="string">
            <text:p>/home/andreasbehnke/.m2/repository/org/apache/maven/maven-error-diagnostics/2.0.9/maven-error-diagnostics-2.0.9.jar</text:p>
          </table:table-cell>
          <table:table-cell office:value-type="float" office:value="6" calcext:value-type="float">
            <text:p>6</text:p>
          </table:table-cell>
          <table:table-cell office:value-type="float" office:value="584019" calcext:value-type="float">
            <text:p>584019</text:p>
          </table:table-cell>
          <table:table-cell office:value-type="float" office:value="565857" calcext:value-type="float">
            <text:p>565857</text:p>
          </table:table-cell>
          <table:table-cell table:formula="of:=[.C119]/[.D119]" office:value-type="float" office:value="1.03209644839597" calcext:value-type="float">
            <text:p>1,03209644839597</text:p>
          </table:table-cell>
          <table:table-cell table:formula="of:=[.C119]/[.B119]" office:value-type="float" office:value="97336.5" calcext:value-type="float">
            <text:p>97336,5</text:p>
          </table:table-cell>
          <table:table-cell table:formula="of:=[.D119]/[.B119]" office:value-type="float" office:value="94309.5" calcext:value-type="float">
            <text:p>94309,5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registry/2.0.6/maven-plugin-registry-2.0.6.jar</text:p>
          </table:table-cell>
          <table:table-cell office:value-type="float" office:value="10" calcext:value-type="float">
            <text:p>10</text:p>
          </table:table-cell>
          <table:table-cell office:value-type="float" office:value="1151325" calcext:value-type="float">
            <text:p>1151325</text:p>
          </table:table-cell>
          <table:table-cell office:value-type="float" office:value="1588404" calcext:value-type="float">
            <text:p>1588404</text:p>
          </table:table-cell>
          <table:table-cell table:formula="of:=[.C120]/[.D120]" office:value-type="float" office:value="0.724831340137648" calcext:value-type="float">
            <text:p>0,724831340137648</text:p>
          </table:table-cell>
          <table:table-cell table:formula="of:=[.C120]/[.B120]" office:value-type="float" office:value="115132.5" calcext:value-type="float">
            <text:p>115132,5</text:p>
          </table:table-cell>
          <table:table-cell table:formula="of:=[.D120]/[.B120]" office:value-type="float" office:value="158840.4" calcext:value-type="float">
            <text:p>158840,4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registry/2.2.1/maven-plugin-registry-2.2.1.jar</text:p>
          </table:table-cell>
          <table:table-cell office:value-type="float" office:value="9" calcext:value-type="float">
            <text:p>9</text:p>
          </table:table-cell>
          <table:table-cell office:value-type="float" office:value="1150781" calcext:value-type="float">
            <text:p>1150781</text:p>
          </table:table-cell>
          <table:table-cell office:value-type="float" office:value="740722" calcext:value-type="float">
            <text:p>740722</text:p>
          </table:table-cell>
          <table:table-cell table:formula="of:=[.C121]/[.D121]" office:value-type="float" office:value="1.55359365591949" calcext:value-type="float">
            <text:p>1,55359365591949</text:p>
          </table:table-cell>
          <table:table-cell table:formula="of:=[.C121]/[.B121]" office:value-type="float" office:value="127864.555555556" calcext:value-type="float">
            <text:p>127864,555555556</text:p>
          </table:table-cell>
          <table:table-cell table:formula="of:=[.D121]/[.B121]" office:value-type="float" office:value="82302.4444444444" calcext:value-type="float">
            <text:p>82302,4444444444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registry/2.0.9/maven-plugin-registry-2.0.9.jar</text:p>
          </table:table-cell>
          <table:table-cell office:value-type="float" office:value="10" calcext:value-type="float">
            <text:p>10</text:p>
          </table:table-cell>
          <table:table-cell office:value-type="float" office:value="1116946" calcext:value-type="float">
            <text:p>1116946</text:p>
          </table:table-cell>
          <table:table-cell office:value-type="float" office:value="702740" calcext:value-type="float">
            <text:p>702740</text:p>
          </table:table-cell>
          <table:table-cell table:formula="of:=[.C122]/[.D122]" office:value-type="float" office:value="1.5894157156274" calcext:value-type="float">
            <text:p>1,5894157156274</text:p>
          </table:table-cell>
          <table:table-cell table:formula="of:=[.C122]/[.B122]" office:value-type="float" office:value="111694.6" calcext:value-type="float">
            <text:p>111694,6</text:p>
          </table:table-cell>
          <table:table-cell table:formula="of:=[.D122]/[.B122]" office:value-type="float" office:value="70274" calcext:value-type="float">
            <text:p>70274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registry/2.2.0/maven-plugin-registry-2.2.0.jar</text:p>
          </table:table-cell>
          <table:table-cell office:value-type="float" office:value="9" calcext:value-type="float">
            <text:p>9</text:p>
          </table:table-cell>
          <table:table-cell office:value-type="float" office:value="1113812" calcext:value-type="float">
            <text:p>1113812</text:p>
          </table:table-cell>
          <table:table-cell office:value-type="float" office:value="1295487" calcext:value-type="float">
            <text:p>1295487</text:p>
          </table:table-cell>
          <table:table-cell table:formula="of:=[.C123]/[.D123]" office:value-type="float" office:value="0.859763162424633" calcext:value-type="float">
            <text:p>0,859763162424633</text:p>
          </table:table-cell>
          <table:table-cell table:formula="of:=[.C123]/[.B123]" office:value-type="float" office:value="123756.888888889" calcext:value-type="float">
            <text:p>123756,888888889</text:p>
          </table:table-cell>
          <table:table-cell table:formula="of:=[.D123]/[.B123]" office:value-type="float" office:value="143943" calcext:value-type="float">
            <text:p>143943</text:p>
          </table:table-cell>
        </table:table-row>
        <table:table-row table:style-name="ro1">
          <table:table-cell office:value-type="string" calcext:value-type="string">
            <text:p>/home/andreasbehnke/.m2/repository/org/apache/maven/maven-settings-builder/3.0/maven-settings-builder-3.0.jar</text:p>
          </table:table-cell>
          <table:table-cell office:value-type="float" office:value="28" calcext:value-type="float">
            <text:p>28</text:p>
          </table:table-cell>
          <table:table-cell office:value-type="float" office:value="2152365" calcext:value-type="float">
            <text:p>2152365</text:p>
          </table:table-cell>
          <table:table-cell office:value-type="float" office:value="1356684" calcext:value-type="float">
            <text:p>1356684</text:p>
          </table:table-cell>
          <table:table-cell table:formula="of:=[.C124]/[.D124]" office:value-type="float" office:value="1.58648955836436" calcext:value-type="float">
            <text:p>1,58648955836436</text:p>
          </table:table-cell>
          <table:table-cell table:formula="of:=[.C124]/[.B124]" office:value-type="float" office:value="76870.1785714286" calcext:value-type="float">
            <text:p>76870,1785714286</text:p>
          </table:table-cell>
          <table:table-cell table:formula="of:=[.D124]/[.B124]" office:value-type="float" office:value="48453" calcext:value-type="float">
            <text:p>48453</text:p>
          </table:table-cell>
        </table:table-row>
        <table:table-row table:style-name="ro1">
          <table:table-cell office:value-type="string" calcext:value-type="string">
            <text:p>/home/andreasbehnke/.m2/repository/org/apache/maven/maven-artifact/2.0.6/maven-artifact-2.0.6.jar</text:p>
          </table:table-cell>
          <table:table-cell office:value-type="float" office:value="77" calcext:value-type="float">
            <text:p>77</text:p>
          </table:table-cell>
          <table:table-cell office:value-type="float" office:value="3967338" calcext:value-type="float">
            <text:p>3967338</text:p>
          </table:table-cell>
          <table:table-cell office:value-type="float" office:value="2343107" calcext:value-type="float">
            <text:p>2343107</text:p>
          </table:table-cell>
          <table:table-cell table:formula="of:=[.C125]/[.D125]" office:value-type="float" office:value="1.6931954025147" calcext:value-type="float">
            <text:p>1,6931954025147</text:p>
          </table:table-cell>
          <table:table-cell table:formula="of:=[.C125]/[.B125]" office:value-type="float" office:value="51523.8701298701" calcext:value-type="float">
            <text:p>51523,8701298701</text:p>
          </table:table-cell>
          <table:table-cell table:formula="of:=[.D125]/[.B125]" office:value-type="float" office:value="30429.961038961" calcext:value-type="float">
            <text:p>30429,961038961</text:p>
          </table:table-cell>
        </table:table-row>
        <table:table-row table:style-name="ro1">
          <table:table-cell office:value-type="string" calcext:value-type="string">
            <text:p>/home/andreasbehnke/.m2/repository/org/apache/maven/maven-artifact/2.2.1/maven-artifact-2.2.1.jar</text:p>
          </table:table-cell>
          <table:table-cell office:value-type="float" office:value="64" calcext:value-type="float">
            <text:p>64</text:p>
          </table:table-cell>
          <table:table-cell office:value-type="float" office:value="3951541" calcext:value-type="float">
            <text:p>3951541</text:p>
          </table:table-cell>
          <table:table-cell office:value-type="float" office:value="1924445" calcext:value-type="float">
            <text:p>1924445</text:p>
          </table:table-cell>
          <table:table-cell table:formula="of:=[.C126]/[.D126]" office:value-type="float" office:value="2.053340573516" calcext:value-type="float">
            <text:p>2,053340573516</text:p>
          </table:table-cell>
          <table:table-cell table:formula="of:=[.C126]/[.B126]" office:value-type="float" office:value="61742.828125" calcext:value-type="float">
            <text:p>61742,828125</text:p>
          </table:table-cell>
          <table:table-cell table:formula="of:=[.D126]/[.B126]" office:value-type="float" office:value="30069.453125" calcext:value-type="float">
            <text:p>30069,453125</text:p>
          </table:table-cell>
        </table:table-row>
        <table:table-row table:style-name="ro1">
          <table:table-cell office:value-type="string" calcext:value-type="string">
            <text:p>/home/andreasbehnke/.m2/repository/org/apache/maven/maven-artifact/2.0.9/maven-artifact-2.0.9.jar</text:p>
          </table:table-cell>
          <table:table-cell office:value-type="float" office:value="77" calcext:value-type="float">
            <text:p>77</text:p>
          </table:table-cell>
          <table:table-cell office:value-type="float" office:value="3946963" calcext:value-type="float">
            <text:p>3946963</text:p>
          </table:table-cell>
          <table:table-cell office:value-type="float" office:value="2351812" calcext:value-type="float">
            <text:p>2351812</text:p>
          </table:table-cell>
          <table:table-cell table:formula="of:=[.C127]/[.D127]" office:value-type="float" office:value="1.67826467421716" calcext:value-type="float">
            <text:p>1,67826467421716</text:p>
          </table:table-cell>
          <table:table-cell table:formula="of:=[.C127]/[.B127]" office:value-type="float" office:value="51259.2597402597" calcext:value-type="float">
            <text:p>51259,2597402597</text:p>
          </table:table-cell>
          <table:table-cell table:formula="of:=[.D127]/[.B127]" office:value-type="float" office:value="30543.012987013" calcext:value-type="float">
            <text:p>30543,012987013</text:p>
          </table:table-cell>
        </table:table-row>
        <table:table-row table:style-name="ro1">
          <table:table-cell office:value-type="string" calcext:value-type="string">
            <text:p>/home/andreasbehnke/.m2/repository/org/apache/maven/maven-artifact/3.0/maven-artifact-3.0.jar</text:p>
          </table:table-cell>
          <table:table-cell office:value-type="float" office:value="32" calcext:value-type="float">
            <text:p>32</text:p>
          </table:table-cell>
          <table:table-cell office:value-type="float" office:value="2195760" calcext:value-type="float">
            <text:p>2195760</text:p>
          </table:table-cell>
          <table:table-cell office:value-type="float" office:value="1488476" calcext:value-type="float">
            <text:p>1488476</text:p>
          </table:table-cell>
          <table:table-cell table:formula="of:=[.C128]/[.D128]" office:value-type="float" office:value="1.47517326446647" calcext:value-type="float">
            <text:p>1,47517326446647</text:p>
          </table:table-cell>
          <table:table-cell table:formula="of:=[.C128]/[.B128]" office:value-type="float" office:value="68617.5" calcext:value-type="float">
            <text:p>68617,5</text:p>
          </table:table-cell>
          <table:table-cell table:formula="of:=[.D128]/[.B128]" office:value-type="float" office:value="46514.875" calcext:value-type="float">
            <text:p>46514,875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api/2.0.6/maven-plugin-api-2.0.6.jar</text:p>
          </table:table-cell>
          <table:table-cell office:value-type="float" office:value="9" calcext:value-type="float">
            <text:p>9</text:p>
          </table:table-cell>
          <table:table-cell office:value-type="float" office:value="642604" calcext:value-type="float">
            <text:p>642604</text:p>
          </table:table-cell>
          <table:table-cell office:value-type="float" office:value="1388978" calcext:value-type="float">
            <text:p>1388978</text:p>
          </table:table-cell>
          <table:table-cell table:formula="of:=[.C129]/[.D129]" office:value-type="float" office:value="0.462645196684181" calcext:value-type="float">
            <text:p>0,462645196684181</text:p>
          </table:table-cell>
          <table:table-cell table:formula="of:=[.C129]/[.B129]" office:value-type="float" office:value="71400.4444444444" calcext:value-type="float">
            <text:p>71400,4444444444</text:p>
          </table:table-cell>
          <table:table-cell table:formula="of:=[.D129]/[.B129]" office:value-type="float" office:value="154330.888888889" calcext:value-type="float">
            <text:p>154330,888888889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api/2.2.1/maven-plugin-api-2.2.1.jar</text:p>
          </table:table-cell>
          <table:table-cell office:value-type="float" office:value="8" calcext:value-type="float">
            <text:p>8</text:p>
          </table:table-cell>
          <table:table-cell office:value-type="float" office:value="627672" calcext:value-type="float">
            <text:p>627672</text:p>
          </table:table-cell>
          <table:table-cell office:value-type="float" office:value="549810" calcext:value-type="float">
            <text:p>549810</text:p>
          </table:table-cell>
          <table:table-cell table:formula="of:=[.C130]/[.D130]" office:value-type="float" office:value="1.14161619468544" calcext:value-type="float">
            <text:p>1,14161619468544</text:p>
          </table:table-cell>
          <table:table-cell table:formula="of:=[.C130]/[.B130]" office:value-type="float" office:value="78459" calcext:value-type="float">
            <text:p>78459</text:p>
          </table:table-cell>
          <table:table-cell table:formula="of:=[.D130]/[.B130]" office:value-type="float" office:value="68726.25" calcext:value-type="float">
            <text:p>68726,25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api/2.0.9/maven-plugin-api-2.0.9.jar</text:p>
          </table:table-cell>
          <table:table-cell office:value-type="float" office:value="9" calcext:value-type="float">
            <text:p>9</text:p>
          </table:table-cell>
          <table:table-cell office:value-type="float" office:value="633549" calcext:value-type="float">
            <text:p>633549</text:p>
          </table:table-cell>
          <table:table-cell office:value-type="float" office:value="572965" calcext:value-type="float">
            <text:p>572965</text:p>
          </table:table-cell>
          <table:table-cell table:formula="of:=[.C131]/[.D131]" office:value-type="float" office:value="1.10573769776513" calcext:value-type="float">
            <text:p>1,10573769776513</text:p>
          </table:table-cell>
          <table:table-cell table:formula="of:=[.C131]/[.B131]" office:value-type="float" office:value="70394.3333333333" calcext:value-type="float">
            <text:p>70394,3333333333</text:p>
          </table:table-cell>
          <table:table-cell table:formula="of:=[.D131]/[.B131]" office:value-type="float" office:value="63662.7777777778" calcext:value-type="float">
            <text:p>63662,7777777778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api/3.0/maven-plugin-api-3.0.jar</text:p>
          </table:table-cell>
          <table:table-cell office:value-type="float" office:value="25" calcext:value-type="float">
            <text:p>25</text:p>
          </table:table-cell>
          <table:table-cell office:value-type="float" office:value="2082816" calcext:value-type="float">
            <text:p>2082816</text:p>
          </table:table-cell>
          <table:table-cell office:value-type="float" office:value="1988895" calcext:value-type="float">
            <text:p>1988895</text:p>
          </table:table-cell>
          <table:table-cell table:formula="of:=[.C132]/[.D132]" office:value-type="float" office:value="1.04722270406432" calcext:value-type="float">
            <text:p>1,04722270406432</text:p>
          </table:table-cell>
          <table:table-cell table:formula="of:=[.C132]/[.B132]" office:value-type="float" office:value="83312.64" calcext:value-type="float">
            <text:p>83312,64</text:p>
          </table:table-cell>
          <table:table-cell table:formula="of:=[.D132]/[.B132]" office:value-type="float" office:value="79555.8" calcext:value-type="float">
            <text:p>79555,8</text:p>
          </table:table-cell>
        </table:table-row>
        <table:table-row table:style-name="ro1">
          <table:table-cell office:value-type="string" calcext:value-type="string">
            <text:p>/home/andreasbehnke/.m2/repository/org/apache/maven/maven-settings/2.0.6/maven-settings-2.0.6.jar</text:p>
          </table:table-cell>
          <table:table-cell office:value-type="float" office:value="21" calcext:value-type="float">
            <text:p>21</text:p>
          </table:table-cell>
          <table:table-cell office:value-type="float" office:value="1997256" calcext:value-type="float">
            <text:p>1997256</text:p>
          </table:table-cell>
          <table:table-cell office:value-type="float" office:value="1606722" calcext:value-type="float">
            <text:p>1606722</text:p>
          </table:table-cell>
          <table:table-cell table:formula="of:=[.C133]/[.D133]" office:value-type="float" office:value="1.24306258332182" calcext:value-type="float">
            <text:p>1,24306258332182</text:p>
          </table:table-cell>
          <table:table-cell table:formula="of:=[.C133]/[.B133]" office:value-type="float" office:value="95107.4285714286" calcext:value-type="float">
            <text:p>95107,4285714286</text:p>
          </table:table-cell>
          <table:table-cell table:formula="of:=[.D133]/[.B133]" office:value-type="float" office:value="76510.5714285714" calcext:value-type="float">
            <text:p>76510,5714285714</text:p>
          </table:table-cell>
        </table:table-row>
        <table:table-row table:style-name="ro1">
          <table:table-cell office:value-type="string" calcext:value-type="string">
            <text:p>/home/andreasbehnke/.m2/repository/org/apache/maven/maven-settings/2.2.1/maven-settings-2.2.1.jar</text:p>
          </table:table-cell>
          <table:table-cell office:value-type="float" office:value="20" calcext:value-type="float">
            <text:p>20</text:p>
          </table:table-cell>
          <table:table-cell office:value-type="float" office:value="2889872" calcext:value-type="float">
            <text:p>2889872</text:p>
          </table:table-cell>
          <table:table-cell office:value-type="float" office:value="1615766" calcext:value-type="float">
            <text:p>1615766</text:p>
          </table:table-cell>
          <table:table-cell table:formula="of:=[.C134]/[.D134]" office:value-type="float" office:value="1.78854611373182" calcext:value-type="float">
            <text:p>1,78854611373182</text:p>
          </table:table-cell>
          <table:table-cell table:formula="of:=[.C134]/[.B134]" office:value-type="float" office:value="144493.6" calcext:value-type="float">
            <text:p>144493,6</text:p>
          </table:table-cell>
          <table:table-cell table:formula="of:=[.D134]/[.B134]" office:value-type="float" office:value="80788.3" calcext:value-type="float">
            <text:p>80788,3</text:p>
          </table:table-cell>
        </table:table-row>
        <table:table-row table:style-name="ro1">
          <table:table-cell office:value-type="string" calcext:value-type="string">
            <text:p>/home/andreasbehnke/.m2/repository/org/apache/maven/maven-settings/2.0.9/maven-settings-2.0.9.jar</text:p>
          </table:table-cell>
          <table:table-cell office:value-type="float" office:value="21" calcext:value-type="float">
            <text:p>21</text:p>
          </table:table-cell>
          <table:table-cell office:value-type="float" office:value="3014481" calcext:value-type="float">
            <text:p>3014481</text:p>
          </table:table-cell>
          <table:table-cell office:value-type="float" office:value="1812443" calcext:value-type="float">
            <text:p>1812443</text:p>
          </table:table-cell>
          <table:table-cell table:formula="of:=[.C135]/[.D135]" office:value-type="float" office:value="1.6632142362546" calcext:value-type="float">
            <text:p>1,6632142362546</text:p>
          </table:table-cell>
          <table:table-cell table:formula="of:=[.C135]/[.B135]" office:value-type="float" office:value="143546.714285714" calcext:value-type="float">
            <text:p>143546,714285714</text:p>
          </table:table-cell>
          <table:table-cell table:formula="of:=[.D135]/[.B135]" office:value-type="float" office:value="86306.8095238095" calcext:value-type="float">
            <text:p>86306,8095238095</text:p>
          </table:table-cell>
        </table:table-row>
        <table:table-row table:style-name="ro1">
          <table:table-cell office:value-type="string" calcext:value-type="string">
            <text:p>/home/andreasbehnke/.m2/repository/org/apache/maven/maven-settings/3.0/maven-settings-3.0.jar</text:p>
          </table:table-cell>
          <table:table-cell office:value-type="float" office:value="17" calcext:value-type="float">
            <text:p>17</text:p>
          </table:table-cell>
          <table:table-cell office:value-type="float" office:value="2598675" calcext:value-type="float">
            <text:p>2598675</text:p>
          </table:table-cell>
          <table:table-cell office:value-type="float" office:value="1538943" calcext:value-type="float">
            <text:p>1538943</text:p>
          </table:table-cell>
          <table:table-cell table:formula="of:=[.C136]/[.D136]" office:value-type="float" office:value="1.6886102994068" calcext:value-type="float">
            <text:p>1,6886102994068</text:p>
          </table:table-cell>
          <table:table-cell table:formula="of:=[.C136]/[.B136]" office:value-type="float" office:value="152863.235294118" calcext:value-type="float">
            <text:p>152863,235294118</text:p>
          </table:table-cell>
          <table:table-cell table:formula="of:=[.D136]/[.B136]" office:value-type="float" office:value="90526.0588235294" calcext:value-type="float">
            <text:p>90526,0588235294</text:p>
          </table:table-cell>
        </table:table-row>
        <table:table-row table:style-name="ro1">
          <table:table-cell office:value-type="string" calcext:value-type="string">
            <text:p>/home/andreasbehnke/.m2/repository/org/apache/maven/wagon/wagon-provider-api/1.0/wagon-provider-api-1.0.jar</text:p>
          </table:table-cell>
          <table:table-cell office:value-type="float" office:value="41" calcext:value-type="float">
            <text:p>41</text:p>
          </table:table-cell>
          <table:table-cell office:value-type="float" office:value="3776229" calcext:value-type="float">
            <text:p>3776229</text:p>
          </table:table-cell>
          <table:table-cell office:value-type="float" office:value="1521184" calcext:value-type="float">
            <text:p>1521184</text:p>
          </table:table-cell>
          <table:table-cell table:formula="of:=[.C137]/[.D137]" office:value-type="float" office:value="2.48242750383911" calcext:value-type="float">
            <text:p>2,48242750383911</text:p>
          </table:table-cell>
          <table:table-cell table:formula="of:=[.C137]/[.B137]" office:value-type="float" office:value="92103.1463414634" calcext:value-type="float">
            <text:p>92103,1463414634</text:p>
          </table:table-cell>
          <table:table-cell table:formula="of:=[.D137]/[.B137]" office:value-type="float" office:value="37102.0487804878" calcext:value-type="float">
            <text:p>37102,0487804878</text:p>
          </table:table-cell>
        </table:table-row>
        <table:table-row table:style-name="ro1">
          <table:table-cell office:value-type="string" calcext:value-type="string">
            <text:p>/home/andreasbehnke/.m2/repository/org/apache/maven/wagon/wagon-provider-api/1.0-alpha-6/wagon-provider-api-1.0-alpha-6.jar</text:p>
          </table:table-cell>
          <table:table-cell office:value-type="float" office:value="36" calcext:value-type="float">
            <text:p>36</text:p>
          </table:table-cell>
          <table:table-cell office:value-type="float" office:value="2291515" calcext:value-type="float">
            <text:p>2291515</text:p>
          </table:table-cell>
          <table:table-cell office:value-type="float" office:value="1624175" calcext:value-type="float">
            <text:p>1624175</text:p>
          </table:table-cell>
          <table:table-cell table:formula="of:=[.C138]/[.D138]" office:value-type="float" office:value="1.41087936952607" calcext:value-type="float">
            <text:p>1,41087936952607</text:p>
          </table:table-cell>
          <table:table-cell table:formula="of:=[.C138]/[.B138]" office:value-type="float" office:value="63653.1944444444" calcext:value-type="float">
            <text:p>63653,1944444444</text:p>
          </table:table-cell>
          <table:table-cell table:formula="of:=[.D138]/[.B138]" office:value-type="float" office:value="45115.9722222222" calcext:value-type="float">
            <text:p>45115,9722222222</text:p>
          </table:table-cell>
        </table:table-row>
        <table:table-row table:style-name="ro1">
          <table:table-cell office:value-type="string" calcext:value-type="string">
            <text:p>/home/andreasbehnke/.m2/repository/org/apache/maven/wagon/wagon-provider-api/2.8/wagon-provider-api-2.8.jar</text:p>
          </table:table-cell>
          <table:table-cell office:value-type="float" office:value="39" calcext:value-type="float">
            <text:p>39</text:p>
          </table:table-cell>
          <table:table-cell office:value-type="float" office:value="2475703" calcext:value-type="float">
            <text:p>2475703</text:p>
          </table:table-cell>
          <table:table-cell office:value-type="float" office:value="1576591" calcext:value-type="float">
            <text:p>1576591</text:p>
          </table:table-cell>
          <table:table-cell table:formula="of:=[.C139]/[.D139]" office:value-type="float" office:value="1.57028867981613" calcext:value-type="float">
            <text:p>1,57028867981613</text:p>
          </table:table-cell>
          <table:table-cell table:formula="of:=[.C139]/[.B139]" office:value-type="float" office:value="63479.5641025641" calcext:value-type="float">
            <text:p>63479,5641025641</text:p>
          </table:table-cell>
          <table:table-cell table:formula="of:=[.D139]/[.B139]" office:value-type="float" office:value="40425.4102564103" calcext:value-type="float">
            <text:p>40425,4102564103</text:p>
          </table:table-cell>
        </table:table-row>
        <table:table-row table:style-name="ro1">
          <table:table-cell office:value-type="string" calcext:value-type="string">
            <text:p>/home/andreasbehnke/.m2/repository/org/apache/maven/wagon/wagon-provider-api/1.0-beta-6/wagon-provider-api-1.0-beta-6.jar</text:p>
          </table:table-cell>
          <table:table-cell office:value-type="float" office:value="41" calcext:value-type="float">
            <text:p>41</text:p>
          </table:table-cell>
          <table:table-cell office:value-type="float" office:value="4813813" calcext:value-type="float">
            <text:p>4813813</text:p>
          </table:table-cell>
          <table:table-cell office:value-type="float" office:value="1556103" calcext:value-type="float">
            <text:p>1556103</text:p>
          </table:table-cell>
          <table:table-cell table:formula="of:=[.C140]/[.D140]" office:value-type="float" office:value="3.09350537850001" calcext:value-type="float">
            <text:p>3,09350537850001</text:p>
          </table:table-cell>
          <table:table-cell table:formula="of:=[.C140]/[.B140]" office:value-type="float" office:value="117410.073170732" calcext:value-type="float">
            <text:p>117410,073170732</text:p>
          </table:table-cell>
          <table:table-cell table:formula="of:=[.D140]/[.B140]" office:value-type="float" office:value="37953.7317073171" calcext:value-type="float">
            <text:p>37953,7317073171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dependency-plugin/2.8/maven-dependency-plugin-2.8.jar</text:p>
          </table:table-cell>
          <table:table-cell office:value-type="float" office:value="54" calcext:value-type="float">
            <text:p>54</text:p>
          </table:table-cell>
          <table:table-cell office:value-type="float" office:value="5547538" calcext:value-type="float">
            <text:p>5547538</text:p>
          </table:table-cell>
          <table:table-cell office:value-type="float" office:value="1821268" calcext:value-type="float">
            <text:p>1821268</text:p>
          </table:table-cell>
          <table:table-cell table:formula="of:=[.C141]/[.D141]" office:value-type="float" office:value="3.04597566091317" calcext:value-type="float">
            <text:p>3,04597566091317</text:p>
          </table:table-cell>
          <table:table-cell table:formula="of:=[.C141]/[.B141]" office:value-type="float" office:value="102732.185185185" calcext:value-type="float">
            <text:p>102732,185185185</text:p>
          </table:table-cell>
          <table:table-cell table:formula="of:=[.D141]/[.B141]" office:value-type="float" office:value="33727.1851851852" calcext:value-type="float">
            <text:p>33727,1851851852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shade-plugin/2.2/maven-shade-plugin-2.2.jar</text:p>
          </table:table-cell>
          <table:table-cell office:value-type="float" office:value="37" calcext:value-type="float">
            <text:p>37</text:p>
          </table:table-cell>
          <table:table-cell office:value-type="float" office:value="3699374" calcext:value-type="float">
            <text:p>3699374</text:p>
          </table:table-cell>
          <table:table-cell office:value-type="float" office:value="1740253" calcext:value-type="float">
            <text:p>1740253</text:p>
          </table:table-cell>
          <table:table-cell table:formula="of:=[.C142]/[.D142]" office:value-type="float" office:value="2.12576791995187" calcext:value-type="float">
            <text:p>2,12576791995187</text:p>
          </table:table-cell>
          <table:table-cell table:formula="of:=[.C142]/[.B142]" office:value-type="float" office:value="99983.0810810811" calcext:value-type="float">
            <text:p>99983,0810810811</text:p>
          </table:table-cell>
          <table:table-cell table:formula="of:=[.D142]/[.B142]" office:value-type="float" office:value="47033.8648648649" calcext:value-type="float">
            <text:p>47033,8648648649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shade-plugin/3.0.0/maven-shade-plugin-3.0.0.jar</text:p>
          </table:table-cell>
          <table:table-cell office:value-type="float" office:value="39" calcext:value-type="float">
            <text:p>39</text:p>
          </table:table-cell>
          <table:table-cell office:value-type="float" office:value="4172434" calcext:value-type="float">
            <text:p>4172434</text:p>
          </table:table-cell>
          <table:table-cell office:value-type="float" office:value="2167363" calcext:value-type="float">
            <text:p>2167363</text:p>
          </table:table-cell>
          <table:table-cell table:formula="of:=[.C143]/[.D143]" office:value-type="float" office:value="1.92512006525903" calcext:value-type="float">
            <text:p>1,92512006525903</text:p>
          </table:table-cell>
          <table:table-cell table:formula="of:=[.C143]/[.B143]" office:value-type="float" office:value="106985.487179487" calcext:value-type="float">
            <text:p>106985,487179487</text:p>
          </table:table-cell>
          <table:table-cell table:formula="of:=[.D143]/[.B143]" office:value-type="float" office:value="55573.4102564103" calcext:value-type="float">
            <text:p>55573,4102564103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site-plugin/3.3/maven-site-plugin-3.3.jar</text:p>
          </table:table-cell>
          <table:table-cell office:value-type="float" office:value="31" calcext:value-type="float">
            <text:p>31</text:p>
          </table:table-cell>
          <table:table-cell office:value-type="float" office:value="3319148" calcext:value-type="float">
            <text:p>3319148</text:p>
          </table:table-cell>
          <table:table-cell office:value-type="float" office:value="1496162" calcext:value-type="float">
            <text:p>1496162</text:p>
          </table:table-cell>
          <table:table-cell table:formula="of:=[.C144]/[.D144]" office:value-type="float" office:value="2.21844158587105" calcext:value-type="float">
            <text:p>2,21844158587105</text:p>
          </table:table-cell>
          <table:table-cell table:formula="of:=[.C144]/[.B144]" office:value-type="float" office:value="107069.290322581" calcext:value-type="float">
            <text:p>107069,290322581</text:p>
          </table:table-cell>
          <table:table-cell table:formula="of:=[.D144]/[.B144]" office:value-type="float" office:value="48263.2903225806" calcext:value-type="float">
            <text:p>48263,2903225806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assembly-plugin/2.4.1/maven-assembly-plugin-2.4.1.jar</text:p>
          </table:table-cell>
          <table:table-cell office:value-type="float" office:value="83" calcext:value-type="float">
            <text:p>83</text:p>
          </table:table-cell>
          <table:table-cell office:value-type="float" office:value="8206598" calcext:value-type="float">
            <text:p>8206598</text:p>
          </table:table-cell>
          <table:table-cell office:value-type="float" office:value="2864696" calcext:value-type="float">
            <text:p>2864696</text:p>
          </table:table-cell>
          <table:table-cell table:formula="of:=[.C145]/[.D145]" office:value-type="float" office:value="2.86473608368916" calcext:value-type="float">
            <text:p>2,86473608368916</text:p>
          </table:table-cell>
          <table:table-cell table:formula="of:=[.C145]/[.B145]" office:value-type="float" office:value="98874.6746987952" calcext:value-type="float">
            <text:p>98874,6746987952</text:p>
          </table:table-cell>
          <table:table-cell table:formula="of:=[.D145]/[.B145]" office:value-type="float" office:value="34514.4096385542" calcext:value-type="float">
            <text:p>34514,4096385542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assembly-plugin/2.4/maven-assembly-plugin-2.4.jar</text:p>
          </table:table-cell>
          <table:table-cell office:value-type="float" office:value="83" calcext:value-type="float">
            <text:p>83</text:p>
          </table:table-cell>
          <table:table-cell office:value-type="float" office:value="8158130" calcext:value-type="float">
            <text:p>8158130</text:p>
          </table:table-cell>
          <table:table-cell office:value-type="float" office:value="2849824" calcext:value-type="float">
            <text:p>2849824</text:p>
          </table:table-cell>
          <table:table-cell table:formula="of:=[.C146]/[.D146]" office:value-type="float" office:value="2.86267853734125" calcext:value-type="float">
            <text:p>2,86267853734125</text:p>
          </table:table-cell>
          <table:table-cell table:formula="of:=[.C146]/[.B146]" office:value-type="float" office:value="98290.7228915663" calcext:value-type="float">
            <text:p>98290,7228915663</text:p>
          </table:table-cell>
          <table:table-cell table:formula="of:=[.D146]/[.B146]" office:value-type="float" office:value="34335.2289156627" calcext:value-type="float">
            <text:p>34335,2289156627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antrun-plugin/1.7/maven-antrun-plugin-1.7.jar</text:p>
          </table:table-cell>
          <table:table-cell office:value-type="float" office:value="8" calcext:value-type="float">
            <text:p>8</text:p>
          </table:table-cell>
          <table:table-cell office:value-type="float" office:value="988935" calcext:value-type="float">
            <text:p>988935</text:p>
          </table:table-cell>
          <table:table-cell office:value-type="float" office:value="1153400" calcext:value-type="float">
            <text:p>1153400</text:p>
          </table:table-cell>
          <table:table-cell table:formula="of:=[.C147]/[.D147]" office:value-type="float" office:value="0.857408531298769" calcext:value-type="float">
            <text:p>0,857408531298769</text:p>
          </table:table-cell>
          <table:table-cell table:formula="of:=[.C147]/[.B147]" office:value-type="float" office:value="123616.875" calcext:value-type="float">
            <text:p>123616,875</text:p>
          </table:table-cell>
          <table:table-cell table:formula="of:=[.D147]/[.B147]" office:value-type="float" office:value="144175" calcext:value-type="float">
            <text:p>144175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surefire-plugin/2.17/maven-surefire-plugin-2.17.jar</text:p>
          </table:table-cell>
          <table:table-cell office:value-type="float" office:value="2" calcext:value-type="float">
            <text:p>2</text:p>
          </table:table-cell>
          <table:table-cell office:value-type="float" office:value="589644" calcext:value-type="float">
            <text:p>589644</text:p>
          </table:table-cell>
          <table:table-cell office:value-type="float" office:value="553064" calcext:value-type="float">
            <text:p>553064</text:p>
          </table:table-cell>
          <table:table-cell table:formula="of:=[.C148]/[.D148]" office:value-type="float" office:value="1.06614062748615" calcext:value-type="float">
            <text:p>1,06614062748615</text:p>
          </table:table-cell>
          <table:table-cell table:formula="of:=[.C148]/[.B148]" office:value-type="float" office:value="294822" calcext:value-type="float">
            <text:p>294822</text:p>
          </table:table-cell>
          <table:table-cell table:formula="of:=[.D148]/[.B148]" office:value-type="float" office:value="276532" calcext:value-type="float">
            <text:p>276532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surefire-plugin/2.12.4/maven-surefire-plugin-2.12.4.jar</text:p>
          </table:table-cell>
          <table:table-cell office:value-type="float" office:value="2" calcext:value-type="float">
            <text:p>2</text:p>
          </table:table-cell>
          <table:table-cell office:value-type="float" office:value="534608" calcext:value-type="float">
            <text:p>534608</text:p>
          </table:table-cell>
          <table:table-cell office:value-type="float" office:value="512985" calcext:value-type="float">
            <text:p>512985</text:p>
          </table:table-cell>
          <table:table-cell table:formula="of:=[.C149]/[.D149]" office:value-type="float" office:value="1.04215132996092" calcext:value-type="float">
            <text:p>1,04215132996092</text:p>
          </table:table-cell>
          <table:table-cell table:formula="of:=[.C149]/[.B149]" office:value-type="float" office:value="267304" calcext:value-type="float">
            <text:p>267304</text:p>
          </table:table-cell>
          <table:table-cell table:formula="of:=[.D149]/[.B149]" office:value-type="float" office:value="256492.5" calcext:value-type="float">
            <text:p>256492,5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resources-plugin/2.6/maven-resources-plugin-2.6.jar</text:p>
          </table:table-cell>
          <table:table-cell office:value-type="float" office:value="7" calcext:value-type="float">
            <text:p>7</text:p>
          </table:table-cell>
          <table:table-cell office:value-type="float" office:value="821858" calcext:value-type="float">
            <text:p>821858</text:p>
          </table:table-cell>
          <table:table-cell office:value-type="float" office:value="689672" calcext:value-type="float">
            <text:p>689672</text:p>
          </table:table-cell>
          <table:table-cell table:formula="of:=[.C150]/[.D150]" office:value-type="float" office:value="1.19166502337343" calcext:value-type="float">
            <text:p>1,19166502337343</text:p>
          </table:table-cell>
          <table:table-cell table:formula="of:=[.C150]/[.B150]" office:value-type="float" office:value="117408.285714286" calcext:value-type="float">
            <text:p>117408,285714286</text:p>
          </table:table-cell>
          <table:table-cell table:formula="of:=[.D150]/[.B150]" office:value-type="float" office:value="98524.5714285714" calcext:value-type="float">
            <text:p>98524,5714285714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clean-plugin/2.5/maven-clean-plugin-2.5.jar</text:p>
          </table:table-cell>
          <table:table-cell office:value-type="float" office:value="11" calcext:value-type="float">
            <text:p>11</text:p>
          </table:table-cell>
          <table:table-cell office:value-type="float" office:value="921171" calcext:value-type="float">
            <text:p>921171</text:p>
          </table:table-cell>
          <table:table-cell office:value-type="float" office:value="628872" calcext:value-type="float">
            <text:p>628872</text:p>
          </table:table-cell>
          <table:table-cell table:formula="of:=[.C151]/[.D151]" office:value-type="float" office:value="1.46479887799107" calcext:value-type="float">
            <text:p>1,46479887799107</text:p>
          </table:table-cell>
          <table:table-cell table:formula="of:=[.C151]/[.B151]" office:value-type="float" office:value="83742.8181818182" calcext:value-type="float">
            <text:p>83742,8181818182</text:p>
          </table:table-cell>
          <table:table-cell table:formula="of:=[.D151]/[.B151]" office:value-type="float" office:value="57170.1818181818" calcext:value-type="float">
            <text:p>57170,1818181818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archetype-plugin/3.0.0/maven-archetype-plugin-3.0.0.jar</text:p>
          </table:table-cell>
          <table:table-cell office:value-type="float" office:value="29" calcext:value-type="float">
            <text:p>29</text:p>
          </table:table-cell>
          <table:table-cell office:value-type="float" office:value="2980739" calcext:value-type="float">
            <text:p>2980739</text:p>
          </table:table-cell>
          <table:table-cell office:value-type="float" office:value="1460310" calcext:value-type="float">
            <text:p>1460310</text:p>
          </table:table-cell>
          <table:table-cell table:formula="of:=[.C152]/[.D152]" office:value-type="float" office:value="2.04116865597031" calcext:value-type="float">
            <text:p>2,04116865597031</text:p>
          </table:table-cell>
          <table:table-cell table:formula="of:=[.C152]/[.B152]" office:value-type="float" office:value="102784.103448276" calcext:value-type="float">
            <text:p>102784,103448276</text:p>
          </table:table-cell>
          <table:table-cell table:formula="of:=[.D152]/[.B152]" office:value-type="float" office:value="50355.5172413793" calcext:value-type="float">
            <text:p>50355,5172413793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compiler-plugin/3.1/maven-compiler-plugin-3.1.jar</text:p>
          </table:table-cell>
          <table:table-cell office:value-type="float" office:value="9" calcext:value-type="float">
            <text:p>9</text:p>
          </table:table-cell>
          <table:table-cell office:value-type="float" office:value="1302913" calcext:value-type="float">
            <text:p>1302913</text:p>
          </table:table-cell>
          <table:table-cell office:value-type="float" office:value="908973" calcext:value-type="float">
            <text:p>908973</text:p>
          </table:table-cell>
          <table:table-cell table:formula="of:=[.C153]/[.D153]" office:value-type="float" office:value="1.43339021071033" calcext:value-type="float">
            <text:p>1,43339021071033</text:p>
          </table:table-cell>
          <table:table-cell table:formula="of:=[.C153]/[.B153]" office:value-type="float" office:value="144768.111111111" calcext:value-type="float">
            <text:p>144768,111111111</text:p>
          </table:table-cell>
          <table:table-cell table:formula="of:=[.D153]/[.B153]" office:value-type="float" office:value="100997" calcext:value-type="float">
            <text:p>100997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install-plugin/2.5.1/maven-install-plugin-2.5.1.jar</text:p>
          </table:table-cell>
          <table:table-cell office:value-type="float" office:value="6" calcext:value-type="float">
            <text:p>6</text:p>
          </table:table-cell>
          <table:table-cell office:value-type="float" office:value="1341430" calcext:value-type="float">
            <text:p>1341430</text:p>
          </table:table-cell>
          <table:table-cell office:value-type="float" office:value="709442" calcext:value-type="float">
            <text:p>709442</text:p>
          </table:table-cell>
          <table:table-cell table:formula="of:=[.C154]/[.D154]" office:value-type="float" office:value="1.89082405608915" calcext:value-type="float">
            <text:p>1,89082405608915</text:p>
          </table:table-cell>
          <table:table-cell table:formula="of:=[.C154]/[.B154]" office:value-type="float" office:value="223571.666666667" calcext:value-type="float">
            <text:p>223571,666666667</text:p>
          </table:table-cell>
          <table:table-cell table:formula="of:=[.D154]/[.B154]" office:value-type="float" office:value="118240.333333333" calcext:value-type="float">
            <text:p>118240,333333333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install-plugin/2.4/maven-install-plugin-2.4.jar</text:p>
          </table:table-cell>
          <table:table-cell office:value-type="float" office:value="4" calcext:value-type="float">
            <text:p>4</text:p>
          </table:table-cell>
          <table:table-cell office:value-type="float" office:value="717916" calcext:value-type="float">
            <text:p>717916</text:p>
          </table:table-cell>
          <table:table-cell office:value-type="float" office:value="675665" calcext:value-type="float">
            <text:p>675665</text:p>
          </table:table-cell>
          <table:table-cell table:formula="of:=[.C155]/[.D155]" office:value-type="float" office:value="1.06253246801299" calcext:value-type="float">
            <text:p>1,06253246801299</text:p>
          </table:table-cell>
          <table:table-cell table:formula="of:=[.C155]/[.B155]" office:value-type="float" office:value="179479" calcext:value-type="float">
            <text:p>179479</text:p>
          </table:table-cell>
          <table:table-cell table:formula="of:=[.D155]/[.B155]" office:value-type="float" office:value="168916.25" calcext:value-type="float">
            <text:p>168916,25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install-plugin/2.5.2/maven-install-plugin-2.5.2.jar</text:p>
          </table:table-cell>
          <table:table-cell office:value-type="float" office:value="6" calcext:value-type="float">
            <text:p>6</text:p>
          </table:table-cell>
          <table:table-cell office:value-type="float" office:value="1030533" calcext:value-type="float">
            <text:p>1030533</text:p>
          </table:table-cell>
          <table:table-cell office:value-type="float" office:value="1514373" calcext:value-type="float">
            <text:p>1514373</text:p>
          </table:table-cell>
          <table:table-cell table:formula="of:=[.C156]/[.D156]" office:value-type="float" office:value="0.680501435247459" calcext:value-type="float">
            <text:p>0,680501435247459</text:p>
          </table:table-cell>
          <table:table-cell table:formula="of:=[.C156]/[.B156]" office:value-type="float" office:value="171755.5" calcext:value-type="float">
            <text:p>171755,5</text:p>
          </table:table-cell>
          <table:table-cell table:formula="of:=[.D156]/[.B156]" office:value-type="float" office:value="252395.5" calcext:value-type="float">
            <text:p>252395,5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deploy-plugin/2.7/maven-deploy-plugin-2.7.jar</text:p>
          </table:table-cell>
          <table:table-cell office:value-type="float" office:value="4" calcext:value-type="float">
            <text:p>4</text:p>
          </table:table-cell>
          <table:table-cell office:value-type="float" office:value="834102" calcext:value-type="float">
            <text:p>834102</text:p>
          </table:table-cell>
          <table:table-cell office:value-type="float" office:value="657016" calcext:value-type="float">
            <text:p>657016</text:p>
          </table:table-cell>
          <table:table-cell table:formula="of:=[.C157]/[.D157]" office:value-type="float" office:value="1.26953072680117" calcext:value-type="float">
            <text:p>1,26953072680117</text:p>
          </table:table-cell>
          <table:table-cell table:formula="of:=[.C157]/[.B157]" office:value-type="float" office:value="208525.5" calcext:value-type="float">
            <text:p>208525,5</text:p>
          </table:table-cell>
          <table:table-cell table:formula="of:=[.D157]/[.B157]" office:value-type="float" office:value="164254" calcext:value-type="float">
            <text:p>164254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deploy-plugin/2.8.1/maven-deploy-plugin-2.8.1.jar</text:p>
          </table:table-cell>
          <table:table-cell office:value-type="float" office:value="5" calcext:value-type="float">
            <text:p>5</text:p>
          </table:table-cell>
          <table:table-cell office:value-type="float" office:value="1026177" calcext:value-type="float">
            <text:p>1026177</text:p>
          </table:table-cell>
          <table:table-cell office:value-type="float" office:value="741646" calcext:value-type="float">
            <text:p>741646</text:p>
          </table:table-cell>
          <table:table-cell table:formula="of:=[.C158]/[.D158]" office:value-type="float" office:value="1.38364799378679" calcext:value-type="float">
            <text:p>1,38364799378679</text:p>
          </table:table-cell>
          <table:table-cell table:formula="of:=[.C158]/[.B158]" office:value-type="float" office:value="205235.4" calcext:value-type="float">
            <text:p>205235,4</text:p>
          </table:table-cell>
          <table:table-cell table:formula="of:=[.D158]/[.B158]" office:value-type="float" office:value="148329.2" calcext:value-type="float">
            <text:p>148329,2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release-plugin/2.3.2/maven-release-plugin-2.3.2.jar</text:p>
          </table:table-cell>
          <table:table-cell office:value-type="float" office:value="10" calcext:value-type="float">
            <text:p>10</text:p>
          </table:table-cell>
          <table:table-cell office:value-type="float" office:value="1217534" calcext:value-type="float">
            <text:p>1217534</text:p>
          </table:table-cell>
          <table:table-cell office:value-type="float" office:value="1093432" calcext:value-type="float">
            <text:p>1093432</text:p>
          </table:table-cell>
          <table:table-cell table:formula="of:=[.C159]/[.D159]" office:value-type="float" office:value="1.11349768435531" calcext:value-type="float">
            <text:p>1,11349768435531</text:p>
          </table:table-cell>
          <table:table-cell table:formula="of:=[.C159]/[.B159]" office:value-type="float" office:value="121753.4" calcext:value-type="float">
            <text:p>121753,4</text:p>
          </table:table-cell>
          <table:table-cell table:formula="of:=[.D159]/[.B159]" office:value-type="float" office:value="109343.2" calcext:value-type="float">
            <text:p>109343,2</text:p>
          </table:table-cell>
        </table:table-row>
        <table:table-row table:style-name="ro1">
          <table:table-cell office:value-type="string" calcext:value-type="string">
            <text:p>/home/andreasbehnke/.m2/repository/org/apache/maven/plugins/maven-jar-plugin/2.4/maven-jar-plugin-2.4.jar</text:p>
          </table:table-cell>
          <table:table-cell office:value-type="float" office:value="11" calcext:value-type="float">
            <text:p>11</text:p>
          </table:table-cell>
          <table:table-cell office:value-type="float" office:value="1184158" calcext:value-type="float">
            <text:p>1184158</text:p>
          </table:table-cell>
          <table:table-cell office:value-type="float" office:value="902552" calcext:value-type="float">
            <text:p>902552</text:p>
          </table:table-cell>
          <table:table-cell table:formula="of:=[.C160]/[.D160]" office:value-type="float" office:value="1.31201083150888" calcext:value-type="float">
            <text:p>1,31201083150888</text:p>
          </table:table-cell>
          <table:table-cell table:formula="of:=[.C160]/[.B160]" office:value-type="float" office:value="107650.727272727" calcext:value-type="float">
            <text:p>107650,727272727</text:p>
          </table:table-cell>
          <table:table-cell table:formula="of:=[.D160]/[.B160]" office:value-type="float" office:value="82050.1818181818" calcext:value-type="float">
            <text:p>82050,1818181818</text:p>
          </table:table-cell>
        </table:table-row>
        <table:table-row table:style-name="ro1">
          <table:table-cell office:value-type="string" calcext:value-type="string">
            <text:p>/home/andreasbehnke/.m2/repository/org/apache/maven/surefire/surefire-junit4/2.17/surefire-junit4-2.17.jar</text:p>
          </table:table-cell>
          <table:table-cell office:value-type="float" office:value="14" calcext:value-type="float">
            <text:p>14</text:p>
          </table:table-cell>
          <table:table-cell office:value-type="float" office:value="1729679" calcext:value-type="float">
            <text:p>1729679</text:p>
          </table:table-cell>
          <table:table-cell office:value-type="float" office:value="1122820" calcext:value-type="float">
            <text:p>1122820</text:p>
          </table:table-cell>
          <table:table-cell table:formula="of:=[.C161]/[.D161]" office:value-type="float" office:value="1.54047754760336" calcext:value-type="float">
            <text:p>1,54047754760336</text:p>
          </table:table-cell>
          <table:table-cell table:formula="of:=[.C161]/[.B161]" office:value-type="float" office:value="123548.5" calcext:value-type="float">
            <text:p>123548,5</text:p>
          </table:table-cell>
          <table:table-cell table:formula="of:=[.D161]/[.B161]" office:value-type="float" office:value="80201.4285714286" calcext:value-type="float">
            <text:p>80201,4285714286</text:p>
          </table:table-cell>
        </table:table-row>
        <table:table-row table:style-name="ro1">
          <table:table-cell office:value-type="string" calcext:value-type="string">
            <text:p>/home/andreasbehnke/.m2/repository/org/apache/maven/surefire/maven-surefire-common/2.17/maven-surefire-common-2.17.jar</text:p>
          </table:table-cell>
          <table:table-cell office:value-type="float" office:value="113" calcext:value-type="float">
            <text:p>113</text:p>
          </table:table-cell>
          <table:table-cell office:value-type="float" office:value="10778502" calcext:value-type="float">
            <text:p>10778502</text:p>
          </table:table-cell>
          <table:table-cell office:value-type="float" office:value="4756188" calcext:value-type="float">
            <text:p>4756188</text:p>
          </table:table-cell>
          <table:table-cell table:formula="of:=[.C162]/[.D162]" office:value-type="float" office:value="2.26620604568196" calcext:value-type="float">
            <text:p>2,26620604568196</text:p>
          </table:table-cell>
          <table:table-cell table:formula="of:=[.C162]/[.B162]" office:value-type="float" office:value="95384.9734513274" calcext:value-type="float">
            <text:p>95384,9734513274</text:p>
          </table:table-cell>
          <table:table-cell table:formula="of:=[.D162]/[.B162]" office:value-type="float" office:value="42090.1592920354" calcext:value-type="float">
            <text:p>42090,1592920354</text:p>
          </table:table-cell>
        </table:table-row>
        <table:table-row table:style-name="ro1">
          <table:table-cell office:value-type="string" calcext:value-type="string">
            <text:p>/home/andreasbehnke/.m2/repository/org/apache/maven/surefire/maven-surefire-common/2.12.4/maven-surefire-common-2.12.4.jar</text:p>
          </table:table-cell>
          <table:table-cell office:value-type="float" office:value="113" calcext:value-type="float">
            <text:p>113</text:p>
          </table:table-cell>
          <table:table-cell office:value-type="float" office:value="12911917" calcext:value-type="float">
            <text:p>12911917</text:p>
          </table:table-cell>
          <table:table-cell office:value-type="float" office:value="3712296" calcext:value-type="float">
            <text:p>3712296</text:p>
          </table:table-cell>
          <table:table-cell table:formula="of:=[.C163]/[.D163]" office:value-type="float" office:value="3.47814856358437" calcext:value-type="float">
            <text:p>3,47814856358437</text:p>
          </table:table-cell>
          <table:table-cell table:formula="of:=[.C163]/[.B163]" office:value-type="float" office:value="114264.752212389" calcext:value-type="float">
            <text:p>114264,752212389</text:p>
          </table:table-cell>
          <table:table-cell table:formula="of:=[.D163]/[.B163]" office:value-type="float" office:value="32852.1769911504" calcext:value-type="float">
            <text:p>32852,1769911504</text:p>
          </table:table-cell>
        </table:table-row>
        <table:table-row table:style-name="ro1">
          <table:table-cell office:value-type="string" calcext:value-type="string">
            <text:p>/home/andreasbehnke/.m2/repository/org/apache/maven/surefire/surefire-api/2.17/surefire-api-2.17.jar</text:p>
          </table:table-cell>
          <table:table-cell office:value-type="float" office:value="85" calcext:value-type="float">
            <text:p>85</text:p>
          </table:table-cell>
          <table:table-cell office:value-type="float" office:value="5788259" calcext:value-type="float">
            <text:p>5788259</text:p>
          </table:table-cell>
          <table:table-cell office:value-type="float" office:value="2734464" calcext:value-type="float">
            <text:p>2734464</text:p>
          </table:table-cell>
          <table:table-cell table:formula="of:=[.C164]/[.D164]" office:value-type="float" office:value="2.11678010754576" calcext:value-type="float">
            <text:p>2,11678010754576</text:p>
          </table:table-cell>
          <table:table-cell table:formula="of:=[.C164]/[.B164]" office:value-type="float" office:value="68097.1647058824" calcext:value-type="float">
            <text:p>68097,1647058824</text:p>
          </table:table-cell>
          <table:table-cell table:formula="of:=[.D164]/[.B164]" office:value-type="float" office:value="32170.1647058824" calcext:value-type="float">
            <text:p>32170,1647058824</text:p>
          </table:table-cell>
        </table:table-row>
        <table:table-row table:style-name="ro1">
          <table:table-cell office:value-type="string" calcext:value-type="string">
            <text:p>/home/andreasbehnke/.m2/repository/org/apache/maven/surefire/surefire-api/2.12.4/surefire-api-2.12.4.jar</text:p>
          </table:table-cell>
          <table:table-cell office:value-type="float" office:value="78" calcext:value-type="float">
            <text:p>78</text:p>
          </table:table-cell>
          <table:table-cell office:value-type="float" office:value="4837527" calcext:value-type="float">
            <text:p>4837527</text:p>
          </table:table-cell>
          <table:table-cell office:value-type="float" office:value="2537968" calcext:value-type="float">
            <text:p>2537968</text:p>
          </table:table-cell>
          <table:table-cell table:formula="of:=[.C165]/[.D165]" office:value-type="float" office:value="1.9060630394079" calcext:value-type="float">
            <text:p>1,9060630394079</text:p>
          </table:table-cell>
          <table:table-cell table:formula="of:=[.C165]/[.B165]" office:value-type="float" office:value="62019.5769230769" calcext:value-type="float">
            <text:p>62019,5769230769</text:p>
          </table:table-cell>
          <table:table-cell table:formula="of:=[.D165]/[.B165]" office:value-type="float" office:value="32538.0512820513" calcext:value-type="float">
            <text:p>32538,0512820513</text:p>
          </table:table-cell>
        </table:table-row>
        <table:table-row table:style-name="ro1">
          <table:table-cell office:value-type="string" calcext:value-type="string">
            <text:p>/home/andreasbehnke/.m2/repository/org/apache/maven/surefire/surefire-booter/2.17/surefire-booter-2.17.jar</text:p>
          </table:table-cell>
          <table:table-cell office:value-type="float" office:value="22" calcext:value-type="float">
            <text:p>22</text:p>
          </table:table-cell>
          <table:table-cell office:value-type="float" office:value="1765066" calcext:value-type="float">
            <text:p>1765066</text:p>
          </table:table-cell>
          <table:table-cell office:value-type="float" office:value="1214176" calcext:value-type="float">
            <text:p>1214176</text:p>
          </table:table-cell>
          <table:table-cell table:formula="of:=[.C166]/[.D166]" office:value-type="float" office:value="1.4537151121419" calcext:value-type="float">
            <text:p>1,4537151121419</text:p>
          </table:table-cell>
          <table:table-cell table:formula="of:=[.C166]/[.B166]" office:value-type="float" office:value="80230.2727272727" calcext:value-type="float">
            <text:p>80230,2727272727</text:p>
          </table:table-cell>
          <table:table-cell table:formula="of:=[.D166]/[.B166]" office:value-type="float" office:value="55189.8181818182" calcext:value-type="float">
            <text:p>55189,8181818182</text:p>
          </table:table-cell>
        </table:table-row>
        <table:table-row table:style-name="ro1">
          <table:table-cell office:value-type="string" calcext:value-type="string">
            <text:p>/home/andreasbehnke/.m2/repository/org/apache/maven/surefire/surefire-booter/2.12.4/surefire-booter-2.12.4.jar</text:p>
          </table:table-cell>
          <table:table-cell office:value-type="float" office:value="19" calcext:value-type="float">
            <text:p>19</text:p>
          </table:table-cell>
          <table:table-cell office:value-type="float" office:value="1826077" calcext:value-type="float">
            <text:p>1826077</text:p>
          </table:table-cell>
          <table:table-cell office:value-type="float" office:value="1513672" calcext:value-type="float">
            <text:p>1513672</text:p>
          </table:table-cell>
          <table:table-cell table:formula="of:=[.C167]/[.D167]" office:value-type="float" office:value="1.20638883456918" calcext:value-type="float">
            <text:p>1,20638883456918</text:p>
          </table:table-cell>
          <table:table-cell table:formula="of:=[.C167]/[.B167]" office:value-type="float" office:value="96109.3157894737" calcext:value-type="float">
            <text:p>96109,3157894737</text:p>
          </table:table-cell>
          <table:table-cell table:formula="of:=[.D167]/[.B167]" office:value-type="float" office:value="79666.9473684211" calcext:value-type="float">
            <text:p>79666,9473684211</text:p>
          </table:table-cell>
        </table:table-row>
        <table:table-row table:style-name="ro1">
          <table:table-cell office:value-type="string" calcext:value-type="string">
            <text:p>/home/andreasbehnke/.m2/repository/org/apache/maven/maven-monitor/2.0.6/maven-monitor-2.0.6.jar</text:p>
          </table:table-cell>
          <table:table-cell office:value-type="float" office:value="5" calcext:value-type="float">
            <text:p>5</text:p>
          </table:table-cell>
          <table:table-cell office:value-type="float" office:value="454282" calcext:value-type="float">
            <text:p>454282</text:p>
          </table:table-cell>
          <table:table-cell office:value-type="float" office:value="506318" calcext:value-type="float">
            <text:p>506318</text:p>
          </table:table-cell>
          <table:table-cell table:formula="of:=[.C168]/[.D168]" office:value-type="float" office:value="0.897226644124839" calcext:value-type="float">
            <text:p>0,897226644124839</text:p>
          </table:table-cell>
          <table:table-cell table:formula="of:=[.C168]/[.B168]" office:value-type="float" office:value="90856.4" calcext:value-type="float">
            <text:p>90856,4</text:p>
          </table:table-cell>
          <table:table-cell table:formula="of:=[.D168]/[.B168]" office:value-type="float" office:value="101263.6" calcext:value-type="float">
            <text:p>101263,6</text:p>
          </table:table-cell>
        </table:table-row>
        <table:table-row table:style-name="ro1">
          <table:table-cell office:value-type="string" calcext:value-type="string">
            <text:p>/home/andreasbehnke/.m2/repository/org/apache/maven/maven-monitor/2.2.1/maven-monitor-2.2.1.jar</text:p>
          </table:table-cell>
          <table:table-cell office:value-type="float" office:value="5" calcext:value-type="float">
            <text:p>5</text:p>
          </table:table-cell>
          <table:table-cell office:value-type="float" office:value="714383" calcext:value-type="float">
            <text:p>714383</text:p>
          </table:table-cell>
          <table:table-cell office:value-type="float" office:value="654251" calcext:value-type="float">
            <text:p>654251</text:p>
          </table:table-cell>
          <table:table-cell table:formula="of:=[.C169]/[.D169]" office:value-type="float" office:value="1.09190967992407" calcext:value-type="float">
            <text:p>1,09190967992407</text:p>
          </table:table-cell>
          <table:table-cell table:formula="of:=[.C169]/[.B169]" office:value-type="float" office:value="142876.6" calcext:value-type="float">
            <text:p>142876,6</text:p>
          </table:table-cell>
          <table:table-cell table:formula="of:=[.D169]/[.B169]" office:value-type="float" office:value="130850.2" calcext:value-type="float">
            <text:p>130850,2</text:p>
          </table:table-cell>
        </table:table-row>
        <table:table-row table:style-name="ro1">
          <table:table-cell office:value-type="string" calcext:value-type="string">
            <text:p>/home/andreasbehnke/.m2/repository/org/apache/maven/maven-monitor/2.0.9/maven-monitor-2.0.9.jar</text:p>
          </table:table-cell>
          <table:table-cell office:value-type="float" office:value="5" calcext:value-type="float">
            <text:p>5</text:p>
          </table:table-cell>
          <table:table-cell office:value-type="float" office:value="748060" calcext:value-type="float">
            <text:p>748060</text:p>
          </table:table-cell>
          <table:table-cell office:value-type="float" office:value="495961" calcext:value-type="float">
            <text:p>495961</text:p>
          </table:table-cell>
          <table:table-cell table:formula="of:=[.C170]/[.D170]" office:value-type="float" office:value="1.50830408036116" calcext:value-type="float">
            <text:p>1,50830408036116</text:p>
          </table:table-cell>
          <table:table-cell table:formula="of:=[.C170]/[.B170]" office:value-type="float" office:value="149612" calcext:value-type="float">
            <text:p>149612</text:p>
          </table:table-cell>
          <table:table-cell table:formula="of:=[.D170]/[.B170]" office:value-type="float" office:value="99192.2" calcext:value-type="float">
            <text:p>99192,2</text:p>
          </table:table-cell>
        </table:table-row>
        <table:table-row table:style-name="ro1">
          <table:table-cell office:value-type="string" calcext:value-type="string">
            <text:p>/home/andreasbehnke/.m2/repository/org/apache/maven/maven-artifact-manager/2.0.6/maven-artifact-manager-2.0.6.jar</text:p>
          </table:table-cell>
          <table:table-cell office:value-type="float" office:value="24" calcext:value-type="float">
            <text:p>24</text:p>
          </table:table-cell>
          <table:table-cell office:value-type="float" office:value="2190690" calcext:value-type="float">
            <text:p>2190690</text:p>
          </table:table-cell>
          <table:table-cell office:value-type="float" office:value="1260547" calcext:value-type="float">
            <text:p>1260547</text:p>
          </table:table-cell>
          <table:table-cell table:formula="of:=[.C171]/[.D171]" office:value-type="float" office:value="1.7378883928961" calcext:value-type="float">
            <text:p>1,7378883928961</text:p>
          </table:table-cell>
          <table:table-cell table:formula="of:=[.C171]/[.B171]" office:value-type="float" office:value="91278.75" calcext:value-type="float">
            <text:p>91278,75</text:p>
          </table:table-cell>
          <table:table-cell table:formula="of:=[.D171]/[.B171]" office:value-type="float" office:value="52522.7916666667" calcext:value-type="float">
            <text:p>52522,7916666667</text:p>
          </table:table-cell>
        </table:table-row>
        <table:table-row table:style-name="ro1">
          <table:table-cell office:value-type="string" calcext:value-type="string">
            <text:p>/home/andreasbehnke/.m2/repository/org/apache/maven/maven-artifact-manager/2.2.1/maven-artifact-manager-2.2.1.jar</text:p>
          </table:table-cell>
          <table:table-cell office:value-type="float" office:value="29" calcext:value-type="float">
            <text:p>29</text:p>
          </table:table-cell>
          <table:table-cell office:value-type="float" office:value="5036268" calcext:value-type="float">
            <text:p>5036268</text:p>
          </table:table-cell>
          <table:table-cell office:value-type="float" office:value="1848799" calcext:value-type="float">
            <text:p>1848799</text:p>
          </table:table-cell>
          <table:table-cell table:formula="of:=[.C172]/[.D172]" office:value-type="float" office:value="2.72407546737098" calcext:value-type="float">
            <text:p>2,72407546737098</text:p>
          </table:table-cell>
          <table:table-cell table:formula="of:=[.C172]/[.B172]" office:value-type="float" office:value="173664.413793103" calcext:value-type="float">
            <text:p>173664,413793103</text:p>
          </table:table-cell>
          <table:table-cell table:formula="of:=[.D172]/[.B172]" office:value-type="float" office:value="63751.6896551724" calcext:value-type="float">
            <text:p>63751,6896551724</text:p>
          </table:table-cell>
        </table:table-row>
        <table:table-row table:style-name="ro1">
          <table:table-cell office:value-type="string" calcext:value-type="string">
            <text:p>/home/andreasbehnke/.m2/repository/org/apache/maven/maven-artifact-manager/2.0.9/maven-artifact-manager-2.0.9.jar</text:p>
          </table:table-cell>
          <table:table-cell office:value-type="float" office:value="24" calcext:value-type="float">
            <text:p>24</text:p>
          </table:table-cell>
          <table:table-cell office:value-type="float" office:value="2258780" calcext:value-type="float">
            <text:p>2258780</text:p>
          </table:table-cell>
          <table:table-cell office:value-type="float" office:value="1206115" calcext:value-type="float">
            <text:p>1206115</text:p>
          </table:table-cell>
          <table:table-cell table:formula="of:=[.C173]/[.D173]" office:value-type="float" office:value="1.87277332592663" calcext:value-type="float">
            <text:p>1,87277332592663</text:p>
          </table:table-cell>
          <table:table-cell table:formula="of:=[.C173]/[.B173]" office:value-type="float" office:value="94115.8333333333" calcext:value-type="float">
            <text:p>94115,8333333333</text:p>
          </table:table-cell>
          <table:table-cell table:formula="of:=[.D173]/[.B173]" office:value-type="float" office:value="50254.7916666667" calcext:value-type="float">
            <text:p>50254,7916666667</text:p>
          </table:table-cell>
        </table:table-row>
        <table:table-row table:style-name="ro1">
          <table:table-cell office:value-type="string" calcext:value-type="string">
            <text:p>/home/andreasbehnke/.m2/repository/org/apache/maven/maven-artifact-manager/2.2.0/maven-artifact-manager-2.2.0.jar</text:p>
          </table:table-cell>
          <table:table-cell office:value-type="float" office:value="27" calcext:value-type="float">
            <text:p>27</text:p>
          </table:table-cell>
          <table:table-cell office:value-type="float" office:value="2638973" calcext:value-type="float">
            <text:p>2638973</text:p>
          </table:table-cell>
          <table:table-cell office:value-type="float" office:value="1668484" calcext:value-type="float">
            <text:p>1668484</text:p>
          </table:table-cell>
          <table:table-cell table:formula="of:=[.C174]/[.D174]" office:value-type="float" office:value="1.58165915885319" calcext:value-type="float">
            <text:p>1,58165915885319</text:p>
          </table:table-cell>
          <table:table-cell table:formula="of:=[.C174]/[.B174]" office:value-type="float" office:value="97739.7407407407" calcext:value-type="float">
            <text:p>97739,7407407407</text:p>
          </table:table-cell>
          <table:table-cell table:formula="of:=[.D174]/[.B174]" office:value-type="float" office:value="61795.7037037037" calcext:value-type="float">
            <text:p>61795,7037037037</text:p>
          </table:table-cell>
        </table:table-row>
        <table:table-row table:style-name="ro1">
          <table:table-cell office:value-type="string" calcext:value-type="string">
            <text:p>/home/andreasbehnke/.m2/repository/org/apache/maven/maven-toolchain/1.0/maven-toolchain-1.0.jar</text:p>
          </table:table-cell>
          <table:table-cell office:value-type="float" office:value="23" calcext:value-type="float">
            <text:p>23</text:p>
          </table:table-cell>
          <table:table-cell office:value-type="float" office:value="1583879" calcext:value-type="float">
            <text:p>1583879</text:p>
          </table:table-cell>
          <table:table-cell office:value-type="float" office:value="1222163" calcext:value-type="float">
            <text:p>1222163</text:p>
          </table:table-cell>
          <table:table-cell table:formula="of:=[.C175]/[.D175]" office:value-type="float" office:value="1.29596379533663" calcext:value-type="float">
            <text:p>1,29596379533663</text:p>
          </table:table-cell>
          <table:table-cell table:formula="of:=[.C175]/[.B175]" office:value-type="float" office:value="68864.3043478261" calcext:value-type="float">
            <text:p>68864,3043478261</text:p>
          </table:table-cell>
          <table:table-cell table:formula="of:=[.D175]/[.B175]" office:value-type="float" office:value="53137.5217391304" calcext:value-type="float">
            <text:p>53137,5217391304</text:p>
          </table:table-cell>
        </table:table-row>
        <table:table-row table:style-name="ro1">
          <table:table-cell office:value-type="string" calcext:value-type="string">
            <text:p>/home/andreasbehnke/.m2/repository/org/apache/maven/maven-toolchain/2.2.1/maven-toolchain-2.2.1.jar</text:p>
          </table:table-cell>
          <table:table-cell office:value-type="float" office:value="20" calcext:value-type="float">
            <text:p>20</text:p>
          </table:table-cell>
          <table:table-cell office:value-type="float" office:value="2066767" calcext:value-type="float">
            <text:p>2066767</text:p>
          </table:table-cell>
          <table:table-cell office:value-type="float" office:value="1115931" calcext:value-type="float">
            <text:p>1115931</text:p>
          </table:table-cell>
          <table:table-cell table:formula="of:=[.C176]/[.D176]" office:value-type="float" office:value="1.8520562651275" calcext:value-type="float">
            <text:p>1,8520562651275</text:p>
          </table:table-cell>
          <table:table-cell table:formula="of:=[.C176]/[.B176]" office:value-type="float" office:value="103338.35" calcext:value-type="float">
            <text:p>103338,35</text:p>
          </table:table-cell>
          <table:table-cell table:formula="of:=[.D176]/[.B176]" office:value-type="float" office:value="55796.55" calcext:value-type="float">
            <text:p>55796,55</text:p>
          </table:table-cell>
        </table:table-row>
        <table:table-row table:style-name="ro1">
          <table:table-cell office:value-type="string" calcext:value-type="string">
            <text:p>/home/andreasbehnke/.m2/repository/org/apache/maven/maven-toolchain/2.0.9/maven-toolchain-2.0.9.jar</text:p>
          </table:table-cell>
          <table:table-cell office:value-type="float" office:value="23" calcext:value-type="float">
            <text:p>23</text:p>
          </table:table-cell>
          <table:table-cell office:value-type="float" office:value="1988170" calcext:value-type="float">
            <text:p>1988170</text:p>
          </table:table-cell>
          <table:table-cell office:value-type="float" office:value="1754967" calcext:value-type="float">
            <text:p>1754967</text:p>
          </table:table-cell>
          <table:table-cell table:formula="of:=[.C177]/[.D177]" office:value-type="float" office:value="1.13288170090948" calcext:value-type="float">
            <text:p>1,13288170090948</text:p>
          </table:table-cell>
          <table:table-cell table:formula="of:=[.C177]/[.B177]" office:value-type="float" office:value="86442.1739130435" calcext:value-type="float">
            <text:p>86442,1739130435</text:p>
          </table:table-cell>
          <table:table-cell table:formula="of:=[.D177]/[.B177]" office:value-type="float" office:value="76302.9130434783" calcext:value-type="float">
            <text:p>76302,9130434783</text:p>
          </table:table-cell>
        </table:table-row>
        <table:table-row table:style-name="ro1">
          <table:table-cell office:value-type="string" calcext:value-type="string">
            <text:p>/home/andreasbehnke/.m2/repository/org/apache/maven/maven-profile/2.0.6/maven-profile-2.0.6.jar</text:p>
          </table:table-cell>
          <table:table-cell office:value-type="float" office:value="16" calcext:value-type="float">
            <text:p>16</text:p>
          </table:table-cell>
          <table:table-cell office:value-type="float" office:value="1493038" calcext:value-type="float">
            <text:p>1493038</text:p>
          </table:table-cell>
          <table:table-cell office:value-type="float" office:value="734989" calcext:value-type="float">
            <text:p>734989</text:p>
          </table:table-cell>
          <table:table-cell table:formula="of:=[.C178]/[.D178]" office:value-type="float" office:value="2.03137461921199" calcext:value-type="float">
            <text:p>2,03137461921199</text:p>
          </table:table-cell>
          <table:table-cell table:formula="of:=[.C178]/[.B178]" office:value-type="float" office:value="93314.875" calcext:value-type="float">
            <text:p>93314,875</text:p>
          </table:table-cell>
          <table:table-cell table:formula="of:=[.D178]/[.B178]" office:value-type="float" office:value="45936.8125" calcext:value-type="float">
            <text:p>45936,8125</text:p>
          </table:table-cell>
        </table:table-row>
        <table:table-row table:style-name="ro1">
          <table:table-cell office:value-type="string" calcext:value-type="string">
            <text:p>/home/andreasbehnke/.m2/repository/org/apache/maven/maven-profile/2.2.1/maven-profile-2.2.1.jar</text:p>
          </table:table-cell>
          <table:table-cell office:value-type="float" office:value="15" calcext:value-type="float">
            <text:p>15</text:p>
          </table:table-cell>
          <table:table-cell office:value-type="float" office:value="1427329" calcext:value-type="float">
            <text:p>1427329</text:p>
          </table:table-cell>
          <table:table-cell office:value-type="float" office:value="924248" calcext:value-type="float">
            <text:p>924248</text:p>
          </table:table-cell>
          <table:table-cell table:formula="of:=[.C179]/[.D179]" office:value-type="float" office:value="1.54431386381144" calcext:value-type="float">
            <text:p>1,54431386381144</text:p>
          </table:table-cell>
          <table:table-cell table:formula="of:=[.C179]/[.B179]" office:value-type="float" office:value="95155.2666666667" calcext:value-type="float">
            <text:p>95155,2666666667</text:p>
          </table:table-cell>
          <table:table-cell table:formula="of:=[.D179]/[.B179]" office:value-type="float" office:value="61616.5333333333" calcext:value-type="float">
            <text:p>61616,5333333333</text:p>
          </table:table-cell>
        </table:table-row>
        <table:table-row table:style-name="ro1">
          <table:table-cell office:value-type="string" calcext:value-type="string">
            <text:p>/home/andreasbehnke/.m2/repository/org/apache/maven/maven-profile/2.0.9/maven-profile-2.0.9.jar</text:p>
          </table:table-cell>
          <table:table-cell office:value-type="float" office:value="16" calcext:value-type="float">
            <text:p>16</text:p>
          </table:table-cell>
          <table:table-cell office:value-type="float" office:value="1959230" calcext:value-type="float">
            <text:p>1959230</text:p>
          </table:table-cell>
          <table:table-cell office:value-type="float" office:value="990068" calcext:value-type="float">
            <text:p>990068</text:p>
          </table:table-cell>
          <table:table-cell table:formula="of:=[.C180]/[.D180]" office:value-type="float" office:value="1.97888427865561" calcext:value-type="float">
            <text:p>1,97888427865561</text:p>
          </table:table-cell>
          <table:table-cell table:formula="of:=[.C180]/[.B180]" office:value-type="float" office:value="122451.875" calcext:value-type="float">
            <text:p>122451,875</text:p>
          </table:table-cell>
          <table:table-cell table:formula="of:=[.D180]/[.B180]" office:value-type="float" office:value="61879.25" calcext:value-type="float">
            <text:p>61879,25</text:p>
          </table:table-cell>
        </table:table-row>
        <table:table-row table:style-name="ro1">
          <table:table-cell office:value-type="string" calcext:value-type="string">
            <text:p>/home/andreasbehnke/.m2/repository/org/apache/maven/maven-profile/2.2.0/maven-profile-2.2.0.jar</text:p>
          </table:table-cell>
          <table:table-cell office:value-type="float" office:value="15" calcext:value-type="float">
            <text:p>15</text:p>
          </table:table-cell>
          <table:table-cell office:value-type="float" office:value="1599284" calcext:value-type="float">
            <text:p>1599284</text:p>
          </table:table-cell>
          <table:table-cell office:value-type="float" office:value="1101779" calcext:value-type="float">
            <text:p>1101779</text:p>
          </table:table-cell>
          <table:table-cell table:formula="of:=[.C181]/[.D181]" office:value-type="float" office:value="1.45154699808219" calcext:value-type="float">
            <text:p>1,45154699808219</text:p>
          </table:table-cell>
          <table:table-cell table:formula="of:=[.C181]/[.B181]" office:value-type="float" office:value="106618.933333333" calcext:value-type="float">
            <text:p>106618,933333333</text:p>
          </table:table-cell>
          <table:table-cell table:formula="of:=[.D181]/[.B181]" office:value-type="float" office:value="73451.9333333333" calcext:value-type="float">
            <text:p>73451,9333333333</text:p>
          </table:table-cell>
        </table:table-row>
        <table:table-row table:style-name="ro1">
          <table:table-cell office:value-type="string" calcext:value-type="string">
            <text:p>/home/andreasbehnke/.m2/repository/org/apache/maven/maven-project/2.0.6/maven-project-2.0.6.jar</text:p>
          </table:table-cell>
          <table:table-cell office:value-type="float" office:value="51" calcext:value-type="float">
            <text:p>51</text:p>
          </table:table-cell>
          <table:table-cell office:value-type="float" office:value="4553466" calcext:value-type="float">
            <text:p>4553466</text:p>
          </table:table-cell>
          <table:table-cell office:value-type="float" office:value="1876030" calcext:value-type="float">
            <text:p>1876030</text:p>
          </table:table-cell>
          <table:table-cell table:formula="of:=[.C182]/[.D182]" office:value-type="float" office:value="2.42718186809379" calcext:value-type="float">
            <text:p>2,42718186809379</text:p>
          </table:table-cell>
          <table:table-cell table:formula="of:=[.C182]/[.B182]" office:value-type="float" office:value="89283.6470588235" calcext:value-type="float">
            <text:p>89283,6470588235</text:p>
          </table:table-cell>
          <table:table-cell table:formula="of:=[.D182]/[.B182]" office:value-type="float" office:value="36784.9019607843" calcext:value-type="float">
            <text:p>36784,9019607843</text:p>
          </table:table-cell>
        </table:table-row>
        <table:table-row table:style-name="ro1">
          <table:table-cell office:value-type="string" calcext:value-type="string">
            <text:p>/home/andreasbehnke/.m2/repository/org/apache/maven/maven-project/2.2.1/maven-project-2.2.1.jar</text:p>
          </table:table-cell>
          <table:table-cell office:value-type="float" office:value="72" calcext:value-type="float">
            <text:p>72</text:p>
          </table:table-cell>
          <table:table-cell office:value-type="float" office:value="6916107" calcext:value-type="float">
            <text:p>6916107</text:p>
          </table:table-cell>
          <table:table-cell office:value-type="float" office:value="2437652" calcext:value-type="float">
            <text:p>2437652</text:p>
          </table:table-cell>
          <table:table-cell table:formula="of:=[.C183]/[.D183]" office:value-type="float" office:value="2.83720030586811" calcext:value-type="float">
            <text:p>2,83720030586811</text:p>
          </table:table-cell>
          <table:table-cell table:formula="of:=[.C183]/[.B183]" office:value-type="float" office:value="96057.0416666667" calcext:value-type="float">
            <text:p>96057,0416666667</text:p>
          </table:table-cell>
          <table:table-cell table:formula="of:=[.D183]/[.B183]" office:value-type="float" office:value="33856.2777777778" calcext:value-type="float">
            <text:p>33856,2777777778</text:p>
          </table:table-cell>
        </table:table-row>
        <table:table-row table:style-name="ro1">
          <table:table-cell office:value-type="string" calcext:value-type="string">
            <text:p>/home/andreasbehnke/.m2/repository/org/apache/maven/maven-project/2.0.9/maven-project-2.0.9.jar</text:p>
          </table:table-cell>
          <table:table-cell office:value-type="float" office:value="53" calcext:value-type="float">
            <text:p>53</text:p>
          </table:table-cell>
          <table:table-cell office:value-type="float" office:value="5182932" calcext:value-type="float">
            <text:p>5182932</text:p>
          </table:table-cell>
          <table:table-cell office:value-type="float" office:value="2338382" calcext:value-type="float">
            <text:p>2338382</text:p>
          </table:table-cell>
          <table:table-cell table:formula="of:=[.C184]/[.D184]" office:value-type="float" office:value="2.21646078356744" calcext:value-type="float">
            <text:p>2,21646078356744</text:p>
          </table:table-cell>
          <table:table-cell table:formula="of:=[.C184]/[.B184]" office:value-type="float" office:value="97791.1698113208" calcext:value-type="float">
            <text:p>97791,1698113208</text:p>
          </table:table-cell>
          <table:table-cell table:formula="of:=[.D184]/[.B184]" office:value-type="float" office:value="44120.4150943396" calcext:value-type="float">
            <text:p>44120,4150943396</text:p>
          </table:table-cell>
        </table:table-row>
        <table:table-row table:style-name="ro1">
          <table:table-cell office:value-type="string" calcext:value-type="string">
            <text:p>/home/andreasbehnke/.m2/repository/org/apache/maven/maven-project/2.2.0/maven-project-2.2.0.jar</text:p>
          </table:table-cell>
          <table:table-cell office:value-type="float" office:value="72" calcext:value-type="float">
            <text:p>72</text:p>
          </table:table-cell>
          <table:table-cell office:value-type="float" office:value="6296608" calcext:value-type="float">
            <text:p>6296608</text:p>
          </table:table-cell>
          <table:table-cell office:value-type="float" office:value="2309980" calcext:value-type="float">
            <text:p>2309980</text:p>
          </table:table-cell>
          <table:table-cell table:formula="of:=[.C185]/[.D185]" office:value-type="float" office:value="2.72582792924614" calcext:value-type="float">
            <text:p>2,72582792924614</text:p>
          </table:table-cell>
          <table:table-cell table:formula="of:=[.C185]/[.B185]" office:value-type="float" office:value="87452.8888888889" calcext:value-type="float">
            <text:p>87452,8888888889</text:p>
          </table:table-cell>
          <table:table-cell table:formula="of:=[.D185]/[.B185]" office:value-type="float" office:value="32083.0555555556" calcext:value-type="float">
            <text:p>32083,0555555556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shared-io/1.1/maven-shared-io-1.1.jar</text:p>
          </table:table-cell>
          <table:table-cell office:value-type="float" office:value="30" calcext:value-type="float">
            <text:p>30</text:p>
          </table:table-cell>
          <table:table-cell office:value-type="float" office:value="1890341" calcext:value-type="float">
            <text:p>1890341</text:p>
          </table:table-cell>
          <table:table-cell office:value-type="float" office:value="1771037" calcext:value-type="float">
            <text:p>1771037</text:p>
          </table:table-cell>
          <table:table-cell table:formula="of:=[.C186]/[.D186]" office:value-type="float" office:value="1.06736392294458" calcext:value-type="float">
            <text:p>1,06736392294458</text:p>
          </table:table-cell>
          <table:table-cell table:formula="of:=[.C186]/[.B186]" office:value-type="float" office:value="63011.3666666667" calcext:value-type="float">
            <text:p>63011,3666666667</text:p>
          </table:table-cell>
          <table:table-cell table:formula="of:=[.D186]/[.B186]" office:value-type="float" office:value="59034.5666666667" calcext:value-type="float">
            <text:p>59034,5666666667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script-interpreter/1.0/maven-script-interpreter-1.0.jar</text:p>
          </table:table-cell>
          <table:table-cell office:value-type="float" office:value="10" calcext:value-type="float">
            <text:p>10</text:p>
          </table:table-cell>
          <table:table-cell office:value-type="float" office:value="821137" calcext:value-type="float">
            <text:p>821137</text:p>
          </table:table-cell>
          <table:table-cell office:value-type="float" office:value="813529" calcext:value-type="float">
            <text:p>813529</text:p>
          </table:table-cell>
          <table:table-cell table:formula="of:=[.C187]/[.D187]" office:value-type="float" office:value="1.00935184855119" calcext:value-type="float">
            <text:p>1,00935184855119</text:p>
          </table:table-cell>
          <table:table-cell table:formula="of:=[.C187]/[.B187]" office:value-type="float" office:value="82113.7" calcext:value-type="float">
            <text:p>82113,7</text:p>
          </table:table-cell>
          <table:table-cell table:formula="of:=[.D187]/[.B187]" office:value-type="float" office:value="81352.9" calcext:value-type="float">
            <text:p>81352,9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repository-builder/1.0-alpha-2/maven-repository-builder-1.0-alpha-2.jar</text:p>
          </table:table-cell>
          <table:table-cell office:value-type="float" office:value="9" calcext:value-type="float">
            <text:p>9</text:p>
          </table:table-cell>
          <table:table-cell office:value-type="float" office:value="973015" calcext:value-type="float">
            <text:p>973015</text:p>
          </table:table-cell>
          <table:table-cell office:value-type="float" office:value="1242269" calcext:value-type="float">
            <text:p>1242269</text:p>
          </table:table-cell>
          <table:table-cell table:formula="of:=[.C188]/[.D188]" office:value-type="float" office:value="0.783256283461956" calcext:value-type="float">
            <text:p>0,783256283461956</text:p>
          </table:table-cell>
          <table:table-cell table:formula="of:=[.C188]/[.B188]" office:value-type="float" office:value="108112.777777778" calcext:value-type="float">
            <text:p>108112,777777778</text:p>
          </table:table-cell>
          <table:table-cell table:formula="of:=[.D188]/[.B188]" office:value-type="float" office:value="138029.888888889" calcext:value-type="float">
            <text:p>138029,888888889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common-artifact-filters/1.3/maven-common-artifact-filters-1.3.jar</text:p>
          </table:table-cell>
          <table:table-cell office:value-type="float" office:value="19" calcext:value-type="float">
            <text:p>19</text:p>
          </table:table-cell>
          <table:table-cell office:value-type="float" office:value="1484856" calcext:value-type="float">
            <text:p>1484856</text:p>
          </table:table-cell>
          <table:table-cell office:value-type="float" office:value="996559" calcext:value-type="float">
            <text:p>996559</text:p>
          </table:table-cell>
          <table:table-cell table:formula="of:=[.C189]/[.D189]" office:value-type="float" office:value="1.48998303161178" calcext:value-type="float">
            <text:p>1,48998303161178</text:p>
          </table:table-cell>
          <table:table-cell table:formula="of:=[.C189]/[.B189]" office:value-type="float" office:value="78150.3157894737" calcext:value-type="float">
            <text:p>78150,3157894737</text:p>
          </table:table-cell>
          <table:table-cell table:formula="of:=[.D189]/[.B189]" office:value-type="float" office:value="52450.4736842105" calcext:value-type="float">
            <text:p>52450,4736842105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common-artifact-filters/1.4/maven-common-artifact-filters-1.4.jar</text:p>
          </table:table-cell>
          <table:table-cell office:value-type="float" office:value="19" calcext:value-type="float">
            <text:p>19</text:p>
          </table:table-cell>
          <table:table-cell office:value-type="float" office:value="1357284" calcext:value-type="float">
            <text:p>1357284</text:p>
          </table:table-cell>
          <table:table-cell office:value-type="float" office:value="876150" calcext:value-type="float">
            <text:p>876150</text:p>
          </table:table-cell>
          <table:table-cell table:formula="of:=[.C190]/[.D190]" office:value-type="float" office:value="1.54914569423044" calcext:value-type="float">
            <text:p>1,54914569423044</text:p>
          </table:table-cell>
          <table:table-cell table:formula="of:=[.C190]/[.B190]" office:value-type="float" office:value="71436" calcext:value-type="float">
            <text:p>71436</text:p>
          </table:table-cell>
          <table:table-cell table:formula="of:=[.D190]/[.B190]" office:value-type="float" office:value="46113.1578947368" calcext:value-type="float">
            <text:p>46113,1578947368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common-artifact-filters/3.0.0/maven-common-artifact-filters-3.0.0.jar</text:p>
          </table:table-cell>
          <table:table-cell office:value-type="float" office:value="41" calcext:value-type="float">
            <text:p>41</text:p>
          </table:table-cell>
          <table:table-cell office:value-type="float" office:value="2507404" calcext:value-type="float">
            <text:p>2507404</text:p>
          </table:table-cell>
          <table:table-cell office:value-type="float" office:value="1056970" calcext:value-type="float">
            <text:p>1056970</text:p>
          </table:table-cell>
          <table:table-cell table:formula="of:=[.C191]/[.D191]" office:value-type="float" office:value="2.37225654465122" calcext:value-type="float">
            <text:p>2,37225654465122</text:p>
          </table:table-cell>
          <table:table-cell table:formula="of:=[.C191]/[.B191]" office:value-type="float" office:value="61156.1951219512" calcext:value-type="float">
            <text:p>61156,1951219512</text:p>
          </table:table-cell>
          <table:table-cell table:formula="of:=[.D191]/[.B191]" office:value-type="float" office:value="25779.756097561" calcext:value-type="float">
            <text:p>25779,756097561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filtering/1.1/maven-filtering-1.1.jar</text:p>
          </table:table-cell>
          <table:table-cell office:value-type="float" office:value="18" calcext:value-type="float">
            <text:p>18</text:p>
          </table:table-cell>
          <table:table-cell office:value-type="float" office:value="1608691" calcext:value-type="float">
            <text:p>1608691</text:p>
          </table:table-cell>
          <table:table-cell office:value-type="float" office:value="866081" calcext:value-type="float">
            <text:p>866081</text:p>
          </table:table-cell>
          <table:table-cell table:formula="of:=[.C192]/[.D192]" office:value-type="float" office:value="1.85743712193201" calcext:value-type="float">
            <text:p>1,85743712193201</text:p>
          </table:table-cell>
          <table:table-cell table:formula="of:=[.C192]/[.B192]" office:value-type="float" office:value="89371.7222222222" calcext:value-type="float">
            <text:p>89371,7222222222</text:p>
          </table:table-cell>
          <table:table-cell table:formula="of:=[.D192]/[.B192]" office:value-type="float" office:value="48115.6111111111" calcext:value-type="float">
            <text:p>48115,6111111111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invoker/2.2/maven-invoker-2.2.jar</text:p>
          </table:table-cell>
          <table:table-cell office:value-type="float" office:value="15" calcext:value-type="float">
            <text:p>15</text:p>
          </table:table-cell>
          <table:table-cell office:value-type="float" office:value="1208269" calcext:value-type="float">
            <text:p>1208269</text:p>
          </table:table-cell>
          <table:table-cell office:value-type="float" office:value="948976" calcext:value-type="float">
            <text:p>948976</text:p>
          </table:table-cell>
          <table:table-cell table:formula="of:=[.C193]/[.D193]" office:value-type="float" office:value="1.27323451804893" calcext:value-type="float">
            <text:p>1,27323451804893</text:p>
          </table:table-cell>
          <table:table-cell table:formula="of:=[.C193]/[.B193]" office:value-type="float" office:value="80551.2666666667" calcext:value-type="float">
            <text:p>80551,2666666667</text:p>
          </table:table-cell>
          <table:table-cell table:formula="of:=[.D193]/[.B193]" office:value-type="float" office:value="63265.0666666667" calcext:value-type="float">
            <text:p>63265,0666666667</text:p>
          </table:table-cell>
        </table:table-row>
        <table:table-row table:style-name="ro1">
          <table:table-cell office:value-type="string" calcext:value-type="string">
            <text:p>/home/andreasbehnke/.m2/repository/org/apache/maven/shared/file-management/1.1/file-management-1.1.jar</text:p>
          </table:table-cell>
          <table:table-cell office:value-type="float" office:value="15" calcext:value-type="float">
            <text:p>15</text:p>
          </table:table-cell>
          <table:table-cell office:value-type="float" office:value="1382405" calcext:value-type="float">
            <text:p>1382405</text:p>
          </table:table-cell>
          <table:table-cell office:value-type="float" office:value="920371" calcext:value-type="float">
            <text:p>920371</text:p>
          </table:table-cell>
          <table:table-cell table:formula="of:=[.C194]/[.D194]" office:value-type="float" office:value="1.50200842920953" calcext:value-type="float">
            <text:p>1,50200842920953</text:p>
          </table:table-cell>
          <table:table-cell table:formula="of:=[.C194]/[.B194]" office:value-type="float" office:value="92160.3333333333" calcext:value-type="float">
            <text:p>92160,3333333333</text:p>
          </table:table-cell>
          <table:table-cell table:formula="of:=[.D194]/[.B194]" office:value-type="float" office:value="61358.0666666667" calcext:value-type="float">
            <text:p>61358,0666666667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dependency-tree/2.2/maven-dependency-tree-2.2.jar</text:p>
          </table:table-cell>
          <table:table-cell office:value-type="float" office:value="41" calcext:value-type="float">
            <text:p>41</text:p>
          </table:table-cell>
          <table:table-cell office:value-type="float" office:value="2835682" calcext:value-type="float">
            <text:p>2835682</text:p>
          </table:table-cell>
          <table:table-cell office:value-type="float" office:value="1587958" calcext:value-type="float">
            <text:p>1587958</text:p>
          </table:table-cell>
          <table:table-cell table:formula="of:=[.C195]/[.D195]" office:value-type="float" office:value="1.78574118459052" calcext:value-type="float">
            <text:p>1,78574118459052</text:p>
          </table:table-cell>
          <table:table-cell table:formula="of:=[.C195]/[.B195]" office:value-type="float" office:value="69162.9756097561" calcext:value-type="float">
            <text:p>69162,9756097561</text:p>
          </table:table-cell>
          <table:table-cell table:formula="of:=[.D195]/[.B195]" office:value-type="float" office:value="38730.6829268293" calcext:value-type="float">
            <text:p>38730,6829268293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dependency-tree/2.1/maven-dependency-tree-2.1.jar</text:p>
          </table:table-cell>
          <table:table-cell office:value-type="float" office:value="39" calcext:value-type="float">
            <text:p>39</text:p>
          </table:table-cell>
          <table:table-cell office:value-type="float" office:value="2510510" calcext:value-type="float">
            <text:p>2510510</text:p>
          </table:table-cell>
          <table:table-cell office:value-type="float" office:value="1691819" calcext:value-type="float">
            <text:p>1691819</text:p>
          </table:table-cell>
          <table:table-cell table:formula="of:=[.C196]/[.D196]" office:value-type="float" office:value="1.48391169504539" calcext:value-type="float">
            <text:p>1,48391169504539</text:p>
          </table:table-cell>
          <table:table-cell table:formula="of:=[.C196]/[.B196]" office:value-type="float" office:value="64372.0512820513" calcext:value-type="float">
            <text:p>64372,0512820513</text:p>
          </table:table-cell>
          <table:table-cell table:formula="of:=[.D196]/[.B196]" office:value-type="float" office:value="43379.9743589744" calcext:value-type="float">
            <text:p>43379,9743589744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artifact-transfer/0.9.0/maven-artifact-transfer-0.9.0.jar</text:p>
          </table:table-cell>
          <table:table-cell office:value-type="float" office:value="80" calcext:value-type="float">
            <text:p>80</text:p>
          </table:table-cell>
          <table:table-cell office:value-type="float" office:value="111948727" calcext:value-type="float">
            <text:p>111948727</text:p>
          </table:table-cell>
          <table:table-cell office:value-type="float" office:value="3717698" calcext:value-type="float">
            <text:p>3717698</text:p>
          </table:table-cell>
          <table:table-cell table:formula="of:=[.C197]/[.D197]" office:value-type="float" office:value="30.1123778746956" calcext:value-type="float">
            <text:p>30,1123778746956</text:p>
          </table:table-cell>
          <table:table-cell table:formula="of:=[.C197]/[.B197]" office:value-type="float" office:value="1399359.0875" calcext:value-type="float">
            <text:p>1399359,0875</text:p>
          </table:table-cell>
          <table:table-cell table:formula="of:=[.D197]/[.B197]" office:value-type="float" office:value="46471.225" calcext:value-type="float">
            <text:p>46471,225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shared-utils/0.3/maven-shared-utils-0.3.jar</text:p>
          </table:table-cell>
          <table:table-cell office:value-type="float" office:value="72" calcext:value-type="float">
            <text:p>72</text:p>
          </table:table-cell>
          <table:table-cell office:value-type="float" office:value="5927931" calcext:value-type="float">
            <text:p>5927931</text:p>
          </table:table-cell>
          <table:table-cell office:value-type="float" office:value="2562408" calcext:value-type="float">
            <text:p>2562408</text:p>
          </table:table-cell>
          <table:table-cell table:formula="of:=[.C198]/[.D198]" office:value-type="float" office:value="2.313421984321" calcext:value-type="float">
            <text:p>2,313421984321</text:p>
          </table:table-cell>
          <table:table-cell table:formula="of:=[.C198]/[.B198]" office:value-type="float" office:value="82332.375" calcext:value-type="float">
            <text:p>82332,375</text:p>
          </table:table-cell>
          <table:table-cell table:formula="of:=[.D198]/[.B198]" office:value-type="float" office:value="35589" calcext:value-type="float">
            <text:p>35589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shared-utils/0.1/maven-shared-utils-0.1.jar</text:p>
          </table:table-cell>
          <table:table-cell office:value-type="float" office:value="72" calcext:value-type="float">
            <text:p>72</text:p>
          </table:table-cell>
          <table:table-cell office:value-type="float" office:value="5924507" calcext:value-type="float">
            <text:p>5924507</text:p>
          </table:table-cell>
          <table:table-cell office:value-type="float" office:value="2380566" calcext:value-type="float">
            <text:p>2380566</text:p>
          </table:table-cell>
          <table:table-cell table:formula="of:=[.C199]/[.D199]" office:value-type="float" office:value="2.48869680571763" calcext:value-type="float">
            <text:p>2,48869680571763</text:p>
          </table:table-cell>
          <table:table-cell table:formula="of:=[.C199]/[.B199]" office:value-type="float" office:value="82284.8194444444" calcext:value-type="float">
            <text:p>82284,8194444444</text:p>
          </table:table-cell>
          <table:table-cell table:formula="of:=[.D199]/[.B199]" office:value-type="float" office:value="33063.4166666667" calcext:value-type="float">
            <text:p>33063,4166666667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shared-utils/3.0.0/maven-shared-utils-3.0.0.jar</text:p>
          </table:table-cell>
          <table:table-cell office:value-type="float" office:value="77" calcext:value-type="float">
            <text:p>77</text:p>
          </table:table-cell>
          <table:table-cell office:value-type="float" office:value="6386661" calcext:value-type="float">
            <text:p>6386661</text:p>
          </table:table-cell>
          <table:table-cell office:value-type="float" office:value="2529155" calcext:value-type="float">
            <text:p>2529155</text:p>
          </table:table-cell>
          <table:table-cell table:formula="of:=[.C200]/[.D200]" office:value-type="float" office:value="2.52521533871985" calcext:value-type="float">
            <text:p>2,52521533871985</text:p>
          </table:table-cell>
          <table:table-cell table:formula="of:=[.C200]/[.B200]" office:value-type="float" office:value="82943.6493506494" calcext:value-type="float">
            <text:p>82943,6493506494</text:p>
          </table:table-cell>
          <table:table-cell table:formula="of:=[.D200]/[.B200]" office:value-type="float" office:value="32846.1688311688" calcext:value-type="float">
            <text:p>32846,1688311688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shared-utils/0.4/maven-shared-utils-0.4.jar</text:p>
          </table:table-cell>
          <table:table-cell office:value-type="float" office:value="72" calcext:value-type="float">
            <text:p>72</text:p>
          </table:table-cell>
          <table:table-cell office:value-type="float" office:value="5782130" calcext:value-type="float">
            <text:p>5782130</text:p>
          </table:table-cell>
          <table:table-cell office:value-type="float" office:value="2462852" calcext:value-type="float">
            <text:p>2462852</text:p>
          </table:table-cell>
          <table:table-cell table:formula="of:=[.C201]/[.D201]" office:value-type="float" office:value="2.34773750107599" calcext:value-type="float">
            <text:p>2,34773750107599</text:p>
          </table:table-cell>
          <table:table-cell table:formula="of:=[.C201]/[.B201]" office:value-type="float" office:value="80307.3611111111" calcext:value-type="float">
            <text:p>80307,3611111111</text:p>
          </table:table-cell>
          <table:table-cell table:formula="of:=[.D201]/[.B201]" office:value-type="float" office:value="34206.2777777778" calcext:value-type="float">
            <text:p>34206,2777777778</text:p>
          </table:table-cell>
        </table:table-row>
        <table:table-row table:style-name="ro1">
          <table:table-cell office:value-type="string" calcext:value-type="string">
            <text:p>/home/andreasbehnke/.m2/repository/org/apache/maven/shared/maven-shared-incremental/1.1/maven-shared-incremental-1.1.jar</text:p>
          </table:table-cell>
          <table:table-cell office:value-type="float" office:value="2" calcext:value-type="float">
            <text:p>2</text:p>
          </table:table-cell>
          <table:table-cell office:value-type="float" office:value="545745" calcext:value-type="float">
            <text:p>545745</text:p>
          </table:table-cell>
          <table:table-cell office:value-type="float" office:value="486791" calcext:value-type="float">
            <text:p>486791</text:p>
          </table:table-cell>
          <table:table-cell table:formula="of:=[.C202]/[.D202]" office:value-type="float" office:value="1.12110741570818" calcext:value-type="float">
            <text:p>1,12110741570818</text:p>
          </table:table-cell>
          <table:table-cell table:formula="of:=[.C202]/[.B202]" office:value-type="float" office:value="272872.5" calcext:value-type="float">
            <text:p>272872,5</text:p>
          </table:table-cell>
          <table:table-cell table:formula="of:=[.D202]/[.B202]" office:value-type="float" office:value="243395.5" calcext:value-type="float">
            <text:p>243395,5</text:p>
          </table:table-cell>
        </table:table-row>
        <table:table-row table:style-name="ro1">
          <table:table-cell office:value-type="string" calcext:value-type="string">
            <text:p>/home/andreasbehnke/.m2/repository/org/apache/maven/maven-core/2.0.6/maven-core-2.0.6.jar</text:p>
          </table:table-cell>
          <table:table-cell office:value-type="float" office:value="67" calcext:value-type="float">
            <text:p>67</text:p>
          </table:table-cell>
          <table:table-cell office:value-type="float" office:value="5581809" calcext:value-type="float">
            <text:p>5581809</text:p>
          </table:table-cell>
          <table:table-cell office:value-type="float" office:value="2567998" calcext:value-type="float">
            <text:p>2567998</text:p>
          </table:table-cell>
          <table:table-cell table:formula="of:=[.C203]/[.D203]" office:value-type="float" office:value="2.1736033283515" calcext:value-type="float">
            <text:p>2,1736033283515</text:p>
          </table:table-cell>
          <table:table-cell table:formula="of:=[.C203]/[.B203]" office:value-type="float" office:value="83310.5820895522" calcext:value-type="float">
            <text:p>83310,5820895522</text:p>
          </table:table-cell>
          <table:table-cell table:formula="of:=[.D203]/[.B203]" office:value-type="float" office:value="38328.328358209" calcext:value-type="float">
            <text:p>38328,328358209</text:p>
          </table:table-cell>
        </table:table-row>
        <table:table-row table:style-name="ro1">
          <table:table-cell office:value-type="string" calcext:value-type="string">
            <text:p>/home/andreasbehnke/.m2/repository/org/apache/maven/maven-core/2.2.1/maven-core-2.2.1.jar</text:p>
          </table:table-cell>
          <table:table-cell office:value-type="float" office:value="68" calcext:value-type="float">
            <text:p>68</text:p>
          </table:table-cell>
          <table:table-cell office:value-type="float" office:value="5848642" calcext:value-type="float">
            <text:p>5848642</text:p>
          </table:table-cell>
          <table:table-cell office:value-type="float" office:value="2440263" calcext:value-type="float">
            <text:p>2440263</text:p>
          </table:table-cell>
          <table:table-cell table:formula="of:=[.C204]/[.D204]" office:value-type="float" office:value="2.39672609058942" calcext:value-type="float">
            <text:p>2,39672609058942</text:p>
          </table:table-cell>
          <table:table-cell table:formula="of:=[.C204]/[.B204]" office:value-type="float" office:value="86009.4411764706" calcext:value-type="float">
            <text:p>86009,4411764706</text:p>
          </table:table-cell>
          <table:table-cell table:formula="of:=[.D204]/[.B204]" office:value-type="float" office:value="35886.2205882353" calcext:value-type="float">
            <text:p>35886,2205882353</text:p>
          </table:table-cell>
        </table:table-row>
        <table:table-row table:style-name="ro1">
          <table:table-cell office:value-type="string" calcext:value-type="string">
            <text:p>/home/andreasbehnke/.m2/repository/org/apache/maven/maven-core/2.0.9/maven-core-2.0.9.jar</text:p>
          </table:table-cell>
          <table:table-cell office:value-type="float" office:value="67" calcext:value-type="float">
            <text:p>67</text:p>
          </table:table-cell>
          <table:table-cell office:value-type="float" office:value="5194028" calcext:value-type="float">
            <text:p>5194028</text:p>
          </table:table-cell>
          <table:table-cell office:value-type="float" office:value="2484794" calcext:value-type="float">
            <text:p>2484794</text:p>
          </table:table-cell>
          <table:table-cell table:formula="of:=[.C205]/[.D205]" office:value-type="float" office:value="2.09032539518367" calcext:value-type="float">
            <text:p>2,09032539518367</text:p>
          </table:table-cell>
          <table:table-cell table:formula="of:=[.C205]/[.B205]" office:value-type="float" office:value="77522.8059701493" calcext:value-type="float">
            <text:p>77522,8059701493</text:p>
          </table:table-cell>
          <table:table-cell table:formula="of:=[.D205]/[.B205]" office:value-type="float" office:value="37086.4776119403" calcext:value-type="float">
            <text:p>37086,4776119403</text:p>
          </table:table-cell>
        </table:table-row>
        <table:table-row table:style-name="ro1">
          <table:table-cell office:value-type="string" calcext:value-type="string">
            <text:p>/home/andreasbehnke/.m2/repository/org/apache/maven/maven-core/3.0/maven-core-3.0.jar</text:p>
          </table:table-cell>
          <table:table-cell office:value-type="float" office:value="332" calcext:value-type="float">
            <text:p>332</text:p>
          </table:table-cell>
          <table:table-cell office:value-type="float" office:value="21777497" calcext:value-type="float">
            <text:p>21777497</text:p>
          </table:table-cell>
          <table:table-cell office:value-type="float" office:value="10381671" calcext:value-type="float">
            <text:p>10381671</text:p>
          </table:table-cell>
          <table:table-cell table:formula="of:=[.C206]/[.D206]" office:value-type="float" office:value="2.09768706791036" calcext:value-type="float">
            <text:p>2,09768706791036</text:p>
          </table:table-cell>
          <table:table-cell table:formula="of:=[.C206]/[.B206]" office:value-type="float" office:value="65594.8704819277" calcext:value-type="float">
            <text:p>65594,8704819277</text:p>
          </table:table-cell>
          <table:table-cell table:formula="of:=[.D206]/[.B206]" office:value-type="float" office:value="31270.093373494" calcext:value-type="float">
            <text:p>31270,093373494</text:p>
          </table:table-cell>
        </table:table-row>
        <table:table-row table:style-name="ro1">
          <table:table-cell office:value-type="string" calcext:value-type="string">
            <text:p>/home/andreasbehnke/.m2/repository/org/apache/maven/maven-archiver/2.4.2/maven-archiver-2.4.2.jar</text:p>
          </table:table-cell>
          <table:table-cell office:value-type="float" office:value="5" calcext:value-type="float">
            <text:p>5</text:p>
          </table:table-cell>
          <table:table-cell office:value-type="float" office:value="854815" calcext:value-type="float">
            <text:p>854815</text:p>
          </table:table-cell>
          <table:table-cell office:value-type="float" office:value="575363" calcext:value-type="float">
            <text:p>575363</text:p>
          </table:table-cell>
          <table:table-cell table:formula="of:=[.C207]/[.D207]" office:value-type="float" office:value="1.48569685572413" calcext:value-type="float">
            <text:p>1,48569685572413</text:p>
          </table:table-cell>
          <table:table-cell table:formula="of:=[.C207]/[.B207]" office:value-type="float" office:value="170963" calcext:value-type="float">
            <text:p>170963</text:p>
          </table:table-cell>
          <table:table-cell table:formula="of:=[.D207]/[.B207]" office:value-type="float" office:value="115072.6" calcext:value-type="float">
            <text:p>115072,6</text:p>
          </table:table-cell>
        </table:table-row>
        <table:table-row table:style-name="ro1">
          <table:table-cell office:value-type="string" calcext:value-type="string">
            <text:p>/home/andreasbehnke/.m2/repository/org/apache/maven/maven-archiver/2.5/maven-archiver-2.5.jar</text:p>
          </table:table-cell>
          <table:table-cell office:value-type="float" office:value="5" calcext:value-type="float">
            <text:p>5</text:p>
          </table:table-cell>
          <table:table-cell office:value-type="float" office:value="804274" calcext:value-type="float">
            <text:p>804274</text:p>
          </table:table-cell>
          <table:table-cell office:value-type="float" office:value="585156" calcext:value-type="float">
            <text:p>585156</text:p>
          </table:table-cell>
          <table:table-cell table:formula="of:=[.C208]/[.D208]" office:value-type="float" office:value="1.37446082754001" calcext:value-type="float">
            <text:p>1,37446082754001</text:p>
          </table:table-cell>
          <table:table-cell table:formula="of:=[.C208]/[.B208]" office:value-type="float" office:value="160854.8" calcext:value-type="float">
            <text:p>160854,8</text:p>
          </table:table-cell>
          <table:table-cell table:formula="of:=[.D208]/[.B208]" office:value-type="float" office:value="117031.2" calcext:value-type="float">
            <text:p>117031,2</text:p>
          </table:table-cell>
        </table:table-row>
        <table:table-row table:style-name="ro1">
          <table:table-cell office:value-type="string" calcext:value-type="string">
            <text:p>/home/andreasbehnke/.m2/repository/org/apache/maven/reporting/maven-reporting-exec/1.1/maven-reporting-exec-1.1.jar</text:p>
          </table:table-cell>
          <table:table-cell office:value-type="float" office:value="9" calcext:value-type="float">
            <text:p>9</text:p>
          </table:table-cell>
          <table:table-cell office:value-type="float" office:value="984992" calcext:value-type="float">
            <text:p>984992</text:p>
          </table:table-cell>
          <table:table-cell office:value-type="float" office:value="964607" calcext:value-type="float">
            <text:p>964607</text:p>
          </table:table-cell>
          <table:table-cell table:formula="of:=[.C209]/[.D209]" office:value-type="float" office:value="1.02113295881121" calcext:value-type="float">
            <text:p>1,02113295881121</text:p>
          </table:table-cell>
          <table:table-cell table:formula="of:=[.C209]/[.B209]" office:value-type="float" office:value="109443.555555556" calcext:value-type="float">
            <text:p>109443,555555556</text:p>
          </table:table-cell>
          <table:table-cell table:formula="of:=[.D209]/[.B209]" office:value-type="float" office:value="107178.555555556" calcext:value-type="float">
            <text:p>107178,555555556</text:p>
          </table:table-cell>
        </table:table-row>
        <table:table-row table:style-name="ro1">
          <table:table-cell office:value-type="string" calcext:value-type="string">
            <text:p>/home/andreasbehnke/.m2/repository/org/apache/maven/reporting/maven-reporting-api/2.0.6/maven-reporting-api-2.0.6.jar</text:p>
          </table:table-cell>
          <table:table-cell office:value-type="float" office:value="4" calcext:value-type="float">
            <text:p>4</text:p>
          </table:table-cell>
          <table:table-cell office:value-type="float" office:value="435420" calcext:value-type="float">
            <text:p>435420</text:p>
          </table:table-cell>
          <table:table-cell office:value-type="float" office:value="810156" calcext:value-type="float">
            <text:p>810156</text:p>
          </table:table-cell>
          <table:table-cell table:formula="of:=[.C210]/[.D210]" office:value-type="float" office:value="0.53745204627257" calcext:value-type="float">
            <text:p>0,53745204627257</text:p>
          </table:table-cell>
          <table:table-cell table:formula="of:=[.C210]/[.B210]" office:value-type="float" office:value="108855" calcext:value-type="float">
            <text:p>108855</text:p>
          </table:table-cell>
          <table:table-cell table:formula="of:=[.D210]/[.B210]" office:value-type="float" office:value="202539" calcext:value-type="float">
            <text:p>202539</text:p>
          </table:table-cell>
        </table:table-row>
        <table:table-row table:style-name="ro1">
          <table:table-cell office:value-type="string" calcext:value-type="string">
            <text:p>/home/andreasbehnke/.m2/repository/org/apache/maven/reporting/maven-reporting-api/2.2.1/maven-reporting-api-2.2.1.jar</text:p>
          </table:table-cell>
          <table:table-cell office:value-type="float" office:value="3" calcext:value-type="float">
            <text:p>3</text:p>
          </table:table-cell>
          <table:table-cell office:value-type="float" office:value="318354" calcext:value-type="float">
            <text:p>318354</text:p>
          </table:table-cell>
          <table:table-cell office:value-type="float" office:value="580406" calcext:value-type="float">
            <text:p>580406</text:p>
          </table:table-cell>
          <table:table-cell table:formula="of:=[.C211]/[.D211]" office:value-type="float" office:value="0.548502255317829" calcext:value-type="float">
            <text:p>0,548502255317829</text:p>
          </table:table-cell>
          <table:table-cell table:formula="of:=[.C211]/[.B211]" office:value-type="float" office:value="106118" calcext:value-type="float">
            <text:p>106118</text:p>
          </table:table-cell>
          <table:table-cell table:formula="of:=[.D211]/[.B211]" office:value-type="float" office:value="193468.666666667" calcext:value-type="float">
            <text:p>193468,666666667</text:p>
          </table:table-cell>
        </table:table-row>
        <table:table-row table:style-name="ro1">
          <table:table-cell office:value-type="string" calcext:value-type="string">
            <text:p>/home/andreasbehnke/.m2/repository/org/apache/maven/reporting/maven-reporting-api/2.0.9/maven-reporting-api-2.0.9.jar</text:p>
          </table:table-cell>
          <table:table-cell office:value-type="float" office:value="4" calcext:value-type="float">
            <text:p>4</text:p>
          </table:table-cell>
          <table:table-cell office:value-type="float" office:value="422527" calcext:value-type="float">
            <text:p>422527</text:p>
          </table:table-cell>
          <table:table-cell office:value-type="float" office:value="716126" calcext:value-type="float">
            <text:p>716126</text:p>
          </table:table-cell>
          <table:table-cell table:formula="of:=[.C212]/[.D212]" office:value-type="float" office:value="0.590017678453233" calcext:value-type="float">
            <text:p>0,590017678453233</text:p>
          </table:table-cell>
          <table:table-cell table:formula="of:=[.C212]/[.B212]" office:value-type="float" office:value="105631.75" calcext:value-type="float">
            <text:p>105631,75</text:p>
          </table:table-cell>
          <table:table-cell table:formula="of:=[.D212]/[.B212]" office:value-type="float" office:value="179031.5" calcext:value-type="float">
            <text:p>179031,5</text:p>
          </table:table-cell>
        </table:table-row>
        <table:table-row table:style-name="ro1">
          <table:table-cell office:value-type="string" calcext:value-type="string">
            <text:p>/home/andreasbehnke/.m2/repository/org/apache/maven/reporting/maven-reporting-api/3.0/maven-reporting-api-3.0.jar</text:p>
          </table:table-cell>
          <table:table-cell office:value-type="float" office:value="5" calcext:value-type="float">
            <text:p>5</text:p>
          </table:table-cell>
          <table:table-cell office:value-type="float" office:value="420156" calcext:value-type="float">
            <text:p>420156</text:p>
          </table:table-cell>
          <table:table-cell office:value-type="float" office:value="835640" calcext:value-type="float">
            <text:p>835640</text:p>
          </table:table-cell>
          <table:table-cell table:formula="of:=[.C213]/[.D213]" office:value-type="float" office:value="0.502795462160739" calcext:value-type="float">
            <text:p>0,502795462160739</text:p>
          </table:table-cell>
          <table:table-cell table:formula="of:=[.C213]/[.B213]" office:value-type="float" office:value="84031.2" calcext:value-type="float">
            <text:p>84031,2</text:p>
          </table:table-cell>
          <table:table-cell table:formula="of:=[.D213]/[.B213]" office:value-type="float" office:value="167128" calcext:value-type="float">
            <text:p>167128</text:p>
          </table:table-cell>
        </table:table-row>
        <table:table-row table:style-name="ro1">
          <table:table-cell office:value-type="string" calcext:value-type="string">
            <text:p>/home/andreasbehnke/.m2/repository/org/apache/maven/reporting/maven-reporting-impl/2.2/maven-reporting-impl-2.2.jar</text:p>
          </table:table-cell>
          <table:table-cell office:value-type="float" office:value="3" calcext:value-type="float">
            <text:p>3</text:p>
          </table:table-cell>
          <table:table-cell office:value-type="float" office:value="534043" calcext:value-type="float">
            <text:p>534043</text:p>
          </table:table-cell>
          <table:table-cell office:value-type="float" office:value="573951" calcext:value-type="float">
            <text:p>573951</text:p>
          </table:table-cell>
          <table:table-cell table:formula="of:=[.C214]/[.D214]" office:value-type="float" office:value="0.930467931931471" calcext:value-type="float">
            <text:p>0,930467931931471</text:p>
          </table:table-cell>
          <table:table-cell table:formula="of:=[.C214]/[.B214]" office:value-type="float" office:value="178014.333333333" calcext:value-type="float">
            <text:p>178014,333333333</text:p>
          </table:table-cell>
          <table:table-cell table:formula="of:=[.D214]/[.B214]" office:value-type="float" office:value="191317" calcext:value-type="float">
            <text:p>191317</text:p>
          </table:table-cell>
        </table:table-row>
        <table:table-row table:style-name="ro1">
          <table:table-cell office:value-type="string" calcext:value-type="string">
            <text:p>/home/andreasbehnke/.m2/repository/org/apache/maven/maven-repository-metadata/2.0.6/maven-repository-metadata-2.0.6.jar</text:p>
          </table:table-cell>
          <table:table-cell office:value-type="float" office:value="6" calcext:value-type="float">
            <text:p>6</text:p>
          </table:table-cell>
          <table:table-cell office:value-type="float" office:value="907830" calcext:value-type="float">
            <text:p>907830</text:p>
          </table:table-cell>
          <table:table-cell office:value-type="float" office:value="966787" calcext:value-type="float">
            <text:p>966787</text:p>
          </table:table-cell>
          <table:table-cell table:formula="of:=[.C215]/[.D215]" office:value-type="float" office:value="0.939017591258467" calcext:value-type="float">
            <text:p>0,939017591258467</text:p>
          </table:table-cell>
          <table:table-cell table:formula="of:=[.C215]/[.B215]" office:value-type="float" office:value="151305" calcext:value-type="float">
            <text:p>151305</text:p>
          </table:table-cell>
          <table:table-cell table:formula="of:=[.D215]/[.B215]" office:value-type="float" office:value="161131.166666667" calcext:value-type="float">
            <text:p>161131,166666667</text:p>
          </table:table-cell>
        </table:table-row>
        <table:table-row table:style-name="ro1">
          <table:table-cell office:value-type="string" calcext:value-type="string">
            <text:p>/home/andreasbehnke/.m2/repository/org/apache/maven/maven-repository-metadata/2.2.1/maven-repository-metadata-2.2.1.jar</text:p>
          </table:table-cell>
          <table:table-cell office:value-type="float" office:value="6" calcext:value-type="float">
            <text:p>6</text:p>
          </table:table-cell>
          <table:table-cell office:value-type="float" office:value="1081658" calcext:value-type="float">
            <text:p>1081658</text:p>
          </table:table-cell>
          <table:table-cell office:value-type="float" office:value="902400" calcext:value-type="float">
            <text:p>902400</text:p>
          </table:table-cell>
          <table:table-cell table:formula="of:=[.C216]/[.D216]" office:value-type="float" office:value="1.19864583333333" calcext:value-type="float">
            <text:p>1,19864583333333</text:p>
          </table:table-cell>
          <table:table-cell table:formula="of:=[.C216]/[.B216]" office:value-type="float" office:value="180276.333333333" calcext:value-type="float">
            <text:p>180276,333333333</text:p>
          </table:table-cell>
          <table:table-cell table:formula="of:=[.D216]/[.B216]" office:value-type="float" office:value="150400" calcext:value-type="float">
            <text:p>150400</text:p>
          </table:table-cell>
        </table:table-row>
        <table:table-row table:style-name="ro1">
          <table:table-cell office:value-type="string" calcext:value-type="string">
            <text:p>/home/andreasbehnke/.m2/repository/org/apache/maven/maven-repository-metadata/2.0.9/maven-repository-metadata-2.0.9.jar</text:p>
          </table:table-cell>
          <table:table-cell office:value-type="float" office:value="6" calcext:value-type="float">
            <text:p>6</text:p>
          </table:table-cell>
          <table:table-cell office:value-type="float" office:value="949120" calcext:value-type="float">
            <text:p>949120</text:p>
          </table:table-cell>
          <table:table-cell office:value-type="float" office:value="875598" calcext:value-type="float">
            <text:p>875598</text:p>
          </table:table-cell>
          <table:table-cell table:formula="of:=[.C217]/[.D217]" office:value-type="float" office:value="1.083967756893" calcext:value-type="float">
            <text:p>1,083967756893</text:p>
          </table:table-cell>
          <table:table-cell table:formula="of:=[.C217]/[.B217]" office:value-type="float" office:value="158186.666666667" calcext:value-type="float">
            <text:p>158186,666666667</text:p>
          </table:table-cell>
          <table:table-cell table:formula="of:=[.D217]/[.B217]" office:value-type="float" office:value="145933" calcext:value-type="float">
            <text:p>145933</text:p>
          </table:table-cell>
        </table:table-row>
        <table:table-row table:style-name="ro1">
          <table:table-cell office:value-type="string" calcext:value-type="string">
            <text:p>/home/andreasbehnke/.m2/repository/org/apache/maven/maven-repository-metadata/3.0/maven-repository-metadata-3.0.jar</text:p>
          </table:table-cell>
          <table:table-cell office:value-type="float" office:value="7" calcext:value-type="float">
            <text:p>7</text:p>
          </table:table-cell>
          <table:table-cell office:value-type="float" office:value="1134774" calcext:value-type="float">
            <text:p>1134774</text:p>
          </table:table-cell>
          <table:table-cell office:value-type="float" office:value="1183512" calcext:value-type="float">
            <text:p>1183512</text:p>
          </table:table-cell>
          <table:table-cell table:formula="of:=[.C218]/[.D218]" office:value-type="float" office:value="0.958819175470971" calcext:value-type="float">
            <text:p>0,958819175470971</text:p>
          </table:table-cell>
          <table:table-cell table:formula="of:=[.C218]/[.B218]" office:value-type="float" office:value="162110.571428571" calcext:value-type="float">
            <text:p>162110,571428571</text:p>
          </table:table-cell>
          <table:table-cell table:formula="of:=[.D218]/[.B218]" office:value-type="float" office:value="169073.142857143" calcext:value-type="float">
            <text:p>169073,142857143</text:p>
          </table:table-cell>
        </table:table-row>
        <table:table-row table:style-name="ro1">
          <table:table-cell office:value-type="string" calcext:value-type="string">
            <text:p>/home/andreasbehnke/.m2/repository/org/apache/maven/maven-model/2.0.6/maven-model-2.0.6.jar</text:p>
          </table:table-cell>
          <table:table-cell office:value-type="float" office:value="45" calcext:value-type="float">
            <text:p>45</text:p>
          </table:table-cell>
          <table:table-cell office:value-type="float" office:value="3751732" calcext:value-type="float">
            <text:p>3751732</text:p>
          </table:table-cell>
          <table:table-cell office:value-type="float" office:value="1525310" calcext:value-type="float">
            <text:p>1525310</text:p>
          </table:table-cell>
          <table:table-cell table:formula="of:=[.C219]/[.D219]" office:value-type="float" office:value="2.45965213628705" calcext:value-type="float">
            <text:p>2,45965213628705</text:p>
          </table:table-cell>
          <table:table-cell table:formula="of:=[.C219]/[.B219]" office:value-type="float" office:value="83371.8222222222" calcext:value-type="float">
            <text:p>83371,8222222222</text:p>
          </table:table-cell>
          <table:table-cell table:formula="of:=[.D219]/[.B219]" office:value-type="float" office:value="33895.7777777778" calcext:value-type="float">
            <text:p>33895,7777777778</text:p>
          </table:table-cell>
        </table:table-row>
        <table:table-row table:style-name="ro1">
          <table:table-cell office:value-type="string" calcext:value-type="string">
            <text:p>/home/andreasbehnke/.m2/repository/org/apache/maven/maven-model/2.2.1/maven-model-2.2.1.jar</text:p>
          </table:table-cell>
          <table:table-cell office:value-type="float" office:value="45" calcext:value-type="float">
            <text:p>45</text:p>
          </table:table-cell>
          <table:table-cell office:value-type="float" office:value="3807025" calcext:value-type="float">
            <text:p>3807025</text:p>
          </table:table-cell>
          <table:table-cell office:value-type="float" office:value="1580873" calcext:value-type="float">
            <text:p>1580873</text:p>
          </table:table-cell>
          <table:table-cell table:formula="of:=[.C220]/[.D220]" office:value-type="float" office:value="2.4081788986212" calcext:value-type="float">
            <text:p>2,4081788986212</text:p>
          </table:table-cell>
          <table:table-cell table:formula="of:=[.C220]/[.B220]" office:value-type="float" office:value="84600.5555555556" calcext:value-type="float">
            <text:p>84600,5555555556</text:p>
          </table:table-cell>
          <table:table-cell table:formula="of:=[.D220]/[.B220]" office:value-type="float" office:value="35130.5111111111" calcext:value-type="float">
            <text:p>35130,5111111111</text:p>
          </table:table-cell>
        </table:table-row>
        <table:table-row table:style-name="ro1">
          <table:table-cell office:value-type="string" calcext:value-type="string">
            <text:p>/home/andreasbehnke/.m2/repository/org/apache/maven/maven-model/2.0.9/maven-model-2.0.9.jar</text:p>
          </table:table-cell>
          <table:table-cell office:value-type="float" office:value="45" calcext:value-type="float">
            <text:p>45</text:p>
          </table:table-cell>
          <table:table-cell office:value-type="float" office:value="3766326" calcext:value-type="float">
            <text:p>3766326</text:p>
          </table:table-cell>
          <table:table-cell office:value-type="float" office:value="1605619" calcext:value-type="float">
            <text:p>1605619</text:p>
          </table:table-cell>
          <table:table-cell table:formula="of:=[.C221]/[.D221]" office:value-type="float" office:value="2.34571588901228" calcext:value-type="float">
            <text:p>2,34571588901228</text:p>
          </table:table-cell>
          <table:table-cell table:formula="of:=[.C221]/[.B221]" office:value-type="float" office:value="83696.1333333333" calcext:value-type="float">
            <text:p>83696,1333333333</text:p>
          </table:table-cell>
          <table:table-cell table:formula="of:=[.D221]/[.B221]" office:value-type="float" office:value="35680.4222222222" calcext:value-type="float">
            <text:p>35680,4222222222</text:p>
          </table:table-cell>
        </table:table-row>
        <table:table-row table:style-name="ro1">
          <table:table-cell office:value-type="string" calcext:value-type="string">
            <text:p>/home/andreasbehnke/.m2/repository/org/apache/maven/maven-model/3.0/maven-model-3.0.jar</text:p>
          </table:table-cell>
          <table:table-cell office:value-type="float" office:value="50" calcext:value-type="float">
            <text:p>50</text:p>
          </table:table-cell>
          <table:table-cell office:value-type="float" office:value="6529521" calcext:value-type="float">
            <text:p>6529521</text:p>
          </table:table-cell>
          <table:table-cell office:value-type="float" office:value="2458290" calcext:value-type="float">
            <text:p>2458290</text:p>
          </table:table-cell>
          <table:table-cell table:formula="of:=[.C222]/[.D222]" office:value-type="float" office:value="2.6561231587811" calcext:value-type="float">
            <text:p>2,6561231587811</text:p>
          </table:table-cell>
          <table:table-cell table:formula="of:=[.C222]/[.B222]" office:value-type="float" office:value="130590.42" calcext:value-type="float">
            <text:p>130590,42</text:p>
          </table:table-cell>
          <table:table-cell table:formula="of:=[.D222]/[.B222]" office:value-type="float" office:value="49165.8" calcext:value-type="float">
            <text:p>49165,8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parameter-documenter/2.0.6/maven-plugin-parameter-documenter-2.0.6.jar</text:p>
          </table:table-cell>
          <table:table-cell office:value-type="float" office:value="4" calcext:value-type="float">
            <text:p>4</text:p>
          </table:table-cell>
          <table:table-cell office:value-type="float" office:value="793902" calcext:value-type="float">
            <text:p>793902</text:p>
          </table:table-cell>
          <table:table-cell office:value-type="float" office:value="835849" calcext:value-type="float">
            <text:p>835849</text:p>
          </table:table-cell>
          <table:table-cell table:formula="of:=[.C223]/[.D223]" office:value-type="float" office:value="0.949815098181609" calcext:value-type="float">
            <text:p>0,949815098181609</text:p>
          </table:table-cell>
          <table:table-cell table:formula="of:=[.C223]/[.B223]" office:value-type="float" office:value="198475.5" calcext:value-type="float">
            <text:p>198475,5</text:p>
          </table:table-cell>
          <table:table-cell table:formula="of:=[.D223]/[.B223]" office:value-type="float" office:value="208962.25" calcext:value-type="float">
            <text:p>208962,25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parameter-documenter/2.2.1/maven-plugin-parameter-documenter-2.2.1.jar</text:p>
          </table:table-cell>
          <table:table-cell office:value-type="float" office:value="4" calcext:value-type="float">
            <text:p>4</text:p>
          </table:table-cell>
          <table:table-cell office:value-type="float" office:value="770239" calcext:value-type="float">
            <text:p>770239</text:p>
          </table:table-cell>
          <table:table-cell office:value-type="float" office:value="1099198" calcext:value-type="float">
            <text:p>1099198</text:p>
          </table:table-cell>
          <table:table-cell table:formula="of:=[.C224]/[.D224]" office:value-type="float" office:value="0.700728167263769" calcext:value-type="float">
            <text:p>0,700728167263769</text:p>
          </table:table-cell>
          <table:table-cell table:formula="of:=[.C224]/[.B224]" office:value-type="float" office:value="192559.75" calcext:value-type="float">
            <text:p>192559,75</text:p>
          </table:table-cell>
          <table:table-cell table:formula="of:=[.D224]/[.B224]" office:value-type="float" office:value="274799.5" calcext:value-type="float">
            <text:p>274799,5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parameter-documenter/2.0.9/maven-plugin-parameter-documenter-2.0.9.jar</text:p>
          </table:table-cell>
          <table:table-cell office:value-type="float" office:value="4" calcext:value-type="float">
            <text:p>4</text:p>
          </table:table-cell>
          <table:table-cell office:value-type="float" office:value="712855" calcext:value-type="float">
            <text:p>712855</text:p>
          </table:table-cell>
          <table:table-cell office:value-type="float" office:value="731939" calcext:value-type="float">
            <text:p>731939</text:p>
          </table:table-cell>
          <table:table-cell table:formula="of:=[.C225]/[.D225]" office:value-type="float" office:value="0.973926788981049" calcext:value-type="float">
            <text:p>0,973926788981049</text:p>
          </table:table-cell>
          <table:table-cell table:formula="of:=[.C225]/[.B225]" office:value-type="float" office:value="178213.75" calcext:value-type="float">
            <text:p>178213,75</text:p>
          </table:table-cell>
          <table:table-cell table:formula="of:=[.D225]/[.B225]" office:value-type="float" office:value="182984.75" calcext:value-type="float">
            <text:p>182984,75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descriptor/2.0.6/maven-plugin-descriptor-2.0.6.jar</text:p>
          </table:table-cell>
          <table:table-cell office:value-type="float" office:value="15" calcext:value-type="float">
            <text:p>15</text:p>
          </table:table-cell>
          <table:table-cell office:value-type="float" office:value="1477418" calcext:value-type="float">
            <text:p>1477418</text:p>
          </table:table-cell>
          <table:table-cell office:value-type="float" office:value="1029273" calcext:value-type="float">
            <text:p>1029273</text:p>
          </table:table-cell>
          <table:table-cell table:formula="of:=[.C226]/[.D226]" office:value-type="float" office:value="1.43539954900206" calcext:value-type="float">
            <text:p>1,43539954900206</text:p>
          </table:table-cell>
          <table:table-cell table:formula="of:=[.C226]/[.B226]" office:value-type="float" office:value="98494.5333333334" calcext:value-type="float">
            <text:p>98494,5333333334</text:p>
          </table:table-cell>
          <table:table-cell table:formula="of:=[.D226]/[.B226]" office:value-type="float" office:value="68618.2" calcext:value-type="float">
            <text:p>68618,2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descriptor/2.2.1/maven-plugin-descriptor-2.2.1.jar</text:p>
          </table:table-cell>
          <table:table-cell office:value-type="float" office:value="15" calcext:value-type="float">
            <text:p>15</text:p>
          </table:table-cell>
          <table:table-cell office:value-type="float" office:value="1545548" calcext:value-type="float">
            <text:p>1545548</text:p>
          </table:table-cell>
          <table:table-cell office:value-type="float" office:value="958372" calcext:value-type="float">
            <text:p>958372</text:p>
          </table:table-cell>
          <table:table-cell table:formula="of:=[.C227]/[.D227]" office:value-type="float" office:value="1.61268067097119" calcext:value-type="float">
            <text:p>1,61268067097119</text:p>
          </table:table-cell>
          <table:table-cell table:formula="of:=[.C227]/[.B227]" office:value-type="float" office:value="103036.533333333" calcext:value-type="float">
            <text:p>103036,533333333</text:p>
          </table:table-cell>
          <table:table-cell table:formula="of:=[.D227]/[.B227]" office:value-type="float" office:value="63891.4666666667" calcext:value-type="float">
            <text:p>63891,4666666667</text:p>
          </table:table-cell>
        </table:table-row>
        <table:table-row table:style-name="ro1">
          <table:table-cell office:value-type="string" calcext:value-type="string">
            <text:p>/home/andreasbehnke/.m2/repository/org/apache/maven/maven-plugin-descriptor/2.0.9/maven-plugin-descriptor-2.0.9.jar</text:p>
          </table:table-cell>
          <table:table-cell office:value-type="float" office:value="15" calcext:value-type="float">
            <text:p>15</text:p>
          </table:table-cell>
          <table:table-cell office:value-type="float" office:value="1502176" calcext:value-type="float">
            <text:p>1502176</text:p>
          </table:table-cell>
          <table:table-cell office:value-type="float" office:value="817608" calcext:value-type="float">
            <text:p>817608</text:p>
          </table:table-cell>
          <table:table-cell table:formula="of:=[.C228]/[.D228]" office:value-type="float" office:value="1.83728143560239" calcext:value-type="float">
            <text:p>1,83728143560239</text:p>
          </table:table-cell>
          <table:table-cell table:formula="of:=[.C228]/[.B228]" office:value-type="float" office:value="100145.066666667" calcext:value-type="float">
            <text:p>100145,066666667</text:p>
          </table:table-cell>
          <table:table-cell table:formula="of:=[.D228]/[.B228]" office:value-type="float" office:value="54507.2" calcext:value-type="float">
            <text:p>54507,2</text:p>
          </table:table-cell>
        </table:table-row>
        <table:table-row table:style-name="ro1">
          <table:table-cell office:value-type="string" calcext:value-type="string">
            <text:p>/home/andreasbehnke/.m2/repository/org/apache/maven/maven-model-builder/3.0/maven-model-builder-3.0.jar</text:p>
          </table:table-cell>
          <table:table-cell office:value-type="float" office:value="109" calcext:value-type="float">
            <text:p>109</text:p>
          </table:table-cell>
          <table:table-cell office:value-type="float" office:value="6607263" calcext:value-type="float">
            <text:p>6607263</text:p>
          </table:table-cell>
          <table:table-cell office:value-type="float" office:value="2477905" calcext:value-type="float">
            <text:p>2477905</text:p>
          </table:table-cell>
          <table:table-cell table:formula="of:=[.C229]/[.D229]" office:value-type="float" office:value="2.66647147489512" calcext:value-type="float">
            <text:p>2,66647147489512</text:p>
          </table:table-cell>
          <table:table-cell table:formula="of:=[.C229]/[.B229]" office:value-type="float" office:value="60617.0917431193" calcext:value-type="float">
            <text:p>60617,0917431193</text:p>
          </table:table-cell>
          <table:table-cell table:formula="of:=[.D229]/[.B229]" office:value-type="float" office:value="22733.0733944954" calcext:value-type="float">
            <text:p>22733,0733944954</text:p>
          </table:table-cell>
        </table:table-row>
        <table:table-row table:style-name="ro1">
          <table:table-cell office:value-type="string" calcext:value-type="string">
            <text:p>/home/andreasbehnke/.m2/repository/org/apache/maven/maven-aether-provider/3.0/maven-aether-provider-3.0.jar</text:p>
          </table:table-cell>
          <table:table-cell office:value-type="float" office:value="21" calcext:value-type="float">
            <text:p>21</text:p>
          </table:table-cell>
          <table:table-cell office:value-type="float" office:value="2015504" calcext:value-type="float">
            <text:p>2015504</text:p>
          </table:table-cell>
          <table:table-cell office:value-type="float" office:value="990396" calcext:value-type="float">
            <text:p>990396</text:p>
          </table:table-cell>
          <table:table-cell table:formula="of:=[.C230]/[.D230]" office:value-type="float" office:value="2.0350486068199" calcext:value-type="float">
            <text:p>2,0350486068199</text:p>
          </table:table-cell>
          <table:table-cell table:formula="of:=[.C230]/[.B230]" office:value-type="float" office:value="95976.3809523809" calcext:value-type="float">
            <text:p>95976,3809523809</text:p>
          </table:table-cell>
          <table:table-cell table:formula="of:=[.D230]/[.B230]" office:value-type="float" office:value="47161.7142857143" calcext:value-type="float">
            <text:p>47161,7142857143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integration-tools/1.5/doxia-integration-tools-1.5.jar</text:p>
          </table:table-cell>
          <table:table-cell office:value-type="float" office:value="5" calcext:value-type="float">
            <text:p>5</text:p>
          </table:table-cell>
          <table:table-cell office:value-type="float" office:value="922758" calcext:value-type="float">
            <text:p>922758</text:p>
          </table:table-cell>
          <table:table-cell office:value-type="float" office:value="782845" calcext:value-type="float">
            <text:p>782845</text:p>
          </table:table-cell>
          <table:table-cell table:formula="of:=[.C231]/[.D231]" office:value-type="float" office:value="1.17872375757653" calcext:value-type="float">
            <text:p>1,17872375757653</text:p>
          </table:table-cell>
          <table:table-cell table:formula="of:=[.C231]/[.B231]" office:value-type="float" office:value="184551.6" calcext:value-type="float">
            <text:p>184551,6</text:p>
          </table:table-cell>
          <table:table-cell table:formula="of:=[.D231]/[.B231]" office:value-type="float" office:value="156569" calcext:value-type="float">
            <text:p>156569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module-apt/1.4/doxia-module-apt-1.4.jar</text:p>
          </table:table-cell>
          <table:table-cell office:value-type="float" office:value="30" calcext:value-type="float">
            <text:p>30</text:p>
          </table:table-cell>
          <table:table-cell office:value-type="float" office:value="2180605" calcext:value-type="float">
            <text:p>2180605</text:p>
          </table:table-cell>
          <table:table-cell office:value-type="float" office:value="1001128" calcext:value-type="float">
            <text:p>1001128</text:p>
          </table:table-cell>
          <table:table-cell table:formula="of:=[.C232]/[.D232]" office:value-type="float" office:value="2.17814804900073" calcext:value-type="float">
            <text:p>2,17814804900073</text:p>
          </table:table-cell>
          <table:table-cell table:formula="of:=[.C232]/[.B232]" office:value-type="float" office:value="72686.8333333333" calcext:value-type="float">
            <text:p>72686,8333333333</text:p>
          </table:table-cell>
          <table:table-cell table:formula="of:=[.D232]/[.B232]" office:value-type="float" office:value="33370.9333333333" calcext:value-type="float">
            <text:p>33370,9333333333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module-xdoc/1.4/doxia-module-xdoc-1.4.jar</text:p>
          </table:table-cell>
          <table:table-cell office:value-type="float" office:value="14" calcext:value-type="float">
            <text:p>14</text:p>
          </table:table-cell>
          <table:table-cell office:value-type="float" office:value="1014007" calcext:value-type="float">
            <text:p>1014007</text:p>
          </table:table-cell>
          <table:table-cell office:value-type="float" office:value="725831" calcext:value-type="float">
            <text:p>725831</text:p>
          </table:table-cell>
          <table:table-cell table:formula="of:=[.C233]/[.D233]" office:value-type="float" office:value="1.39702906048378" calcext:value-type="float">
            <text:p>1,39702906048378</text:p>
          </table:table-cell>
          <table:table-cell table:formula="of:=[.C233]/[.B233]" office:value-type="float" office:value="72429.0714285714" calcext:value-type="float">
            <text:p>72429,0714285714</text:p>
          </table:table-cell>
          <table:table-cell table:formula="of:=[.D233]/[.B233]" office:value-type="float" office:value="51845.0714285714" calcext:value-type="float">
            <text:p>51845,0714285714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core/1.3/doxia-core-1.3.jar</text:p>
          </table:table-cell>
          <table:table-cell office:value-type="float" office:value="85" calcext:value-type="float">
            <text:p>85</text:p>
          </table:table-cell>
          <table:table-cell office:value-type="float" office:value="6781232" calcext:value-type="float">
            <text:p>6781232</text:p>
          </table:table-cell>
          <table:table-cell office:value-type="float" office:value="2699071" calcext:value-type="float">
            <text:p>2699071</text:p>
          </table:table-cell>
          <table:table-cell table:formula="of:=[.C234]/[.D234]" office:value-type="float" office:value="2.51243187007678" calcext:value-type="float">
            <text:p>2,51243187007678</text:p>
          </table:table-cell>
          <table:table-cell table:formula="of:=[.C234]/[.B234]" office:value-type="float" office:value="79779.2" calcext:value-type="float">
            <text:p>79779,2</text:p>
          </table:table-cell>
          <table:table-cell table:formula="of:=[.D234]/[.B234]" office:value-type="float" office:value="31753.7764705882" calcext:value-type="float">
            <text:p>31753,7764705882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core/1.4/doxia-core-1.4.jar</text:p>
          </table:table-cell>
          <table:table-cell office:value-type="float" office:value="85" calcext:value-type="float">
            <text:p>85</text:p>
          </table:table-cell>
          <table:table-cell office:value-type="float" office:value="6926337" calcext:value-type="float">
            <text:p>6926337</text:p>
          </table:table-cell>
          <table:table-cell office:value-type="float" office:value="2250514" calcext:value-type="float">
            <text:p>2250514</text:p>
          </table:table-cell>
          <table:table-cell table:formula="of:=[.C235]/[.D235]" office:value-type="float" office:value="3.07766892363256" calcext:value-type="float">
            <text:p>3,07766892363256</text:p>
          </table:table-cell>
          <table:table-cell table:formula="of:=[.C235]/[.B235]" office:value-type="float" office:value="81486.3176470588" calcext:value-type="float">
            <text:p>81486,3176470588</text:p>
          </table:table-cell>
          <table:table-cell table:formula="of:=[.D235]/[.B235]" office:value-type="float" office:value="26476.6352941176" calcext:value-type="float">
            <text:p>26476,6352941176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module-markdown/1.4/doxia-module-markdown-1.4.jar</text:p>
          </table:table-cell>
          <table:table-cell office:value-type="float" office:value="3" calcext:value-type="float">
            <text:p>3</text:p>
          </table:table-cell>
          <table:table-cell office:value-type="float" office:value="403810" calcext:value-type="float">
            <text:p>403810</text:p>
          </table:table-cell>
          <table:table-cell office:value-type="float" office:value="361351" calcext:value-type="float">
            <text:p>361351</text:p>
          </table:table-cell>
          <table:table-cell table:formula="of:=[.C236]/[.D236]" office:value-type="float" office:value="1.11750071260354" calcext:value-type="float">
            <text:p>1,11750071260354</text:p>
          </table:table-cell>
          <table:table-cell table:formula="of:=[.C236]/[.B236]" office:value-type="float" office:value="134603.333333333" calcext:value-type="float">
            <text:p>134603,333333333</text:p>
          </table:table-cell>
          <table:table-cell table:formula="of:=[.D236]/[.B236]" office:value-type="float" office:value="120450.333333333" calcext:value-type="float">
            <text:p>120450,333333333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module-fml/1.3/doxia-module-fml-1.3.jar</text:p>
          </table:table-cell>
          <table:table-cell office:value-type="float" office:value="14" calcext:value-type="float">
            <text:p>14</text:p>
          </table:table-cell>
          <table:table-cell office:value-type="float" office:value="1033652" calcext:value-type="float">
            <text:p>1033652</text:p>
          </table:table-cell>
          <table:table-cell office:value-type="float" office:value="697018" calcext:value-type="float">
            <text:p>697018</text:p>
          </table:table-cell>
          <table:table-cell table:formula="of:=[.C237]/[.D237]" office:value-type="float" office:value="1.4829631372504" calcext:value-type="float">
            <text:p>1,4829631372504</text:p>
          </table:table-cell>
          <table:table-cell table:formula="of:=[.C237]/[.B237]" office:value-type="float" office:value="73832.2857142857" calcext:value-type="float">
            <text:p>73832,2857142857</text:p>
          </table:table-cell>
          <table:table-cell table:formula="of:=[.D237]/[.B237]" office:value-type="float" office:value="49787" calcext:value-type="float">
            <text:p>49787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module-fml/1.4/doxia-module-fml-1.4.jar</text:p>
          </table:table-cell>
          <table:table-cell office:value-type="float" office:value="14" calcext:value-type="float">
            <text:p>14</text:p>
          </table:table-cell>
          <table:table-cell office:value-type="float" office:value="1088294" calcext:value-type="float">
            <text:p>1088294</text:p>
          </table:table-cell>
          <table:table-cell office:value-type="float" office:value="642322" calcext:value-type="float">
            <text:p>642322</text:p>
          </table:table-cell>
          <table:table-cell table:formula="of:=[.C238]/[.D238]" office:value-type="float" office:value="1.69431219855462" calcext:value-type="float">
            <text:p>1,69431219855462</text:p>
          </table:table-cell>
          <table:table-cell table:formula="of:=[.C238]/[.B238]" office:value-type="float" office:value="77735.2857142857" calcext:value-type="float">
            <text:p>77735,2857142857</text:p>
          </table:table-cell>
          <table:table-cell table:formula="of:=[.D238]/[.B238]" office:value-type="float" office:value="45880.1428571429" calcext:value-type="float">
            <text:p>45880,1428571429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sink-api/1.3/doxia-sink-api-1.3.jar</text:p>
          </table:table-cell>
          <table:table-cell office:value-type="float" office:value="4" calcext:value-type="float">
            <text:p>4</text:p>
          </table:table-cell>
          <table:table-cell office:value-type="float" office:value="437745" calcext:value-type="float">
            <text:p>437745</text:p>
          </table:table-cell>
          <table:table-cell office:value-type="float" office:value="351493" calcext:value-type="float">
            <text:p>351493</text:p>
          </table:table-cell>
          <table:table-cell table:formula="of:=[.C239]/[.D239]" office:value-type="float" office:value="1.24538753261089" calcext:value-type="float">
            <text:p>1,24538753261089</text:p>
          </table:table-cell>
          <table:table-cell table:formula="of:=[.C239]/[.B239]" office:value-type="float" office:value="109436.25" calcext:value-type="float">
            <text:p>109436,25</text:p>
          </table:table-cell>
          <table:table-cell table:formula="of:=[.D239]/[.B239]" office:value-type="float" office:value="87873.25" calcext:value-type="float">
            <text:p>87873,25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sink-api/1.4/doxia-sink-api-1.4.jar</text:p>
          </table:table-cell>
          <table:table-cell office:value-type="float" office:value="4" calcext:value-type="float">
            <text:p>4</text:p>
          </table:table-cell>
          <table:table-cell office:value-type="float" office:value="445408" calcext:value-type="float">
            <text:p>445408</text:p>
          </table:table-cell>
          <table:table-cell office:value-type="float" office:value="490302" calcext:value-type="float">
            <text:p>490302</text:p>
          </table:table-cell>
          <table:table-cell table:formula="of:=[.C240]/[.D240]" office:value-type="float" office:value="0.908436025143687" calcext:value-type="float">
            <text:p>0,908436025143687</text:p>
          </table:table-cell>
          <table:table-cell table:formula="of:=[.C240]/[.B240]" office:value-type="float" office:value="111352" calcext:value-type="float">
            <text:p>111352</text:p>
          </table:table-cell>
          <table:table-cell table:formula="of:=[.D240]/[.B240]" office:value-type="float" office:value="122575.5" calcext:value-type="float">
            <text:p>122575,5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sink-api/1.0-alpha-7/doxia-sink-api-1.0-alpha-7.jar</text:p>
          </table:table-cell>
          <table:table-cell office:value-type="float" office:value="3" calcext:value-type="float">
            <text:p>3</text:p>
          </table:table-cell>
          <table:table-cell office:value-type="float" office:value="399908" calcext:value-type="float">
            <text:p>399908</text:p>
          </table:table-cell>
          <table:table-cell office:value-type="float" office:value="379694" calcext:value-type="float">
            <text:p>379694</text:p>
          </table:table-cell>
          <table:table-cell table:formula="of:=[.C241]/[.D241]" office:value-type="float" office:value="1.05323760712574" calcext:value-type="float">
            <text:p>1,05323760712574</text:p>
          </table:table-cell>
          <table:table-cell table:formula="of:=[.C241]/[.B241]" office:value-type="float" office:value="133302.666666667" calcext:value-type="float">
            <text:p>133302,666666667</text:p>
          </table:table-cell>
          <table:table-cell table:formula="of:=[.D241]/[.B241]" office:value-type="float" office:value="126564.666666667" calcext:value-type="float">
            <text:p>126564,666666667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sink-api/1.1/doxia-sink-api-1.1.jar</text:p>
          </table:table-cell>
          <table:table-cell office:value-type="float" office:value="6" calcext:value-type="float">
            <text:p>6</text:p>
          </table:table-cell>
          <table:table-cell office:value-type="float" office:value="482285" calcext:value-type="float">
            <text:p>482285</text:p>
          </table:table-cell>
          <table:table-cell office:value-type="float" office:value="482091" calcext:value-type="float">
            <text:p>482091</text:p>
          </table:table-cell>
          <table:table-cell table:formula="of:=[.C242]/[.D242]" office:value-type="float" office:value="1.00040241365219" calcext:value-type="float">
            <text:p>1,00040241365219</text:p>
          </table:table-cell>
          <table:table-cell table:formula="of:=[.C242]/[.B242]" office:value-type="float" office:value="80380.8333333333" calcext:value-type="float">
            <text:p>80380,8333333333</text:p>
          </table:table-cell>
          <table:table-cell table:formula="of:=[.D242]/[.B242]" office:value-type="float" office:value="80348.5" calcext:value-type="float">
            <text:p>80348,5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decoration-model/1.3/doxia-decoration-model-1.3.jar</text:p>
          </table:table-cell>
          <table:table-cell office:value-type="float" office:value="18" calcext:value-type="float">
            <text:p>18</text:p>
          </table:table-cell>
          <table:table-cell office:value-type="float" office:value="2214016" calcext:value-type="float">
            <text:p>2214016</text:p>
          </table:table-cell>
          <table:table-cell office:value-type="float" office:value="982262" calcext:value-type="float">
            <text:p>982262</text:p>
          </table:table-cell>
          <table:table-cell table:formula="of:=[.C243]/[.D243]" office:value-type="float" office:value="2.2539974059874" calcext:value-type="float">
            <text:p>2,2539974059874</text:p>
          </table:table-cell>
          <table:table-cell table:formula="of:=[.C243]/[.B243]" office:value-type="float" office:value="123000.888888889" calcext:value-type="float">
            <text:p>123000,888888889</text:p>
          </table:table-cell>
          <table:table-cell table:formula="of:=[.D243]/[.B243]" office:value-type="float" office:value="54570.1111111111" calcext:value-type="float">
            <text:p>54570,1111111111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decoration-model/1.4/doxia-decoration-model-1.4.jar</text:p>
          </table:table-cell>
          <table:table-cell office:value-type="float" office:value="18" calcext:value-type="float">
            <text:p>18</text:p>
          </table:table-cell>
          <table:table-cell office:value-type="float" office:value="2224372" calcext:value-type="float">
            <text:p>2224372</text:p>
          </table:table-cell>
          <table:table-cell office:value-type="float" office:value="1284360" calcext:value-type="float">
            <text:p>1284360</text:p>
          </table:table-cell>
          <table:table-cell table:formula="of:=[.C244]/[.D244]" office:value-type="float" office:value="1.73189137002087" calcext:value-type="float">
            <text:p>1,73189137002087</text:p>
          </table:table-cell>
          <table:table-cell table:formula="of:=[.C244]/[.B244]" office:value-type="float" office:value="123576.222222222" calcext:value-type="float">
            <text:p>123576,222222222</text:p>
          </table:table-cell>
          <table:table-cell table:formula="of:=[.D244]/[.B244]" office:value-type="float" office:value="71353.3333333333" calcext:value-type="float">
            <text:p>71353,3333333333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logging-api/1.4/doxia-logging-api-1.4.jar</text:p>
          </table:table-cell>
          <table:table-cell office:value-type="float" office:value="4" calcext:value-type="float">
            <text:p>4</text:p>
          </table:table-cell>
          <table:table-cell office:value-type="float" office:value="464081" calcext:value-type="float">
            <text:p>464081</text:p>
          </table:table-cell>
          <table:table-cell office:value-type="float" office:value="457918" calcext:value-type="float">
            <text:p>457918</text:p>
          </table:table-cell>
          <table:table-cell table:formula="of:=[.C245]/[.D245]" office:value-type="float" office:value="1.01345874152141" calcext:value-type="float">
            <text:p>1,01345874152141</text:p>
          </table:table-cell>
          <table:table-cell table:formula="of:=[.C245]/[.B245]" office:value-type="float" office:value="116020.25" calcext:value-type="float">
            <text:p>116020,25</text:p>
          </table:table-cell>
          <table:table-cell table:formula="of:=[.D245]/[.B245]" office:value-type="float" office:value="114479.5" calcext:value-type="float">
            <text:p>114479,5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logging-api/1.1/doxia-logging-api-1.1.jar</text:p>
          </table:table-cell>
          <table:table-cell office:value-type="float" office:value="4" calcext:value-type="float">
            <text:p>4</text:p>
          </table:table-cell>
          <table:table-cell office:value-type="float" office:value="419662" calcext:value-type="float">
            <text:p>419662</text:p>
          </table:table-cell>
          <table:table-cell office:value-type="float" office:value="360595" calcext:value-type="float">
            <text:p>360595</text:p>
          </table:table-cell>
          <table:table-cell table:formula="of:=[.C246]/[.D246]" office:value-type="float" office:value="1.16380426794603" calcext:value-type="float">
            <text:p>1,16380426794603</text:p>
          </table:table-cell>
          <table:table-cell table:formula="of:=[.C246]/[.B246]" office:value-type="float" office:value="104915.5" calcext:value-type="float">
            <text:p>104915,5</text:p>
          </table:table-cell>
          <table:table-cell table:formula="of:=[.D246]/[.B246]" office:value-type="float" office:value="90148.75" calcext:value-type="float">
            <text:p>90148,75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module-xhtml/1.3/doxia-module-xhtml-1.3.jar</text:p>
          </table:table-cell>
          <table:table-cell office:value-type="float" office:value="6" calcext:value-type="float">
            <text:p>6</text:p>
          </table:table-cell>
          <table:table-cell office:value-type="float" office:value="537447" calcext:value-type="float">
            <text:p>537447</text:p>
          </table:table-cell>
          <table:table-cell office:value-type="float" office:value="439006" calcext:value-type="float">
            <text:p>439006</text:p>
          </table:table-cell>
          <table:table-cell table:formula="of:=[.C247]/[.D247]" office:value-type="float" office:value="1.22423611522394" calcext:value-type="float">
            <text:p>1,22423611522394</text:p>
          </table:table-cell>
          <table:table-cell table:formula="of:=[.C247]/[.B247]" office:value-type="float" office:value="89574.5" calcext:value-type="float">
            <text:p>89574,5</text:p>
          </table:table-cell>
          <table:table-cell table:formula="of:=[.D247]/[.B247]" office:value-type="float" office:value="73167.6666666667" calcext:value-type="float">
            <text:p>73167,6666666667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module-xhtml/1.4/doxia-module-xhtml-1.4.jar</text:p>
          </table:table-cell>
          <table:table-cell office:value-type="float" office:value="6" calcext:value-type="float">
            <text:p>6</text:p>
          </table:table-cell>
          <table:table-cell office:value-type="float" office:value="537974" calcext:value-type="float">
            <text:p>537974</text:p>
          </table:table-cell>
          <table:table-cell office:value-type="float" office:value="410168" calcext:value-type="float">
            <text:p>410168</text:p>
          </table:table-cell>
          <table:table-cell table:formula="of:=[.C248]/[.D248]" office:value-type="float" office:value="1.31159427356595" calcext:value-type="float">
            <text:p>1,31159427356595</text:p>
          </table:table-cell>
          <table:table-cell table:formula="of:=[.C248]/[.B248]" office:value-type="float" office:value="89662.3333333333" calcext:value-type="float">
            <text:p>89662,3333333333</text:p>
          </table:table-cell>
          <table:table-cell table:formula="of:=[.D248]/[.B248]" office:value-type="float" office:value="68361.3333333333" calcext:value-type="float">
            <text:p>68361,3333333333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site-renderer/1.3/doxia-site-renderer-1.3.jar</text:p>
          </table:table-cell>
          <table:table-cell office:value-type="float" office:value="8" calcext:value-type="float">
            <text:p>8</text:p>
          </table:table-cell>
          <table:table-cell office:value-type="float" office:value="1019720" calcext:value-type="float">
            <text:p>1019720</text:p>
          </table:table-cell>
          <table:table-cell office:value-type="float" office:value="675651" calcext:value-type="float">
            <text:p>675651</text:p>
          </table:table-cell>
          <table:table-cell table:formula="of:=[.C249]/[.D249]" office:value-type="float" office:value="1.509240717471" calcext:value-type="float">
            <text:p>1,509240717471</text:p>
          </table:table-cell>
          <table:table-cell table:formula="of:=[.C249]/[.B249]" office:value-type="float" office:value="127465" calcext:value-type="float">
            <text:p>127465</text:p>
          </table:table-cell>
          <table:table-cell table:formula="of:=[.D249]/[.B249]" office:value-type="float" office:value="84456.375" calcext:value-type="float">
            <text:p>84456,375</text:p>
          </table:table-cell>
        </table:table-row>
        <table:table-row table:style-name="ro1">
          <table:table-cell office:value-type="string" calcext:value-type="string">
            <text:p>/home/andreasbehnke/.m2/repository/org/apache/maven/doxia/doxia-site-renderer/1.4/doxia-site-renderer-1.4.jar</text:p>
          </table:table-cell>
          <table:table-cell office:value-type="float" office:value="8" calcext:value-type="float">
            <text:p>8</text:p>
          </table:table-cell>
          <table:table-cell office:value-type="float" office:value="1008583" calcext:value-type="float">
            <text:p>1008583</text:p>
          </table:table-cell>
          <table:table-cell office:value-type="float" office:value="657004" calcext:value-type="float">
            <text:p>657004</text:p>
          </table:table-cell>
          <table:table-cell table:formula="of:=[.C250]/[.D250]" office:value-type="float" office:value="1.53512459589287" calcext:value-type="float">
            <text:p>1,53512459589287</text:p>
          </table:table-cell>
          <table:table-cell table:formula="of:=[.C250]/[.B250]" office:value-type="float" office:value="126072.875" calcext:value-type="float">
            <text:p>126072,875</text:p>
          </table:table-cell>
          <table:table-cell table:formula="of:=[.D250]/[.B250]" office:value-type="float" office:value="82125.5" calcext:value-type="float">
            <text:p>82125,5</text:p>
          </table:table-cell>
        </table:table-row>
        <table:table-row table:style-name="ro1">
          <table:table-cell office:value-type="string" calcext:value-type="string">
            <text:p>/home/andreasbehnke/.m2/repository/org/apache/maven/archetype/archetype-descriptor/3.0.0/archetype-descriptor-3.0.0.jar</text:p>
          </table:table-cell>
          <table:table-cell office:value-type="float" office:value="9" calcext:value-type="float">
            <text:p>9</text:p>
          </table:table-cell>
          <table:table-cell office:value-type="float" office:value="945310" calcext:value-type="float">
            <text:p>945310</text:p>
          </table:table-cell>
          <table:table-cell office:value-type="float" office:value="568522" calcext:value-type="float">
            <text:p>568522</text:p>
          </table:table-cell>
          <table:table-cell table:formula="of:=[.C251]/[.D251]" office:value-type="float" office:value="1.66275007827314" calcext:value-type="float">
            <text:p>1,66275007827314</text:p>
          </table:table-cell>
          <table:table-cell table:formula="of:=[.C251]/[.B251]" office:value-type="float" office:value="105034.444444444" calcext:value-type="float">
            <text:p>105034,444444444</text:p>
          </table:table-cell>
          <table:table-cell table:formula="of:=[.D251]/[.B251]" office:value-type="float" office:value="63169.1111111111" calcext:value-type="float">
            <text:p>63169,1111111111</text:p>
          </table:table-cell>
        </table:table-row>
        <table:table-row table:style-name="ro1">
          <table:table-cell office:value-type="string" calcext:value-type="string">
            <text:p>/home/andreasbehnke/.m2/repository/org/apache/maven/archetype/archetype-catalog/3.0.0/archetype-catalog-3.0.0.jar</text:p>
          </table:table-cell>
          <table:table-cell office:value-type="float" office:value="6" calcext:value-type="float">
            <text:p>6</text:p>
          </table:table-cell>
          <table:table-cell office:value-type="float" office:value="697280" calcext:value-type="float">
            <text:p>697280</text:p>
          </table:table-cell>
          <table:table-cell office:value-type="float" office:value="589128" calcext:value-type="float">
            <text:p>589128</text:p>
          </table:table-cell>
          <table:table-cell table:formula="of:=[.C252]/[.D252]" office:value-type="float" office:value="1.18357979929659" calcext:value-type="float">
            <text:p>1,18357979929659</text:p>
          </table:table-cell>
          <table:table-cell table:formula="of:=[.C252]/[.B252]" office:value-type="float" office:value="116213.333333333" calcext:value-type="float">
            <text:p>116213,333333333</text:p>
          </table:table-cell>
          <table:table-cell table:formula="of:=[.D252]/[.B252]" office:value-type="float" office:value="98188" calcext:value-type="float">
            <text:p>98188</text:p>
          </table:table-cell>
        </table:table-row>
        <table:table-row table:style-name="ro1">
          <table:table-cell office:value-type="string" calcext:value-type="string">
            <text:p>/home/andreasbehnke/.m2/repository/org/apache/maven/archetype/archetype-common/3.0.0/archetype-common-3.0.0.jar</text:p>
          </table:table-cell>
          <table:table-cell office:value-type="float" office:value="166" calcext:value-type="float">
            <text:p>166</text:p>
          </table:table-cell>
          <table:table-cell office:value-type="float" office:value="20546892" calcext:value-type="float">
            <text:p>20546892</text:p>
          </table:table-cell>
          <table:table-cell office:value-type="float" office:value="12273154" calcext:value-type="float">
            <text:p>12273154</text:p>
          </table:table-cell>
          <table:table-cell table:formula="of:=[.C253]/[.D253]" office:value-type="float" office:value="1.6741329897759" calcext:value-type="float">
            <text:p>1,6741329897759</text:p>
          </table:table-cell>
          <table:table-cell table:formula="of:=[.C253]/[.B253]" office:value-type="float" office:value="123776.457831325" calcext:value-type="float">
            <text:p>123776,457831325</text:p>
          </table:table-cell>
          <table:table-cell table:formula="of:=[.D253]/[.B253]" office:value-type="float" office:value="73934.6626506024" calcext:value-type="float">
            <text:p>73934,6626506024</text:p>
          </table:table-cell>
        </table:table-row>
        <table:table-row table:style-name="ro1">
          <table:table-cell office:value-type="string" calcext:value-type="string">
            <text:p>/home/andreasbehnke/.m2/repository/org/apache/maven/maven-compat/3.0/maven-compat-3.0.jar</text:p>
          </table:table-cell>
          <table:table-cell office:value-type="float" office:value="161" calcext:value-type="float">
            <text:p>161</text:p>
          </table:table-cell>
          <table:table-cell office:value-type="float" office:value="12809772" calcext:value-type="float">
            <text:p>12809772</text:p>
          </table:table-cell>
          <table:table-cell office:value-type="float" office:value="5688627" calcext:value-type="float">
            <text:p>5688627</text:p>
          </table:table-cell>
          <table:table-cell table:formula="of:=[.C254]/[.D254]" office:value-type="float" office:value="2.25182139732487" calcext:value-type="float">
            <text:p>2,25182139732487</text:p>
          </table:table-cell>
          <table:table-cell table:formula="of:=[.C254]/[.B254]" office:value-type="float" office:value="79563.801242236" calcext:value-type="float">
            <text:p>79563,801242236</text:p>
          </table:table-cell>
          <table:table-cell table:formula="of:=[.D254]/[.B254]" office:value-type="float" office:value="35333.0869565217" calcext:value-type="float">
            <text:p>35333,0869565217</text:p>
          </table:table-cell>
        </table:table-row>
        <table:table-row table:style-name="ro1">
          <table:table-cell office:value-type="string" calcext:value-type="string">
            <text:p>/home/andreasbehnke/.m2/repository/org/apache/bcel/bcel/6.0/bcel-6.0.jar</text:p>
          </table:table-cell>
          <table:table-cell office:value-type="float" office:value="431" calcext:value-type="float">
            <text:p>431</text:p>
          </table:table-cell>
          <table:table-cell office:value-type="float" office:value="29224790" calcext:value-type="float">
            <text:p>29224790</text:p>
          </table:table-cell>
          <table:table-cell office:value-type="float" office:value="12556789" calcext:value-type="float">
            <text:p>12556789</text:p>
          </table:table-cell>
          <table:table-cell table:formula="of:=[.C255]/[.D255]" office:value-type="float" office:value="2.32740949935529" calcext:value-type="float">
            <text:p>2,32740949935529</text:p>
          </table:table-cell>
          <table:table-cell table:formula="of:=[.C255]/[.B255]" office:value-type="float" office:value="67806.9373549884" calcext:value-type="float">
            <text:p>67806,9373549884</text:p>
          </table:table-cell>
          <table:table-cell table:formula="of:=[.D255]/[.B255]" office:value-type="float" office:value="29134.0812064965" calcext:value-type="float">
            <text:p>29134,0812064965</text:p>
          </table:table-cell>
        </table:table-row>
        <table:table-row table:style-name="ro1">
          <table:table-cell office:value-type="string" calcext:value-type="string">
            <text:p>/home/andreasbehnke/.m2/repository/org/apache/httpcomponents/httpcore/4.0.1/httpcore-4.0.1.jar</text:p>
          </table:table-cell>
          <table:table-cell office:value-type="float" office:value="158" calcext:value-type="float">
            <text:p>158</text:p>
          </table:table-cell>
          <table:table-cell office:value-type="float" office:value="8687270" calcext:value-type="float">
            <text:p>8687270</text:p>
          </table:table-cell>
          <table:table-cell office:value-type="float" office:value="3513999" calcext:value-type="float">
            <text:p>3513999</text:p>
          </table:table-cell>
          <table:table-cell table:formula="of:=[.C256]/[.D256]" office:value-type="float" office:value="2.47218909282558" calcext:value-type="float">
            <text:p>2,47218909282558</text:p>
          </table:table-cell>
          <table:table-cell table:formula="of:=[.C256]/[.B256]" office:value-type="float" office:value="54982.7215189873" calcext:value-type="float">
            <text:p>54982,7215189873</text:p>
          </table:table-cell>
          <table:table-cell table:formula="of:=[.D256]/[.B256]" office:value-type="float" office:value="22240.5" calcext:value-type="float">
            <text:p>22240,5</text:p>
          </table:table-cell>
        </table:table-row>
        <table:table-row table:style-name="ro1">
          <table:table-cell office:value-type="string" calcext:value-type="string">
            <text:p>/home/andreasbehnke/.m2/repository/org/apache/httpcomponents/httpclient/4.0.2/httpclient-4.0.2.jar</text:p>
          </table:table-cell>
          <table:table-cell office:value-type="float" office:value="231" calcext:value-type="float">
            <text:p>231</text:p>
          </table:table-cell>
          <table:table-cell office:value-type="float" office:value="13494954" calcext:value-type="float">
            <text:p>13494954</text:p>
          </table:table-cell>
          <table:table-cell office:value-type="float" office:value="5627230" calcext:value-type="float">
            <text:p>5627230</text:p>
          </table:table-cell>
          <table:table-cell table:formula="of:=[.C257]/[.D257]" office:value-type="float" office:value="2.39815219921702" calcext:value-type="float">
            <text:p>2,39815219921702</text:p>
          </table:table-cell>
          <table:table-cell table:formula="of:=[.C257]/[.B257]" office:value-type="float" office:value="58419.7142857143" calcext:value-type="float">
            <text:p>58419,7142857143</text:p>
          </table:table-cell>
          <table:table-cell table:formula="of:=[.D257]/[.B257]" office:value-type="float" office:value="24360.303030303" calcext:value-type="float">
            <text:p>24360,303030303</text:p>
          </table:table-cell>
        </table:table-row>
        <table:table-row table:style-name="ro1">
          <table:table-cell office:value-type="string" calcext:value-type="string">
            <text:p>/home/andreasbehnke/.m2/repository/org/apache/commons/commons-lang3/3.5/commons-lang3-3.5.jar</text:p>
          </table:table-cell>
          <table:table-cell office:value-type="float" office:value="260" calcext:value-type="float">
            <text:p>260</text:p>
          </table:table-cell>
          <table:table-cell office:value-type="float" office:value="20382445" calcext:value-type="float">
            <text:p>20382445</text:p>
          </table:table-cell>
          <table:table-cell office:value-type="float" office:value="7758501" calcext:value-type="float">
            <text:p>7758501</text:p>
          </table:table-cell>
          <table:table-cell table:formula="of:=[.C258]/[.D258]" office:value-type="float" office:value="2.62711121645792" calcext:value-type="float">
            <text:p>2,62711121645792</text:p>
          </table:table-cell>
          <table:table-cell table:formula="of:=[.C258]/[.B258]" office:value-type="float" office:value="78394.0192307692" calcext:value-type="float">
            <text:p>78394,0192307692</text:p>
          </table:table-cell>
          <table:table-cell table:formula="of:=[.D258]/[.B258]" office:value-type="float" office:value="29840.3884615385" calcext:value-type="float">
            <text:p>29840,3884615385</text:p>
          </table:table-cell>
        </table:table-row>
        <table:table-row table:style-name="ro1">
          <table:table-cell office:value-type="string" calcext:value-type="string">
            <text:p>/home/andreasbehnke/.m2/repository/org/apache/commons/commons-lang3/3.1/commons-lang3-3.1.jar</text:p>
          </table:table-cell>
          <table:table-cell office:value-type="float" office:value="153" calcext:value-type="float">
            <text:p>153</text:p>
          </table:table-cell>
          <table:table-cell office:value-type="float" office:value="20349648" calcext:value-type="float">
            <text:p>20349648</text:p>
          </table:table-cell>
          <table:table-cell office:value-type="float" office:value="5889151" calcext:value-type="float">
            <text:p>5889151</text:p>
          </table:table-cell>
          <table:table-cell table:formula="of:=[.C259]/[.D259]" office:value-type="float" office:value="3.45544680379226" calcext:value-type="float">
            <text:p>3,45544680379226</text:p>
          </table:table-cell>
          <table:table-cell table:formula="of:=[.C259]/[.B259]" office:value-type="float" office:value="133004.235294118" calcext:value-type="float">
            <text:p>133004,235294118</text:p>
          </table:table-cell>
          <table:table-cell table:formula="of:=[.D259]/[.B259]" office:value-type="float" office:value="38491.1830065359" calcext:value-type="float">
            <text:p>38491,1830065359</text:p>
          </table:table-cell>
        </table:table-row>
        <table:table-row table:style-name="ro1">
          <table:table-cell office:value-type="string" calcext:value-type="string">
            <text:p>/home/andreasbehnke/.m2/repository/org/apache/commons/commons-exec/1.3/commons-exec-1.3.jar</text:p>
          </table:table-cell>
          <table:table-cell office:value-type="float" office:value="37" calcext:value-type="float">
            <text:p>37</text:p>
          </table:table-cell>
          <table:table-cell office:value-type="float" office:value="2511612" calcext:value-type="float">
            <text:p>2511612</text:p>
          </table:table-cell>
          <table:table-cell office:value-type="float" office:value="2117087" calcext:value-type="float">
            <text:p>2117087</text:p>
          </table:table-cell>
          <table:table-cell table:formula="of:=[.C260]/[.D260]" office:value-type="float" office:value="1.18635275735008" calcext:value-type="float">
            <text:p>1,18635275735008</text:p>
          </table:table-cell>
          <table:table-cell table:formula="of:=[.C260]/[.B260]" office:value-type="float" office:value="67881.4054054054" calcext:value-type="float">
            <text:p>67881,4054054054</text:p>
          </table:table-cell>
          <table:table-cell table:formula="of:=[.D260]/[.B260]" office:value-type="float" office:value="57218.5675675676" calcext:value-type="float">
            <text:p>57218,5675675676</text:p>
          </table:table-cell>
        </table:table-row>
        <table:table-row table:style-name="ro1">
          <table:table-cell office:value-type="string" calcext:value-type="string">
            <text:p>/home/andreasbehnke/.m2/repository/org/apache/commons/commons-math3/3.2/commons-math3-3.2.jar</text:p>
          </table:table-cell>
          <table:table-cell office:value-type="float" office:value="1001" calcext:value-type="float">
            <text:p>1001</text:p>
          </table:table-cell>
          <table:table-cell office:value-type="float" office:value="64791900" calcext:value-type="float">
            <text:p>64791900</text:p>
          </table:table-cell>
          <table:table-cell office:value-type="float" office:value="27346658" calcext:value-type="float">
            <text:p>27346658</text:p>
          </table:table-cell>
          <table:table-cell table:formula="of:=[.C261]/[.D261]" office:value-type="float" office:value="2.36928037056667" calcext:value-type="float">
            <text:p>2,36928037056667</text:p>
          </table:table-cell>
          <table:table-cell table:formula="of:=[.C261]/[.B261]" office:value-type="float" office:value="64727.1728271728" calcext:value-type="float">
            <text:p>64727,1728271728</text:p>
          </table:table-cell>
          <table:table-cell table:formula="of:=[.D261]/[.B261]" office:value-type="float" office:value="27319.3386613387" calcext:value-type="float">
            <text:p>27319,3386613387</text:p>
          </table:table-cell>
        </table:table-row>
        <table:table-row table:style-name="ro1">
          <table:table-cell office:value-type="string" calcext:value-type="string">
            <text:p>/home/andreasbehnke/.m2/repository/org/apache/velocity/velocity-tools/2.0/velocity-tools-2.0.jar</text:p>
          </table:table-cell>
          <table:table-cell office:value-type="float" office:value="187" calcext:value-type="float">
            <text:p>187</text:p>
          </table:table-cell>
          <table:table-cell office:value-type="float" office:value="20747496" calcext:value-type="float">
            <text:p>20747496</text:p>
          </table:table-cell>
          <table:table-cell office:value-type="float" office:value="7044731" calcext:value-type="float">
            <text:p>7044731</text:p>
          </table:table-cell>
          <table:table-cell table:formula="of:=[.C262]/[.D262]" office:value-type="float" office:value="2.94510833699683" calcext:value-type="float">
            <text:p>2,94510833699683</text:p>
          </table:table-cell>
          <table:table-cell table:formula="of:=[.C262]/[.B262]" office:value-type="float" office:value="110949.176470588" calcext:value-type="float">
            <text:p>110949,176470588</text:p>
          </table:table-cell>
          <table:table-cell table:formula="of:=[.D262]/[.B262]" office:value-type="float" office:value="37672.3582887701" calcext:value-type="float">
            <text:p>37672,3582887701</text:p>
          </table:table-cell>
        </table:table-row>
        <table:table-row table:style-name="ro1">
          <table:table-cell office:value-type="string" calcext:value-type="string">
            <text:p>/home/andreasbehnke/.m2/repository/org/apache/velocity/velocity/1.7/velocity-1.7.jar</text:p>
          </table:table-cell>
          <table:table-cell office:value-type="float" office:value="270" calcext:value-type="float">
            <text:p>270</text:p>
          </table:table-cell>
          <table:table-cell office:value-type="float" office:value="18536101" calcext:value-type="float">
            <text:p>18536101</text:p>
          </table:table-cell>
          <table:table-cell office:value-type="float" office:value="7971761" calcext:value-type="float">
            <text:p>7971761</text:p>
          </table:table-cell>
          <table:table-cell table:formula="of:=[.C263]/[.D263]" office:value-type="float" office:value="2.32522036222611" calcext:value-type="float">
            <text:p>2,32522036222611</text:p>
          </table:table-cell>
          <table:table-cell table:formula="of:=[.C263]/[.B263]" office:value-type="float" office:value="68652.2259259259" calcext:value-type="float">
            <text:p>68652,2259259259</text:p>
          </table:table-cell>
          <table:table-cell table:formula="of:=[.D263]/[.B263]" office:value-type="float" office:value="29525.0407407407" calcext:value-type="float">
            <text:p>29525,0407407407</text:p>
          </table:table-cell>
        </table:table-row>
        <table:table-row table:style-name="ro1">
          <table:table-cell office:value-type="string" calcext:value-type="string">
            <text:p>/home/andreasbehnke/.m2/repository/org/apache/velocity/velocity/1.5/velocity-1.5.jar</text:p>
          </table:table-cell>
          <table:table-cell office:value-type="float" office:value="246" calcext:value-type="float">
            <text:p>246</text:p>
          </table:table-cell>
          <table:table-cell office:value-type="float" office:value="16851147" calcext:value-type="float">
            <text:p>16851147</text:p>
          </table:table-cell>
          <table:table-cell office:value-type="float" office:value="7643743" calcext:value-type="float">
            <text:p>7643743</text:p>
          </table:table-cell>
          <table:table-cell table:formula="of:=[.C264]/[.D264]" office:value-type="float" office:value="2.20456744817297" calcext:value-type="float">
            <text:p>2,20456744817297</text:p>
          </table:table-cell>
          <table:table-cell table:formula="of:=[.C264]/[.B264]" office:value-type="float" office:value="68500.5975609756" calcext:value-type="float">
            <text:p>68500,5975609756</text:p>
          </table:table-cell>
          <table:table-cell table:formula="of:=[.D264]/[.B264]" office:value-type="float" office:value="31072.1260162602" calcext:value-type="float">
            <text:p>31072,1260162602</text:p>
          </table:table-cell>
        </table:table-row>
        <table:table-row table:style-name="ro1">
          <table:table-cell office:value-type="string" calcext:value-type="string">
            <text:p>/home/andreasbehnke/.m2/repository/org/apache/struts/struts-tiles/1.3.8/struts-tiles-1.3.8.jar</text:p>
          </table:table-cell>
          <table:table-cell office:value-type="float" office:value="67" calcext:value-type="float">
            <text:p>67</text:p>
          </table:table-cell>
          <table:table-cell office:value-type="float" office:value="4686435" calcext:value-type="float">
            <text:p>4686435</text:p>
          </table:table-cell>
          <table:table-cell office:value-type="float" office:value="1802752" calcext:value-type="float">
            <text:p>1802752</text:p>
          </table:table-cell>
          <table:table-cell table:formula="of:=[.C265]/[.D265]" office:value-type="float" office:value="2.59960049968049" calcext:value-type="float">
            <text:p>2,59960049968049</text:p>
          </table:table-cell>
          <table:table-cell table:formula="of:=[.C265]/[.B265]" office:value-type="float" office:value="69946.7910447761" calcext:value-type="float">
            <text:p>69946,7910447761</text:p>
          </table:table-cell>
          <table:table-cell table:formula="of:=[.D265]/[.B265]" office:value-type="float" office:value="26906.7462686567" calcext:value-type="float">
            <text:p>26906,7462686567</text:p>
          </table:table-cell>
        </table:table-row>
        <table:table-row table:style-name="ro1">
          <table:table-cell office:value-type="string" calcext:value-type="string">
            <text:p>/home/andreasbehnke/.m2/repository/org/apache/struts/struts-core/1.3.8/struts-core-1.3.8.jar</text:p>
          </table:table-cell>
          <table:table-cell office:value-type="float" office:value="150" calcext:value-type="float">
            <text:p>150</text:p>
          </table:table-cell>
          <table:table-cell office:value-type="float" office:value="11646293" calcext:value-type="float">
            <text:p>11646293</text:p>
          </table:table-cell>
          <table:table-cell office:value-type="float" office:value="5054400" calcext:value-type="float">
            <text:p>5054400</text:p>
          </table:table-cell>
          <table:table-cell table:formula="of:=[.C266]/[.D266]" office:value-type="float" office:value="2.30418902342513" calcext:value-type="float">
            <text:p>2,30418902342513</text:p>
          </table:table-cell>
          <table:table-cell table:formula="of:=[.C266]/[.B266]" office:value-type="float" office:value="77641.9533333333" calcext:value-type="float">
            <text:p>77641,9533333333</text:p>
          </table:table-cell>
          <table:table-cell table:formula="of:=[.D266]/[.B266]" office:value-type="float" office:value="33696" calcext:value-type="float">
            <text:p>33696</text:p>
          </table:table-cell>
        </table:table-row>
        <table:table-row table:style-name="ro1">
          <table:table-cell office:value-type="string" calcext:value-type="string">
            <text:p>/home/andreasbehnke/.m2/repository/org/apache/struts/struts-taglib/1.3.8/struts-taglib-1.3.8.jar</text:p>
          </table:table-cell>
          <table:table-cell office:value-type="float" office:value="125" calcext:value-type="float">
            <text:p>125</text:p>
          </table:table-cell>
          <table:table-cell office:value-type="float" office:value="8028392" calcext:value-type="float">
            <text:p>8028392</text:p>
          </table:table-cell>
          <table:table-cell office:value-type="float" office:value="4622352" calcext:value-type="float">
            <text:p>4622352</text:p>
          </table:table-cell>
          <table:table-cell table:formula="of:=[.C267]/[.D267]" office:value-type="float" office:value="1.73686296500137" calcext:value-type="float">
            <text:p>1,73686296500137</text:p>
          </table:table-cell>
          <table:table-cell table:formula="of:=[.C267]/[.B267]" office:value-type="float" office:value="64227.136" calcext:value-type="float">
            <text:p>64227,136</text:p>
          </table:table-cell>
          <table:table-cell table:formula="of:=[.D267]/[.B267]" office:value-type="float" office:value="36978.816" calcext:value-type="float">
            <text:p>36978,816</text:p>
          </table:table-cell>
        </table:table-row>
        <table:table-row table:style-name="ro1">
          <table:table-cell office:value-type="string" calcext:value-type="string">
            <text:p>/home/andreasbehnke/.m2/repository/org/apache/ant/ant/1.8.1/ant-1.8.1.jar</text:p>
          </table:table-cell>
          <table:table-cell office:value-type="float" office:value="873" calcext:value-type="float">
            <text:p>873</text:p>
          </table:table-cell>
          <table:table-cell office:value-type="float" office:value="60090171" calcext:value-type="float">
            <text:p>60090171</text:p>
          </table:table-cell>
          <table:table-cell office:value-type="float" office:value="25883218" calcext:value-type="float">
            <text:p>25883218</text:p>
          </table:table-cell>
          <table:table-cell table:formula="of:=[.C268]/[.D268]" office:value-type="float" office:value="2.32158810392124" calcext:value-type="float">
            <text:p>2,32158810392124</text:p>
          </table:table-cell>
          <table:table-cell table:formula="of:=[.C268]/[.B268]" office:value-type="float" office:value="68831.8109965636" calcext:value-type="float">
            <text:p>68831,8109965636</text:p>
          </table:table-cell>
          <table:table-cell table:formula="of:=[.D268]/[.B268]" office:value-type="float" office:value="29648.5887743414" calcext:value-type="float">
            <text:p>29648,5887743414</text:p>
          </table:table-cell>
        </table:table-row>
        <table:table-row table:style-name="ro1">
          <table:table-cell office:value-type="string" calcext:value-type="string">
            <text:p>/home/andreasbehnke/.m2/repository/org/apache/xbean/xbean-reflect/3.4/xbean-reflect-3.4.jar</text:p>
          </table:table-cell>
          <table:table-cell office:value-type="float" office:value="110" calcext:value-type="float">
            <text:p>110</text:p>
          </table:table-cell>
          <table:table-cell office:value-type="float" office:value="7023882" calcext:value-type="float">
            <text:p>7023882</text:p>
          </table:table-cell>
          <table:table-cell office:value-type="float" office:value="2880366" calcext:value-type="float">
            <text:p>2880366</text:p>
          </table:table-cell>
          <table:table-cell table:formula="of:=[.C269]/[.D269]" office:value-type="float" office:value="2.43853801912674" calcext:value-type="float">
            <text:p>2,43853801912674</text:p>
          </table:table-cell>
          <table:table-cell table:formula="of:=[.C269]/[.B269]" office:value-type="float" office:value="63853.4727272727" calcext:value-type="float">
            <text:p>63853,4727272727</text:p>
          </table:table-cell>
          <table:table-cell table:formula="of:=[.D269]/[.B269]" office:value-type="float" office:value="26185.1454545455" calcext:value-type="float">
            <text:p>26185,1454545455</text:p>
          </table:table-cell>
        </table:table-row>
        <table:table-row table:style-name="ro1">
          <table:table-cell office:value-type="string" calcext:value-type="string">
            <text:p>/home/andreasbehnke/.m2/repository/org/parboiled/parboiled-java/1.1.4/parboiled-java-1.1.4.jar</text:p>
          </table:table-cell>
          <table:table-cell office:value-type="float" office:value="52" calcext:value-type="float">
            <text:p>52</text:p>
          </table:table-cell>
          <table:table-cell office:value-type="float" office:value="3410062" calcext:value-type="float">
            <text:p>3410062</text:p>
          </table:table-cell>
          <table:table-cell office:value-type="float" office:value="1489648" calcext:value-type="float">
            <text:p>1489648</text:p>
          </table:table-cell>
          <table:table-cell table:formula="of:=[.C270]/[.D270]" office:value-type="float" office:value="2.28917301268488" calcext:value-type="float">
            <text:p>2,28917301268488</text:p>
          </table:table-cell>
          <table:table-cell table:formula="of:=[.C270]/[.B270]" office:value-type="float" office:value="65578.1153846154" calcext:value-type="float">
            <text:p>65578,1153846154</text:p>
          </table:table-cell>
          <table:table-cell table:formula="of:=[.D270]/[.B270]" office:value-type="float" office:value="28647.0769230769" calcext:value-type="float">
            <text:p>28647,0769230769</text:p>
          </table:table-cell>
        </table:table-row>
        <table:table-row table:style-name="ro1">
          <table:table-cell office:value-type="string" calcext:value-type="string">
            <text:p>/home/andreasbehnke/.m2/repository/org/parboiled/parboiled-core/1.1.4/parboiled-core-1.1.4.jar</text:p>
          </table:table-cell>
          <table:table-cell office:value-type="float" office:value="178" calcext:value-type="float">
            <text:p>178</text:p>
          </table:table-cell>
          <table:table-cell office:value-type="float" office:value="9232476" calcext:value-type="float">
            <text:p>9232476</text:p>
          </table:table-cell>
          <table:table-cell office:value-type="float" office:value="4287294" calcext:value-type="float">
            <text:p>4287294</text:p>
          </table:table-cell>
          <table:table-cell table:formula="of:=[.C271]/[.D271]" office:value-type="float" office:value="2.1534506380948" calcext:value-type="float">
            <text:p>2,1534506380948</text:p>
          </table:table-cell>
          <table:table-cell table:formula="of:=[.C271]/[.B271]" office:value-type="float" office:value="51867.8426966292" calcext:value-type="float">
            <text:p>51867,8426966292</text:p>
          </table:table-cell>
          <table:table-cell table:formula="of:=[.D271]/[.B271]" office:value-type="float" office:value="24085.9213483146" calcext:value-type="float">
            <text:p>24085,9213483146</text:p>
          </table:table-cell>
        </table:table-row>
        <table:table-row table:style-name="ro1">
          <table:table-cell office:value-type="string" calcext:value-type="string">
            <text:p>/home/andreasbehnke/.m2/repository/org/hamcrest/hamcrest-core/1.3/hamcrest-core-1.3.jar</text:p>
          </table:table-cell>
          <table:table-cell office:value-type="float" office:value="45" calcext:value-type="float">
            <text:p>45</text:p>
          </table:table-cell>
          <table:table-cell office:value-type="float" office:value="2563598" calcext:value-type="float">
            <text:p>2563598</text:p>
          </table:table-cell>
          <table:table-cell office:value-type="float" office:value="1576302" calcext:value-type="float">
            <text:p>1576302</text:p>
          </table:table-cell>
          <table:table-cell table:formula="of:=[.C272]/[.D272]" office:value-type="float" office:value="1.62633683139398" calcext:value-type="float">
            <text:p>1,62633683139398</text:p>
          </table:table-cell>
          <table:table-cell table:formula="of:=[.C272]/[.B272]" office:value-type="float" office:value="56968.8444444444" calcext:value-type="float">
            <text:p>56968,8444444444</text:p>
          </table:table-cell>
          <table:table-cell table:formula="of:=[.D272]/[.B272]" office:value-type="float" office:value="35028.9333333333" calcext:value-type="float">
            <text:p>35028,9333333333</text:p>
          </table:table-cell>
        </table:table-row>
        <table:table-row table:style-name="ro1">
          <table:table-cell office:value-type="string" calcext:value-type="string">
            <text:p>/home/andreasbehnke/.m2/repository/org/jdom/jdom/1.1.3/jdom-1.1.3.jar</text:p>
          </table:table-cell>
          <table:table-cell office:value-type="float" office:value="73" calcext:value-type="float">
            <text:p>73</text:p>
          </table:table-cell>
          <table:table-cell office:value-type="float" office:value="6327313" calcext:value-type="float">
            <text:p>6327313</text:p>
          </table:table-cell>
          <table:table-cell office:value-type="float" office:value="2064687" calcext:value-type="float">
            <text:p>2064687</text:p>
          </table:table-cell>
          <table:table-cell table:formula="of:=[.C273]/[.D273]" office:value-type="float" office:value="3.06453859592277" calcext:value-type="float">
            <text:p>3,06453859592277</text:p>
          </table:table-cell>
          <table:table-cell table:formula="of:=[.C273]/[.B273]" office:value-type="float" office:value="86675.5205479452" calcext:value-type="float">
            <text:p>86675,5205479452</text:p>
          </table:table-cell>
          <table:table-cell table:formula="of:=[.D273]/[.B273]" office:value-type="float" office:value="28283.3835616438" calcext:value-type="float">
            <text:p>28283,3835616438</text:p>
          </table:table-cell>
        </table:table-row>
        <table:table-row table:style-name="ro1">
          <table:table-cell office:value-type="string" calcext:value-type="string">
            <text:p>/home/andreasbehnke/.m2/repository/org/jdom/jdom/1.1/jdom-1.1.jar</text:p>
          </table:table-cell>
          <table:table-cell office:value-type="float" office:value="76" calcext:value-type="float">
            <text:p>76</text:p>
          </table:table-cell>
          <table:table-cell office:value-type="float" office:value="6852059" calcext:value-type="float">
            <text:p>6852059</text:p>
          </table:table-cell>
          <table:table-cell office:value-type="float" office:value="1907855" calcext:value-type="float">
            <text:p>1907855</text:p>
          </table:table-cell>
          <table:table-cell table:formula="of:=[.C274]/[.D274]" office:value-type="float" office:value="3.5914988298377" calcext:value-type="float">
            <text:p>3,5914988298377</text:p>
          </table:table-cell>
          <table:table-cell table:formula="of:=[.C274]/[.B274]" office:value-type="float" office:value="90158.6710526316" calcext:value-type="float">
            <text:p>90158,6710526316</text:p>
          </table:table-cell>
          <table:table-cell table:formula="of:=[.D274]/[.B274]" office:value-type="float" office:value="25103.3552631579" calcext:value-type="float">
            <text:p>25103,3552631579</text:p>
          </table:table-cell>
        </table:table-row>
        <table:table-row table:style-name="ro1">
          <table:table-cell office:value-type="string" calcext:value-type="string">
            <text:p>/home/andreasbehnke/.m2/repository/org/beanshell/bsh/2.0b4/bsh-2.0b4.jar</text:p>
          </table:table-cell>
          <table:table-cell office:value-type="float" office:value="158" calcext:value-type="float">
            <text:p>158</text:p>
          </table:table-cell>
          <table:table-cell office:value-type="float" office:value="10537593" calcext:value-type="float">
            <text:p>10537593</text:p>
          </table:table-cell>
          <table:table-cell office:value-type="float" office:value="4141458" calcext:value-type="float">
            <text:p>4141458</text:p>
          </table:table-cell>
          <table:table-cell table:formula="of:=[.C275]/[.D275]" office:value-type="float" office:value="2.54441624181629" calcext:value-type="float">
            <text:p>2,54441624181629</text:p>
          </table:table-cell>
          <table:table-cell table:formula="of:=[.C275]/[.B275]" office:value-type="float" office:value="66693.6265822785" calcext:value-type="float">
            <text:p>66693,6265822785</text:p>
          </table:table-cell>
          <table:table-cell table:formula="of:=[.D275]/[.B275]" office:value-type="float" office:value="26211.7594936709" calcext:value-type="float">
            <text:p>26211,7594936709</text:p>
          </table:table-cell>
        </table:table-row>
        <table:table-row table:style-name="ro1">
          <table:table-cell office:value-type="string" calcext:value-type="string">
            <text:p>/home/andreasbehnke/.m2/repository/org/freemarker/freemarker/2.3.19/freemarker-2.3.19.jar</text:p>
          </table:table-cell>
          <table:table-cell office:value-type="float" office:value="668" calcext:value-type="float">
            <text:p>668</text:p>
          </table:table-cell>
          <table:table-cell office:value-type="float" office:value="40686896" calcext:value-type="float">
            <text:p>40686896</text:p>
          </table:table-cell>
          <table:table-cell office:value-type="float" office:value="16735091" calcext:value-type="float">
            <text:p>16735091</text:p>
          </table:table-cell>
          <table:table-cell table:formula="of:=[.C276]/[.D276]" office:value-type="float" office:value="2.43123243249768" calcext:value-type="float">
            <text:p>2,43123243249768</text:p>
          </table:table-cell>
          <table:table-cell table:formula="of:=[.C276]/[.B276]" office:value-type="float" office:value="60908.5269461078" calcext:value-type="float">
            <text:p>60908,5269461078</text:p>
          </table:table-cell>
          <table:table-cell table:formula="of:=[.D276]/[.B276]" office:value-type="float" office:value="25052.5314371257" calcext:value-type="float">
            <text:p>25052,5314371257</text:p>
          </table:table-cell>
        </table:table-row>
        <table:table-row table:style-name="ro1">
          <table:table-cell office:value-type="string" calcext:value-type="string">
            <text:p>/home/andreasbehnke/.m2/repository/org/sample/test/1.0/test-1.0.jar</text:p>
          </table:table-cell>
          <table:table-cell office:value-type="float" office:value="6" calcext:value-type="float">
            <text:p>6</text:p>
          </table:table-cell>
          <table:table-cell office:value-type="float" office:value="872629" calcext:value-type="float">
            <text:p>872629</text:p>
          </table:table-cell>
          <table:table-cell office:value-type="float" office:value="718958" calcext:value-type="float">
            <text:p>718958</text:p>
          </table:table-cell>
          <table:table-cell table:formula="of:=[.C277]/[.D277]" office:value-type="float" office:value="1.21374127556825" calcext:value-type="float">
            <text:p>1,21374127556825</text:p>
          </table:table-cell>
          <table:table-cell table:formula="of:=[.C277]/[.B277]" office:value-type="float" office:value="145438.166666667" calcext:value-type="float">
            <text:p>145438,166666667</text:p>
          </table:table-cell>
          <table:table-cell table:formula="of:=[.D277]/[.B277]" office:value-type="float" office:value="119826.333333333" calcext:value-type="float">
            <text:p>119826,333333333</text:p>
          </table:table-cell>
        </table:table-row>
        <table:table-row table:style-name="ro1">
          <table:table-cell office:value-type="string" calcext:value-type="string">
            <text:p>/home/andreasbehnke/.m2/repository/org/ow2/asm/asm-tree/4.1/asm-tree-4.1.jar</text:p>
          </table:table-cell>
          <table:table-cell office:value-type="float" office:value="27" calcext:value-type="float">
            <text:p>27</text:p>
          </table:table-cell>
          <table:table-cell office:value-type="float" office:value="1578755" calcext:value-type="float">
            <text:p>1578755</text:p>
          </table:table-cell>
          <table:table-cell office:value-type="float" office:value="1328594" calcext:value-type="float">
            <text:p>1328594</text:p>
          </table:table-cell>
          <table:table-cell table:formula="of:=[.C278]/[.D278]" office:value-type="float" office:value="1.18829002690062" calcext:value-type="float">
            <text:p>1,18829002690062</text:p>
          </table:table-cell>
          <table:table-cell table:formula="of:=[.C278]/[.B278]" office:value-type="float" office:value="58472.4074074074" calcext:value-type="float">
            <text:p>58472,4074074074</text:p>
          </table:table-cell>
          <table:table-cell table:formula="of:=[.D278]/[.B278]" office:value-type="float" office:value="49207.1851851852" calcext:value-type="float">
            <text:p>49207,1851851852</text:p>
          </table:table-cell>
        </table:table-row>
        <table:table-row table:style-name="ro1">
          <table:table-cell office:value-type="string" calcext:value-type="string">
            <text:p>/home/andreasbehnke/.m2/repository/org/ow2/asm/asm-tree/5.1/asm-tree-5.1.jar</text:p>
          </table:table-cell>
          <table:table-cell office:value-type="float" office:value="30" calcext:value-type="float">
            <text:p>30</text:p>
          </table:table-cell>
          <table:table-cell office:value-type="float" office:value="1724404" calcext:value-type="float">
            <text:p>1724404</text:p>
          </table:table-cell>
          <table:table-cell office:value-type="float" office:value="1083202" calcext:value-type="float">
            <text:p>1083202</text:p>
          </table:table-cell>
          <table:table-cell table:formula="of:=[.C279]/[.D279]" office:value-type="float" office:value="1.59195053184909" calcext:value-type="float">
            <text:p>1,59195053184909</text:p>
          </table:table-cell>
          <table:table-cell table:formula="of:=[.C279]/[.B279]" office:value-type="float" office:value="57480.1333333333" calcext:value-type="float">
            <text:p>57480,1333333333</text:p>
          </table:table-cell>
          <table:table-cell table:formula="of:=[.D279]/[.B279]" office:value-type="float" office:value="36106.7333333333" calcext:value-type="float">
            <text:p>36106,7333333333</text:p>
          </table:table-cell>
        </table:table-row>
        <table:table-row table:style-name="ro1">
          <table:table-cell office:value-type="string" calcext:value-type="string">
            <text:p>/home/andreasbehnke/.m2/repository/org/ow2/asm/asm-commons/5.1/asm-commons-5.1.jar</text:p>
          </table:table-cell>
          <table:table-cell office:value-type="float" office:value="27" calcext:value-type="float">
            <text:p>27</text:p>
          </table:table-cell>
          <table:table-cell office:value-type="float" office:value="2434878" calcext:value-type="float">
            <text:p>2434878</text:p>
          </table:table-cell>
          <table:table-cell office:value-type="float" office:value="1227353" calcext:value-type="float">
            <text:p>1227353</text:p>
          </table:table-cell>
          <table:table-cell table:formula="of:=[.C280]/[.D280]" office:value-type="float" office:value="1.9838449085145" calcext:value-type="float">
            <text:p>1,9838449085145</text:p>
          </table:table-cell>
          <table:table-cell table:formula="of:=[.C280]/[.B280]" office:value-type="float" office:value="90180.6666666667" calcext:value-type="float">
            <text:p>90180,6666666667</text:p>
          </table:table-cell>
          <table:table-cell table:formula="of:=[.D280]/[.B280]" office:value-type="float" office:value="45457.5185185185" calcext:value-type="float">
            <text:p>45457,5185185185</text:p>
          </table:table-cell>
        </table:table-row>
        <table:table-row table:style-name="ro1">
          <table:table-cell office:value-type="string" calcext:value-type="string">
            <text:p>/home/andreasbehnke/.m2/repository/org/ow2/asm/asm-analysis/4.1/asm-analysis-4.1.jar</text:p>
          </table:table-cell>
          <table:table-cell office:value-type="float" office:value="13" calcext:value-type="float">
            <text:p>13</text:p>
          </table:table-cell>
          <table:table-cell office:value-type="float" office:value="1185615" calcext:value-type="float">
            <text:p>1185615</text:p>
          </table:table-cell>
          <table:table-cell office:value-type="float" office:value="661469" calcext:value-type="float">
            <text:p>661469</text:p>
          </table:table-cell>
          <table:table-cell table:formula="of:=[.C281]/[.D281]" office:value-type="float" office:value="1.79239692260711" calcext:value-type="float">
            <text:p>1,79239692260711</text:p>
          </table:table-cell>
          <table:table-cell table:formula="of:=[.C281]/[.B281]" office:value-type="float" office:value="91201.1538461539" calcext:value-type="float">
            <text:p>91201,1538461539</text:p>
          </table:table-cell>
          <table:table-cell table:formula="of:=[.D281]/[.B281]" office:value-type="float" office:value="50882.2307692308" calcext:value-type="float">
            <text:p>50882,2307692308</text:p>
          </table:table-cell>
        </table:table-row>
        <table:table-row table:style-name="ro1">
          <table:table-cell office:value-type="string" calcext:value-type="string">
            <text:p>/home/andreasbehnke/.m2/repository/org/ow2/asm/asm-analysis/5.0.4/asm-analysis-5.0.4.jar</text:p>
          </table:table-cell>
          <table:table-cell office:value-type="float" office:value="13" calcext:value-type="float">
            <text:p>13</text:p>
          </table:table-cell>
          <table:table-cell office:value-type="float" office:value="1058992" calcext:value-type="float">
            <text:p>1058992</text:p>
          </table:table-cell>
          <table:table-cell office:value-type="float" office:value="597282" calcext:value-type="float">
            <text:p>597282</text:p>
          </table:table-cell>
          <table:table-cell table:formula="of:=[.C282]/[.D282]" office:value-type="float" office:value="1.77301844020078" calcext:value-type="float">
            <text:p>1,77301844020078</text:p>
          </table:table-cell>
          <table:table-cell table:formula="of:=[.C282]/[.B282]" office:value-type="float" office:value="81460.9230769231" calcext:value-type="float">
            <text:p>81460,9230769231</text:p>
          </table:table-cell>
          <table:table-cell table:formula="of:=[.D282]/[.B282]" office:value-type="float" office:value="45944.7692307692" calcext:value-type="float">
            <text:p>45944,7692307692</text:p>
          </table:table-cell>
        </table:table-row>
        <table:table-row table:style-name="ro1">
          <table:table-cell office:value-type="string" calcext:value-type="string">
            <text:p>/home/andreasbehnke/.m2/repository/org/ow2/asm/asm-util/4.1/asm-util-4.1.jar</text:p>
          </table:table-cell>
          <table:table-cell office:value-type="float" office:value="16" calcext:value-type="float">
            <text:p>16</text:p>
          </table:table-cell>
          <table:table-cell office:value-type="float" office:value="1650816" calcext:value-type="float">
            <text:p>1650816</text:p>
          </table:table-cell>
          <table:table-cell office:value-type="float" office:value="837265" calcext:value-type="float">
            <text:p>837265</text:p>
          </table:table-cell>
          <table:table-cell table:formula="of:=[.C283]/[.D283]" office:value-type="float" office:value="1.97167682872209" calcext:value-type="float">
            <text:p>1,97167682872209</text:p>
          </table:table-cell>
          <table:table-cell table:formula="of:=[.C283]/[.B283]" office:value-type="float" office:value="103176" calcext:value-type="float">
            <text:p>103176</text:p>
          </table:table-cell>
          <table:table-cell table:formula="of:=[.D283]/[.B283]" office:value-type="float" office:value="52329.0625" calcext:value-type="float">
            <text:p>52329,0625</text:p>
          </table:table-cell>
        </table:table-row>
        <table:table-row table:style-name="ro1">
          <table:table-cell office:value-type="string" calcext:value-type="string">
            <text:p>/home/andreasbehnke/.m2/repository/org/ow2/asm/asm-util/5.0.4/asm-util-5.0.4.jar</text:p>
          </table:table-cell>
          <table:table-cell office:value-type="float" office:value="16" calcext:value-type="float">
            <text:p>16</text:p>
          </table:table-cell>
          <table:table-cell office:value-type="float" office:value="1778391" calcext:value-type="float">
            <text:p>1778391</text:p>
          </table:table-cell>
          <table:table-cell office:value-type="float" office:value="1012484" calcext:value-type="float">
            <text:p>1012484</text:p>
          </table:table-cell>
          <table:table-cell table:formula="of:=[.C284]/[.D284]" office:value-type="float" office:value="1.75646331201283" calcext:value-type="float">
            <text:p>1,75646331201283</text:p>
          </table:table-cell>
          <table:table-cell table:formula="of:=[.C284]/[.B284]" office:value-type="float" office:value="111149.4375" calcext:value-type="float">
            <text:p>111149,4375</text:p>
          </table:table-cell>
          <table:table-cell table:formula="of:=[.D284]/[.B284]" office:value-type="float" office:value="63280.25" calcext:value-type="float">
            <text:p>63280,25</text:p>
          </table:table-cell>
        </table:table-row>
        <table:table-row table:style-name="ro1">
          <table:table-cell office:value-type="string" calcext:value-type="string">
            <text:p>/home/andreasbehnke/.m2/repository/org/ow2/asm/asm/4.1/asm-4.1.jar</text:p>
          </table:table-cell>
          <table:table-cell office:value-type="float" office:value="23" calcext:value-type="float">
            <text:p>23</text:p>
          </table:table-cell>
          <table:table-cell office:value-type="float" office:value="2297566" calcext:value-type="float">
            <text:p>2297566</text:p>
          </table:table-cell>
          <table:table-cell office:value-type="float" office:value="850728" calcext:value-type="float">
            <text:p>850728</text:p>
          </table:table-cell>
          <table:table-cell table:formula="of:=[.C285]/[.D285]" office:value-type="float" office:value="2.70070574848835" calcext:value-type="float">
            <text:p>2,70070574848835</text:p>
          </table:table-cell>
          <table:table-cell table:formula="of:=[.C285]/[.B285]" office:value-type="float" office:value="99894.1739130435" calcext:value-type="float">
            <text:p>99894,1739130435</text:p>
          </table:table-cell>
          <table:table-cell table:formula="of:=[.D285]/[.B285]" office:value-type="float" office:value="36988.1739130435" calcext:value-type="float">
            <text:p>36988,1739130435</text:p>
          </table:table-cell>
        </table:table-row>
        <table:table-row table:style-name="ro1">
          <table:table-cell office:value-type="string" calcext:value-type="string">
            <text:p>/home/andreasbehnke/.m2/repository/org/ow2/asm/asm/5.1/asm-5.1.jar</text:p>
          </table:table-cell>
          <table:table-cell office:value-type="float" office:value="25" calcext:value-type="float">
            <text:p>25</text:p>
          </table:table-cell>
          <table:table-cell office:value-type="float" office:value="2194005" calcext:value-type="float">
            <text:p>2194005</text:p>
          </table:table-cell>
          <table:table-cell office:value-type="float" office:value="1024970" calcext:value-type="float">
            <text:p>1024970</text:p>
          </table:table-cell>
          <table:table-cell table:formula="of:=[.C286]/[.D286]" office:value-type="float" office:value="2.14055533332683" calcext:value-type="float">
            <text:p>2,14055533332683</text:p>
          </table:table-cell>
          <table:table-cell table:formula="of:=[.C286]/[.B286]" office:value-type="float" office:value="87760.2" calcext:value-type="float">
            <text:p>87760,2</text:p>
          </table:table-cell>
          <table:table-cell table:formula="of:=[.D286]/[.B286]" office:value-type="float" office:value="40998.8" calcext:value-type="float">
            <text:p>40998,8</text:p>
          </table:table-cell>
        </table:table-row>
        <table:table-row table:style-name="ro1">
          <table:table-cell office:value-type="string" calcext:value-type="string">
            <text:p>/home/andreasbehnke/.m2/repository/org/tinyjee/jgraphx/jgraphx/3.4.1.3/jgraphx-3.4.1.3.jar</text:p>
          </table:table-cell>
          <table:table-cell office:value-type="float" office:value="418" calcext:value-type="float">
            <text:p>418</text:p>
          </table:table-cell>
          <table:table-cell office:value-type="float" office:value="152907219" calcext:value-type="float">
            <text:p>152907219</text:p>
          </table:table-cell>
          <table:table-cell office:value-type="float" office:value="15910215" calcext:value-type="float">
            <text:p>15910215</text:p>
          </table:table-cell>
          <table:table-cell table:formula="of:=[.C287]/[.D287]" office:value-type="float" office:value="9.61063184878394" calcext:value-type="float">
            <text:p>9,61063184878394</text:p>
          </table:table-cell>
          <table:table-cell table:formula="of:=[.C287]/[.B287]" office:value-type="float" office:value="365806.744019139" calcext:value-type="float">
            <text:p>365806,744019139</text:p>
          </table:table-cell>
          <table:table-cell table:formula="of:=[.D287]/[.B287]" office:value-type="float" office:value="38062.7153110048" calcext:value-type="float">
            <text:p>38062,7153110048</text:p>
          </table:table-cell>
        </table:table-row>
        <table:table-row table:style-name="ro1">
          <table:table-cell office:value-type="string" calcext:value-type="string">
            <text:p>/home/andreasbehnke/.m2/repository/org/vafer/jdependency/0.7/jdependency-0.7.jar</text:p>
          </table:table-cell>
          <table:table-cell office:value-type="float" office:value="9" calcext:value-type="float">
            <text:p>9</text:p>
          </table:table-cell>
          <table:table-cell office:value-type="float" office:value="1304615" calcext:value-type="float">
            <text:p>1304615</text:p>
          </table:table-cell>
          <table:table-cell office:value-type="float" office:value="914880" calcext:value-type="float">
            <text:p>914880</text:p>
          </table:table-cell>
          <table:table-cell table:formula="of:=[.C288]/[.D288]" office:value-type="float" office:value="1.42599575900665" calcext:value-type="float">
            <text:p>1,42599575900665</text:p>
          </table:table-cell>
          <table:table-cell table:formula="of:=[.C288]/[.B288]" office:value-type="float" office:value="144957.222222222" calcext:value-type="float">
            <text:p>144957,222222222</text:p>
          </table:table-cell>
          <table:table-cell table:formula="of:=[.D288]/[.B288]" office:value-type="float" office:value="101653.333333333" calcext:value-type="float">
            <text:p>101653,333333333</text:p>
          </table:table-cell>
        </table:table-row>
        <table:table-row table:style-name="ro1">
          <table:table-cell office:value-type="string" calcext:value-type="string">
            <text:p>/home/andreasbehnke/.m2/repository/org/vafer/jdependency/1.1/jdependency-1.1.jar</text:p>
          </table:table-cell>
          <table:table-cell office:value-type="float" office:value="20" calcext:value-type="float">
            <text:p>20</text:p>
          </table:table-cell>
          <table:table-cell office:value-type="float" office:value="2551486" calcext:value-type="float">
            <text:p>2551486</text:p>
          </table:table-cell>
          <table:table-cell office:value-type="float" office:value="1554239" calcext:value-type="float">
            <text:p>1554239</text:p>
          </table:table-cell>
          <table:table-cell table:formula="of:=[.C289]/[.D289]" office:value-type="float" office:value="1.64163040561973" calcext:value-type="float">
            <text:p>1,64163040561973</text:p>
          </table:table-cell>
          <table:table-cell table:formula="of:=[.C289]/[.B289]" office:value-type="float" office:value="127574.3" calcext:value-type="float">
            <text:p>127574,3</text:p>
          </table:table-cell>
          <table:table-cell table:formula="of:=[.D289]/[.B289]" office:value-type="float" office:value="77711.95" calcext:value-type="float">
            <text:p>77711,95</text:p>
          </table:table-cell>
        </table:table-row>
        <table:table-row table:style-name="ro1">
          <table:table-cell office:value-type="string" calcext:value-type="string">
            <text:p>/home/andreasbehnke/.m2/repository/org/objenesis/objenesis/2.5/objenesis-2.5.jar</text:p>
          </table:table-cell>
          <table:table-cell office:value-type="float" office:value="43" calcext:value-type="float">
            <text:p>43</text:p>
          </table:table-cell>
          <table:table-cell office:value-type="float" office:value="3729741" calcext:value-type="float">
            <text:p>3729741</text:p>
          </table:table-cell>
          <table:table-cell office:value-type="float" office:value="2200304" calcext:value-type="float">
            <text:p>2200304</text:p>
          </table:table-cell>
          <table:table-cell table:formula="of:=[.C290]/[.D290]" office:value-type="float" office:value="1.6951025858245" calcext:value-type="float">
            <text:p>1,6951025858245</text:p>
          </table:table-cell>
          <table:table-cell table:formula="of:=[.C290]/[.B290]" office:value-type="float" office:value="86738.1627906977" calcext:value-type="float">
            <text:p>86738,1627906977</text:p>
          </table:table-cell>
          <table:table-cell table:formula="of:=[.D290]/[.B290]" office:value-type="float" office:value="51169.8604651163" calcext:value-type="float">
            <text:p>51169,8604651163</text:p>
          </table:table-cell>
        </table:table-row>
        <table:table-row table:style-name="ro1">
          <table:table-cell office:value-type="string" calcext:value-type="string">
            <text:p>/home/andreasbehnke/.m2/repository/oro/oro/2.0.8/oro-2.0.8.jar</text:p>
          </table:table-cell>
          <table:table-cell office:value-type="float" office:value="62" calcext:value-type="float">
            <text:p>62</text:p>
          </table:table-cell>
          <table:table-cell office:value-type="float" office:value="3728761" calcext:value-type="float">
            <text:p>3728761</text:p>
          </table:table-cell>
          <table:table-cell office:value-type="float" office:value="2548475" calcext:value-type="float">
            <text:p>2548475</text:p>
          </table:table-cell>
          <table:table-cell table:formula="of:=[.C291]/[.D291]" office:value-type="float" office:value="1.46313422733203" calcext:value-type="float">
            <text:p>1,46313422733203</text:p>
          </table:table-cell>
          <table:table-cell table:formula="of:=[.C291]/[.B291]" office:value-type="float" office:value="60141.3064516129" calcext:value-type="float">
            <text:p>60141,3064516129</text:p>
          </table:table-cell>
          <table:table-cell table:formula="of:=[.D291]/[.B291]" office:value-type="float" office:value="41104.435483871" calcext:value-type="float">
            <text:p>41104,435483871</text:p>
          </table:table-cell>
        </table:table-row>
        <table:table-row table:style-name="ro1">
          <table:table-cell office:value-type="string" calcext:value-type="string">
            <text:p>/home/andreasbehnke/.m2/repository/net/sourceforge/jchardet/jchardet/1.0/jchardet-1.0.jar</text:p>
          </table:table-cell>
          <table:table-cell office:value-type="float" office:value="29" calcext:value-type="float">
            <text:p>29</text:p>
          </table:table-cell>
          <table:table-cell office:value-type="float" office:value="1798129" calcext:value-type="float">
            <text:p>1798129</text:p>
          </table:table-cell>
          <table:table-cell office:value-type="float" office:value="1432689" calcext:value-type="float">
            <text:p>1432689</text:p>
          </table:table-cell>
          <table:table-cell table:formula="of:=[.C292]/[.D292]" office:value-type="float" office:value="1.25507280365802" calcext:value-type="float">
            <text:p>1,25507280365802</text:p>
          </table:table-cell>
          <table:table-cell table:formula="of:=[.C292]/[.B292]" office:value-type="float" office:value="62004.4482758621" calcext:value-type="float">
            <text:p>62004,4482758621</text:p>
          </table:table-cell>
          <table:table-cell table:formula="of:=[.D292]/[.B292]" office:value-type="float" office:value="49403.0689655172" calcext:value-type="float">
            <text:p>49403,0689655172</text:p>
          </table:table-cell>
        </table:table-row>
        <table:table-row table:style-name="ro1">
          <table:table-cell office:value-type="string" calcext:value-type="string">
            <text:p>/home/andreasbehnke/.m2/repository/net/sf/jopt-simple/jopt-simple/4.6/jopt-simple-4.6.jar</text:p>
          </table:table-cell>
          <table:table-cell office:value-type="float" office:value="48" calcext:value-type="float">
            <text:p>48</text:p>
          </table:table-cell>
          <table:table-cell office:value-type="float" office:value="3438118" calcext:value-type="float">
            <text:p>3438118</text:p>
          </table:table-cell>
          <table:table-cell office:value-type="float" office:value="2240557" calcext:value-type="float">
            <text:p>2240557</text:p>
          </table:table-cell>
          <table:table-cell table:formula="of:=[.C293]/[.D293]" office:value-type="float" office:value="1.53449253913201" calcext:value-type="float">
            <text:p>1,53449253913201</text:p>
          </table:table-cell>
          <table:table-cell table:formula="of:=[.C293]/[.B293]" office:value-type="float" office:value="71627.4583333333" calcext:value-type="float">
            <text:p>71627,4583333333</text:p>
          </table:table-cell>
          <table:table-cell table:formula="of:=[.D293]/[.B293]" office:value-type="float" office:value="46678.2708333333" calcext:value-type="float">
            <text:p>46678,2708333333</text:p>
          </table:table-cell>
        </table:table-row>
        <table:table-row table:style-name="ro1">
          <table:table-cell office:value-type="string" calcext:value-type="string">
            <text:p>/home/andreasbehnke/.m2/repository/net/bytebuddy/byte-buddy/1.6.9/byte-buddy-1.6.9.jar</text:p>
          </table:table-cell>
          <table:table-cell office:value-type="float" office:value="1894" calcext:value-type="float">
            <text:p>1894</text:p>
          </table:table-cell>
          <table:table-cell office:value-type="float" office:value="124454597" calcext:value-type="float">
            <text:p>124454597</text:p>
          </table:table-cell>
          <table:table-cell office:value-type="float" office:value="59260097" calcext:value-type="float">
            <text:p>59260097</text:p>
          </table:table-cell>
          <table:table-cell table:formula="of:=[.C294]/[.D294]" office:value-type="float" office:value="2.10014163493522" calcext:value-type="float">
            <text:p>2,10014163493522</text:p>
          </table:table-cell>
          <table:table-cell table:formula="of:=[.C294]/[.B294]" office:value-type="float" office:value="65709.924498416" calcext:value-type="float">
            <text:p>65709,924498416</text:p>
          </table:table-cell>
          <table:table-cell table:formula="of:=[.D294]/[.B294]" office:value-type="float" office:value="31288.3299894403" calcext:value-type="float">
            <text:p>31288,3299894403</text:p>
          </table:table-cell>
        </table:table-row>
        <table:table-row table:style-name="ro1">
          <table:table-cell office:value-type="string" calcext:value-type="string">
            <text:p>/home/andreasbehnke/.m2/repository/net/bytebuddy/byte-buddy-agent/1.6.9/byte-buddy-agent-1.6.9.jar</text:p>
          </table:table-cell>
          <table:table-cell office:value-type="float" office:value="21" calcext:value-type="float">
            <text:p>21</text:p>
          </table:table-cell>
          <table:table-cell office:value-type="float" office:value="1695783" calcext:value-type="float">
            <text:p>1695783</text:p>
          </table:table-cell>
          <table:table-cell office:value-type="float" office:value="823512" calcext:value-type="float">
            <text:p>823512</text:p>
          </table:table-cell>
          <table:table-cell table:formula="of:=[.C295]/[.D295]" office:value-type="float" office:value="2.05920860898202" calcext:value-type="float">
            <text:p>2,05920860898202</text:p>
          </table:table-cell>
          <table:table-cell table:formula="of:=[.C295]/[.B295]" office:value-type="float" office:value="80751.5714285714" calcext:value-type="float">
            <text:p>80751,5714285714</text:p>
          </table:table-cell>
          <table:table-cell table:formula="of:=[.D295]/[.B295]" office:value-type="float" office:value="39214.8571428571" calcext:value-type="float">
            <text:p>39214,8571428571</text:p>
          </table:table-cell>
        </table:table-row>
        <table:table-row table:style-name="ro1">
          <table:table-cell office:value-type="string" calcext:value-type="string">
            <text:p>/home/andreasbehnke/.m2/repository/asm/asm-tree/3.2/asm-tree-3.2.jar</text:p>
          </table:table-cell>
          <table:table-cell office:value-type="float" office:value="28" calcext:value-type="float">
            <text:p>28</text:p>
          </table:table-cell>
          <table:table-cell office:value-type="float" office:value="1570932" calcext:value-type="float">
            <text:p>1570932</text:p>
          </table:table-cell>
          <table:table-cell office:value-type="float" office:value="790291" calcext:value-type="float">
            <text:p>790291</text:p>
          </table:table-cell>
          <table:table-cell table:formula="of:=[.C296]/[.D296]" office:value-type="float" office:value="1.98778930798908" calcext:value-type="float">
            <text:p>1,98778930798908</text:p>
          </table:table-cell>
          <table:table-cell table:formula="of:=[.C296]/[.B296]" office:value-type="float" office:value="56104.7142857143" calcext:value-type="float">
            <text:p>56104,7142857143</text:p>
          </table:table-cell>
          <table:table-cell table:formula="of:=[.D296]/[.B296]" office:value-type="float" office:value="28224.6785714286" calcext:value-type="float">
            <text:p>28224,6785714286</text:p>
          </table:table-cell>
        </table:table-row>
        <table:table-row table:style-name="ro1">
          <table:table-cell office:value-type="string" calcext:value-type="string">
            <text:p>/home/andreasbehnke/.m2/repository/asm/asm-tree/3.3.1/asm-tree-3.3.1.jar</text:p>
          </table:table-cell>
          <table:table-cell office:value-type="float" office:value="27" calcext:value-type="float">
            <text:p>27</text:p>
          </table:table-cell>
          <table:table-cell office:value-type="float" office:value="1521864" calcext:value-type="float">
            <text:p>1521864</text:p>
          </table:table-cell>
          <table:table-cell office:value-type="float" office:value="906212" calcext:value-type="float">
            <text:p>906212</text:p>
          </table:table-cell>
          <table:table-cell table:formula="of:=[.C297]/[.D297]" office:value-type="float" office:value="1.67936862456026" calcext:value-type="float">
            <text:p>1,67936862456026</text:p>
          </table:table-cell>
          <table:table-cell table:formula="of:=[.C297]/[.B297]" office:value-type="float" office:value="56365.3333333333" calcext:value-type="float">
            <text:p>56365,3333333333</text:p>
          </table:table-cell>
          <table:table-cell table:formula="of:=[.D297]/[.B297]" office:value-type="float" office:value="33563.4074074074" calcext:value-type="float">
            <text:p>33563,4074074074</text:p>
          </table:table-cell>
        </table:table-row>
        <table:table-row table:style-name="ro1">
          <table:table-cell office:value-type="string" calcext:value-type="string">
            <text:p>/home/andreasbehnke/.m2/repository/asm/asm-commons/3.2/asm-commons-3.2.jar</text:p>
          </table:table-cell>
          <table:table-cell office:value-type="float" office:value="22" calcext:value-type="float">
            <text:p>22</text:p>
          </table:table-cell>
          <table:table-cell office:value-type="float" office:value="1774961" calcext:value-type="float">
            <text:p>1774961</text:p>
          </table:table-cell>
          <table:table-cell office:value-type="float" office:value="832557" calcext:value-type="float">
            <text:p>832557</text:p>
          </table:table-cell>
          <table:table-cell table:formula="of:=[.C298]/[.D298]" office:value-type="float" office:value="2.13193931466554" calcext:value-type="float">
            <text:p>2,13193931466554</text:p>
          </table:table-cell>
          <table:table-cell table:formula="of:=[.C298]/[.B298]" office:value-type="float" office:value="80680.0454545455" calcext:value-type="float">
            <text:p>80680,0454545455</text:p>
          </table:table-cell>
          <table:table-cell table:formula="of:=[.D298]/[.B298]" office:value-type="float" office:value="37843.5" calcext:value-type="float">
            <text:p>37843,5</text:p>
          </table:table-cell>
        </table:table-row>
        <table:table-row table:style-name="ro1">
          <table:table-cell office:value-type="string" calcext:value-type="string">
            <text:p>/home/andreasbehnke/.m2/repository/asm/asm-commons/3.3.1/asm-commons-3.3.1.jar</text:p>
          </table:table-cell>
          <table:table-cell office:value-type="float" office:value="24" calcext:value-type="float">
            <text:p>24</text:p>
          </table:table-cell>
          <table:table-cell office:value-type="float" office:value="1998937" calcext:value-type="float">
            <text:p>1998937</text:p>
          </table:table-cell>
          <table:table-cell office:value-type="float" office:value="1018612" calcext:value-type="float">
            <text:p>1018612</text:p>
          </table:table-cell>
          <table:table-cell table:formula="of:=[.C299]/[.D299]" office:value-type="float" office:value="1.96241257711474" calcext:value-type="float">
            <text:p>1,96241257711474</text:p>
          </table:table-cell>
          <table:table-cell table:formula="of:=[.C299]/[.B299]" office:value-type="float" office:value="83289.0416666667" calcext:value-type="float">
            <text:p>83289,0416666667</text:p>
          </table:table-cell>
          <table:table-cell table:formula="of:=[.D299]/[.B299]" office:value-type="float" office:value="42442.1666666667" calcext:value-type="float">
            <text:p>42442,1666666667</text:p>
          </table:table-cell>
        </table:table-row>
        <table:table-row table:style-name="ro1">
          <table:table-cell office:value-type="string" calcext:value-type="string">
            <text:p>/home/andreasbehnke/.m2/repository/asm/asm-analysis/3.2/asm-analysis-3.2.jar</text:p>
          </table:table-cell>
          <table:table-cell office:value-type="float" office:value="13" calcext:value-type="float">
            <text:p>13</text:p>
          </table:table-cell>
          <table:table-cell office:value-type="float" office:value="1099266" calcext:value-type="float">
            <text:p>1099266</text:p>
          </table:table-cell>
          <table:table-cell office:value-type="float" office:value="646946" calcext:value-type="float">
            <text:p>646946</text:p>
          </table:table-cell>
          <table:table-cell table:formula="of:=[.C300]/[.D300]" office:value-type="float" office:value="1.69916190841276" calcext:value-type="float">
            <text:p>1,69916190841276</text:p>
          </table:table-cell>
          <table:table-cell table:formula="of:=[.C300]/[.B300]" office:value-type="float" office:value="84558.9230769231" calcext:value-type="float">
            <text:p>84558,9230769231</text:p>
          </table:table-cell>
          <table:table-cell table:formula="of:=[.D300]/[.B300]" office:value-type="float" office:value="49765.0769230769" calcext:value-type="float">
            <text:p>49765,0769230769</text:p>
          </table:table-cell>
        </table:table-row>
        <table:table-row table:style-name="ro1">
          <table:table-cell office:value-type="string" calcext:value-type="string">
            <text:p>/home/andreasbehnke/.m2/repository/asm/asm-util/3.2/asm-util-3.2.jar</text:p>
          </table:table-cell>
          <table:table-cell office:value-type="float" office:value="20" calcext:value-type="float">
            <text:p>20</text:p>
          </table:table-cell>
          <table:table-cell office:value-type="float" office:value="1868434" calcext:value-type="float">
            <text:p>1868434</text:p>
          </table:table-cell>
          <table:table-cell office:value-type="float" office:value="851064" calcext:value-type="float">
            <text:p>851064</text:p>
          </table:table-cell>
          <table:table-cell table:formula="of:=[.C301]/[.D301]" office:value-type="float" office:value="2.1954095109181" calcext:value-type="float">
            <text:p>2,1954095109181</text:p>
          </table:table-cell>
          <table:table-cell table:formula="of:=[.C301]/[.B301]" office:value-type="float" office:value="93421.7" calcext:value-type="float">
            <text:p>93421,7</text:p>
          </table:table-cell>
          <table:table-cell table:formula="of:=[.D301]/[.B301]" office:value-type="float" office:value="42553.2" calcext:value-type="float">
            <text:p>42553,2</text:p>
          </table:table-cell>
        </table:table-row>
        <table:table-row table:style-name="ro1">
          <table:table-cell office:value-type="string" calcext:value-type="string">
            <text:p>/home/andreasbehnke/.m2/repository/asm/asm/3.2/asm-3.2.jar</text:p>
          </table:table-cell>
          <table:table-cell office:value-type="float" office:value="23" calcext:value-type="float">
            <text:p>23</text:p>
          </table:table-cell>
          <table:table-cell office:value-type="float" office:value="2210954" calcext:value-type="float">
            <text:p>2210954</text:p>
          </table:table-cell>
          <table:table-cell office:value-type="float" office:value="928638" calcext:value-type="float">
            <text:p>928638</text:p>
          </table:table-cell>
          <table:table-cell table:formula="of:=[.C302]/[.D302]" office:value-type="float" office:value="2.3808566955046" calcext:value-type="float">
            <text:p>2,3808566955046</text:p>
          </table:table-cell>
          <table:table-cell table:formula="of:=[.C302]/[.B302]" office:value-type="float" office:value="96128.4347826087" calcext:value-type="float">
            <text:p>96128,4347826087</text:p>
          </table:table-cell>
          <table:table-cell table:formula="of:=[.D302]/[.B302]" office:value-type="float" office:value="40375.5652173913" calcext:value-type="float">
            <text:p>40375,5652173913</text:p>
          </table:table-cell>
        </table:table-row>
        <table:table-row table:style-name="ro1">
          <table:table-cell office:value-type="string" calcext:value-type="string">
            <text:p>/home/andreasbehnke/.m2/repository/asm/asm/3.3.1/asm-3.3.1.jar</text:p>
          </table:table-cell>
          <table:table-cell office:value-type="float" office:value="23" calcext:value-type="float">
            <text:p>23</text:p>
          </table:table-cell>
          <table:table-cell office:value-type="float" office:value="2096112" calcext:value-type="float">
            <text:p>2096112</text:p>
          </table:table-cell>
          <table:table-cell office:value-type="float" office:value="958289" calcext:value-type="float">
            <text:p>958289</text:p>
          </table:table-cell>
          <table:table-cell table:formula="of:=[.C303]/[.D303]" office:value-type="float" office:value="2.18734849299115" calcext:value-type="float">
            <text:p>2,18734849299115</text:p>
          </table:table-cell>
          <table:table-cell table:formula="of:=[.C303]/[.B303]" office:value-type="float" office:value="91135.3043478261" calcext:value-type="float">
            <text:p>91135,3043478261</text:p>
          </table:table-cell>
          <table:table-cell table:formula="of:=[.D303]/[.B303]" office:value-type="float" office:value="41664.7391304348" calcext:value-type="float">
            <text:p>41664,7391304348</text:p>
          </table:table-cell>
        </table:table-row>
        <table:table-row table:style-name="ro1">
          <table:table-cell table:number-columns-repeated="4"/>
          <table:table-cell table:formula="of:=AVERAGE([.E2:.E303])" office:value-type="float" office:value="2.06067756314356" calcext:value-type="float">
            <text:p>2,06067756314356</text:p>
          </table:table-cell>
          <table:table-cell table:formula="of:=AVERAGE([.F2:.F303])" office:value-type="float" office:value="111304.74047422" calcext:value-type="float">
            <text:p>111304,74047422</text:p>
          </table:table-cell>
          <table:table-cell table:formula="of:=AVERAGE([.G2:.G303])" office:value-type="float" office:value="67790.3802627652" calcext:value-type="float">
            <text:p>67790,3802627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4T20:21:48.539231968</dc:date>
    <meta:editing-duration>PT4M19S</meta:editing-duration>
    <meta:editing-cycles>1</meta:editing-cycles>
    <meta:document-statistic meta:table-count="1" meta:cell-count="2121" meta:object-count="0"/>
    <meta:generator>LibreOffice/5.2.2.2$Linux_X86_64 LibreOffice_project/20m0$Build-2</meta:generator>
  </office:meta>
</office:document-meta>
</file>